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84in"/>
    </style:style>
    <style:style style:name="co2" style:family="table-column">
      <style:table-column-properties fo:break-before="auto" style:column-width="1.8047in"/>
    </style:style>
    <style:style style:name="co3" style:family="table-column">
      <style:table-column-properties fo:break-before="auto" style:column-width="3.5528in"/>
    </style:style>
    <style:style style:name="co4" style:family="table-column">
      <style:table-column-properties fo:break-before="auto" style:column-width="1.2811in"/>
    </style:style>
    <style:style style:name="co5" style:family="table-column">
      <style:table-column-properties fo:break-before="auto" style:column-width="0.7492in"/>
    </style:style>
    <style:style style:name="co6" style:family="table-column">
      <style:table-column-properties fo:break-before="auto" style:column-width="1.3772in"/>
    </style:style>
    <style:style style:name="co7" style:family="table-column">
      <style:table-column-properties fo:break-before="auto" style:column-width="1.752in"/>
    </style:style>
    <style:style style:name="co8" style:family="table-column">
      <style:table-column-properties fo:break-before="auto" style:column-width="1.6126in"/>
    </style:style>
    <style:style style:name="co9" style:family="table-column">
      <style:table-column-properties fo:break-before="auto" style:column-width="1.1256in"/>
    </style:style>
    <style:style style:name="co10" style:family="table-column">
      <style:table-column-properties fo:break-before="auto" style:column-width="1.1547in"/>
    </style:style>
    <style:style style:name="co11" style:family="table-column">
      <style:table-column-properties fo:break-before="auto" style:column-width="0.3992in"/>
    </style:style>
    <style:style style:name="co12" style:family="table-column">
      <style:table-column-properties fo:break-before="auto" style:column-width="0.9661in"/>
    </style:style>
    <style:style style:name="co13" style:family="table-column">
      <style:table-column-properties fo:break-before="auto" style:column-width="1.0965in"/>
    </style:style>
    <style:style style:name="co14" style:family="table-column">
      <style:table-column-properties fo:break-before="auto" style:column-width="0.9673in"/>
    </style:style>
    <style:style style:name="co15" style:family="table-column">
      <style:table-column-properties fo:break-before="auto" style:column-width="1.4909in"/>
    </style:style>
    <style:style style:name="co16" style:family="table-column">
      <style:table-column-properties fo:break-before="auto" style:column-width="1.2728in"/>
    </style:style>
    <style:style style:name="co17" style:family="table-column">
      <style:table-column-properties fo:break-before="auto" style:column-width="0.6362in"/>
    </style:style>
    <style:style style:name="co18" style:family="table-column">
      <style:table-column-properties fo:break-before="auto" style:column-width="0.6189in"/>
    </style:style>
    <style:style style:name="co19" style:family="table-column">
      <style:table-column-properties fo:break-before="auto" style:column-width="2.1972in"/>
    </style:style>
    <style:style style:name="co20" style:family="table-column">
      <style:table-column-properties fo:break-before="auto" style:column-width="0.6098in"/>
    </style:style>
    <style:style style:name="co21" style:family="table-column">
      <style:table-column-properties fo:break-before="auto" style:column-width="0.802in"/>
    </style:style>
    <style:style style:name="co22" style:family="table-column">
      <style:table-column-properties fo:break-before="auto" style:column-width="0.5492in"/>
    </style:style>
    <style:style style:name="co23" style:family="table-column">
      <style:table-column-properties fo:break-before="auto" style:column-width="0.8925in"/>
    </style:style>
    <style:style style:name="ro1" style:family="table-row">
      <style:table-row-properties style:row-height="0.161in" fo:break-before="auto" style:use-optimal-row-height="true"/>
    </style:style>
    <style:style style:name="ro2" style:family="table-row">
      <style:table-row-properties style:row-height="2.5575in" fo:break-before="auto" style:use-optimal-row-height="true"/>
    </style:style>
    <style:style style:name="ro3" style:family="table-row">
      <style:table-row-properties style:row-height="0.3161in" fo:break-before="auto" style:use-optimal-row-height="true"/>
    </style:style>
    <style:style style:name="ro4" style:family="table-row">
      <style:table-row-properties style:row-height="0.4654in" fo:break-before="auto" style:use-optimal-row-height="true"/>
    </style:style>
    <style:style style:name="ro5" style:family="table-row">
      <style:table-row-properties style:row-height="0.6154in" fo:break-before="auto" style:use-optimal-row-height="true"/>
    </style:style>
    <style:style style:name="ro6" style:family="table-row">
      <style:table-row-properties style:row-height="0.1819in" fo:break-before="auto" style:use-optimal-row-height="true"/>
    </style:style>
    <style:style style:name="ta1" style:family="table" style:master-page-name="Default">
      <style:table-properties table:display="true" style:writing-mode="lr-tb"/>
    </style:style>
    <style:style style:name="T1" style:family="text">
      <style:text-properties fo:font-weight="normal" style:font-weight-asian="normal" style:font-weight-complex="normal"/>
    </style:style>
    <style:style style:name="T2" style:family="text">
      <style:text-properties fo:color="#000000" style:font-name="Helvetica" fo:font-size="10.5pt" fo:font-weight="normal" style:font-name-asian="Helvetica" style:font-size-asian="10.5pt" style:font-weight-asian="normal" style:font-name-complex="Helvetica" style:font-size-complex="6pt" style:font-weight-complex="normal"/>
    </style:style>
    <style:style style:name="T3" style:family="text">
      <style:text-properties fo:font-size="10pt" style:font-size-asian="10pt" style:font-size-complex="10pt"/>
    </style:style>
    <style:style style:name="T4" style:family="text">
      <style:text-properties fo:color="#000000" style:font-name="Arial" fo:font-size="10pt" style:font-name-asian="Times New Roman" style:font-size-asian="10pt" style:font-name-complex="Times New Roman" style:font-size-complex="10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7" table:default-cell-style-name="Default"/>
        <table:table-column table:style-name="co17" table:default-cell-style-name="Default"/>
        <table:table-column table:style-name="co18" table:default-cell-style-name="Default"/>
        <table:table-column table:style-name="co17" table:number-columns-repeated="3"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row table:style-name="ro1">
          <table:table-cell office:value-type="string">
            <text:p>id</text:p>
          </table:table-cell>
          <table:table-cell office:value-type="string">
            <text:p>variablenname</text:p>
          </table:table-cell>
          <table:table-cell office:value-type="string">
            <text:p>wortlaut</text:p>
          </table:table-cell>
          <table:table-cell office:value-type="string">
            <text:p>altwortlautbasedon</text:p>
          </table:table-cell>
          <table:table-cell office:value-type="string">
            <text:p>altwortlaut</text:p>
          </table:table-cell>
          <table:table-cell office:value-type="string">
            <text:p>typ</text:p>
          </table:table-cell>
          <table:table-cell office:value-type="string">
            <text:p>antwortformatanzahl</text:p>
          </table:table-cell>
          <table:table-cell office:value-type="string">
            <text:p>ratinguntererpol</text:p>
          </table:table-cell>
          <table:table-cell office:value-type="string">
            <text:p>ratingobererpol</text:p>
          </table:table-cell>
          <table:table-cell office:value-type="string">
            <text:p>MCalt1</text:p>
          </table:table-cell>
          <table:table-cell office:value-type="string">
            <text:p>MCalt2</text:p>
          </table:table-cell>
          <table:table-cell office:value-type="string">
            <text:p>MCalt3</text:p>
          </table:table-cell>
          <table:table-cell office:value-type="string">
            <text:p>MCalt4</text:p>
          </table:table-cell>
          <table:table-cell office:value-type="string">
            <text:p>MCalt5</text:p>
          </table:table-cell>
          <table:table-cell office:value-type="string">
            <text:p>MCalt6</text:p>
          </table:table-cell>
          <table:table-cell office:value-type="string">
            <text:p>MCalt7</text:p>
          </table:table-cell>
          <table:table-cell office:value-type="string">
            <text:p>MCalt8</text:p>
          </table:table-cell>
          <table:table-cell office:value-type="string">
            <text:p>MCalt9</text:p>
          </table:table-cell>
          <table:table-cell office:value-type="string">
            <text:p>MCalt10</text:p>
          </table:table-cell>
          <table:table-cell office:value-type="string">
            <text:p>MCalt11</text:p>
          </table:table-cell>
          <table:table-cell office:value-type="string">
            <text:p>MCalt12</text:p>
          </table:table-cell>
          <table:table-cell office:value-type="string">
            <text:p>MCalt13</text:p>
          </table:table-cell>
          <table:table-cell office:value-type="string">
            <text:p>MCalt14</text:p>
          </table:table-cell>
          <table:table-cell office:value-type="string">
            <text:p>Teil</text:p>
          </table:table-cell>
          <table:table-cell office:value-type="string">
            <text:p>relevant</text:p>
          </table:table-cell>
          <table:table-cell office:value-type="string">
            <text:p>skipif</text:p>
          </table:table-cell>
          <table:table-cell office:value-type="string">
            <text:p>special</text:p>
          </table:table-cell>
        </table:table-row>
        <table:table-row table:style-name="ro1">
          <table:table-cell office:value-type="float" office:value="1">
            <text:p>1</text:p>
          </table:table-cell>
          <table:table-cell office:value-type="string">
            <text:p>instr_BFI</text:p>
          </table:table-cell>
          <table:table-cell office:value-type="string">
            <text:p>Inwieweit treffen die folgenden Aussagen auf Sie persönlich zu? Kreuzen Sie bitte an, was am ehesten auf Sie zutrifft &lt;br&gt; (von „trifft überhaupt nicht zu“ bis „trifft voll und ganz zu“).</text:p>
          </table:table-cell>
          <table:table-cell table:number-columns-repeated="2"/>
          <table:table-cell office:value-type="string">
            <text:p>instruktion</text:p>
          </table:table-cell>
          <table:table-cell office:value-type="float" office:value="1">
            <text:p>1</text:p>
          </table:table-cell>
          <table:table-cell table:number-columns-repeated="16"/>
          <table:table-cell office:value-type="string">
            <text:p>Big5</text:p>
          </table:table-cell>
          <table:table-cell table:number-columns-repeated="3"/>
        </table:table-row>
        <table:table-row table:style-name="ro1">
          <table:table-cell office:value-type="float" office:value="2">
            <text:p>2</text:p>
          </table:table-cell>
          <table:table-cell office:value-type="string">
            <text:p>BFI_1</text:p>
          </table:table-cell>
          <table:table-cell office:value-type="string">
            <text:p>Ich bin hilfsbereit und selbstlos gegenüber anderen.</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3">
            <text:p>3</text:p>
          </table:table-cell>
          <table:table-cell office:value-type="string">
            <text:p>BFI_2</text:p>
          </table:table-cell>
          <table:table-cell office:value-type="string">
            <text:p>Ich bin entspannt, lasse mich durch Stress nicht aus der Ruhe bringen.</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4">
            <text:p>4</text:p>
          </table:table-cell>
          <table:table-cell office:value-type="string">
            <text:p>BFI_3</text:p>
          </table:table-cell>
          <table:table-cell office:value-type="string">
            <text:p>Ich kann mich kalt und distanziert verhalten.</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5">
            <text:p>5</text:p>
          </table:table-cell>
          <table:table-cell office:value-type="string">
            <text:p>BFI_4</text:p>
          </table:table-cell>
          <table:table-cell office:value-type="string">
            <text:p>Ich bin rücksichtsvoll gegenüber anderen, einfühlsam.</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6">
            <text:p>6</text:p>
          </table:table-cell>
          <table:table-cell office:value-type="string">
            <text:p>BFI_5</text:p>
          </table:table-cell>
          <table:table-cell office:value-type="string">
            <text:p>Ich bin oft in Streitereien verwickelt.</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7">
            <text:p>7</text:p>
          </table:table-cell>
          <table:table-cell office:value-type="string">
            <text:p>BFI_6</text:p>
          </table:table-cell>
          <table:table-cell office:value-type="string">
            <text:p>Ich schenke anderen leicht Vertrauen, glaube an das Gute im Menschen.</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8">
            <text:p>8</text:p>
          </table:table-cell>
          <table:table-cell office:value-type="string">
            <text:p>BFI_7</text:p>
          </table:table-cell>
          <table:table-cell office:value-type="string">
            <text:p>Ich bin eher der "stille Typ", wortkarg.</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9">
            <text:p>9</text:p>
          </table:table-cell>
          <table:table-cell office:value-type="string">
            <text:p>BFI_8</text:p>
          </table:table-cell>
          <table:table-cell office:value-type="string">
            <text:p>Ich werde leicht deprimiert, niedergeschlagen.</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10">
            <text:p>10</text:p>
          </table:table-cell>
          <table:table-cell office:value-type="string">
            <text:p>BFI_9</text:p>
          </table:table-cell>
          <table:table-cell office:value-type="string">
            <text:p>Ich bin bequem, neige zur Faulheit.</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11">
            <text:p>11</text:p>
          </table:table-cell>
          <table:table-cell office:value-type="string">
            <text:p>BFI_10</text:p>
          </table:table-cell>
          <table:table-cell office:value-type="string">
            <text:p>Ich neige dazu, andere zu kritisieren.</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12">
            <text:p>12</text:p>
          </table:table-cell>
          <table:table-cell office:value-type="string">
            <text:p>BFI_11</text:p>
          </table:table-cell>
          <table:table-cell office:value-type="string">
            <text:p>Ich mache mir viele Sorgen.</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13">
            <text:p>13</text:p>
          </table:table-cell>
          <table:table-cell office:value-type="string">
            <text:p>BFI_12</text:p>
          </table:table-cell>
          <table:table-cell office:value-type="string">
            <text:p>Ich werde leicht nervös und unsicher.</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14">
            <text:p>14</text:p>
          </table:table-cell>
          <table:table-cell office:value-type="string">
            <text:p>BFI_13</text:p>
          </table:table-cell>
          <table:table-cell office:value-type="string">
            <text:p>Ich schätze künstlerische und ästhetische Eindrücke.</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15">
            <text:p>15</text:p>
          </table:table-cell>
          <table:table-cell office:value-type="string">
            <text:p>BFI_14</text:p>
          </table:table-cell>
          <table:table-cell office:value-type="string">
            <text:p>Ich gehe aus mir heraus, bin gesellig.</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16">
            <text:p>16</text:p>
          </table:table-cell>
          <table:table-cell office:value-type="string">
            <text:p>BFI_15</text:p>
          </table:table-cell>
          <table:table-cell office:value-type="string">
            <text:p>Ich bin eher zurückhaltend, reserviert.</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17">
            <text:p>17</text:p>
          </table:table-cell>
          <table:table-cell office:value-type="string">
            <text:p>BFI_16</text:p>
          </table:table-cell>
          <table:table-cell office:value-type="string">
            <text:p>Ich habe nur wenig künstlerisches Interesse.</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18">
            <text:p>18</text:p>
          </table:table-cell>
          <table:table-cell office:value-type="string">
            <text:p>BFI_17</text:p>
          </table:table-cell>
          <table:table-cell office:value-type="string">
            <text:p>Ich habe eine aktive Vorstellungskraft, bin phantasievoll.</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19">
            <text:p>19</text:p>
          </table:table-cell>
          <table:table-cell office:value-type="string">
            <text:p>BFI_18</text:p>
          </table:table-cell>
          <table:table-cell office:value-type="string">
            <text:p>Ich bin tiefsinnig, denke gern über Sachen nach.</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20">
            <text:p>20</text:p>
          </table:table-cell>
          <table:table-cell office:value-type="string">
            <text:p>BFI_19</text:p>
          </table:table-cell>
          <table:table-cell office:value-type="string">
            <text:p>Ich mache Pläne und führe Sie auch durch.</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21">
            <text:p>21</text:p>
          </table:table-cell>
          <table:table-cell office:value-type="string">
            <text:p>BFI_20</text:p>
          </table:table-cell>
          <table:table-cell office:value-type="string">
            <text:p>Ich bin vielseitig interessiert.</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22">
            <text:p>22</text:p>
          </table:table-cell>
          <table:table-cell office:value-type="string">
            <text:p>BFI_21</text:p>
          </table:table-cell>
          <table:table-cell office:value-type="string">
            <text:p>Ich bin nicht nachtragend, vergebe anderen leicht.</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23">
            <text:p>23</text:p>
          </table:table-cell>
          <table:table-cell office:value-type="string">
            <text:p>BFI_22</text:p>
          </table:table-cell>
          <table:table-cell office:value-type="string">
            <text:p>Ich bin begeisterungsfähig und kann andere leicht mitreißen.</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24">
            <text:p>24</text:p>
          </table:table-cell>
          <table:table-cell office:value-type="string">
            <text:p>BFI_23</text:p>
          </table:table-cell>
          <table:table-cell office:value-type="string">
            <text:p>Ich kann mich schroff und abweisend anderen gegenüber verhalten.</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25">
            <text:p>25</text:p>
          </table:table-cell>
          <table:table-cell office:value-type="string">
            <text:p>BFI_24</text:p>
          </table:table-cell>
          <table:table-cell office:value-type="string">
            <text:p>Ich bin tüchtig und arbeite flott.</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26">
            <text:p>26</text:p>
          </table:table-cell>
          <table:table-cell office:value-type="string">
            <text:p>BFI_25</text:p>
          </table:table-cell>
          <table:table-cell office:value-type="string">
            <text:p>Ich verhalte mich meist kooperativ und ziehe Zusammenarbeit dem Wettbewerb vor.</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1">
          <table:table-cell office:value-type="float" office:value="27">
            <text:p>27</text:p>
          </table:table-cell>
          <table:table-cell office:value-type="string">
            <text:p>BFI_26</text:p>
          </table:table-cell>
          <table:table-cell office:value-type="string">
            <text:p>Ich erledige Aufgaben gründlich.</text:p>
          </table:table-cell>
          <table:table-cell table:number-columns-repeated="2"/>
          <table:table-cell office:value-type="string">
            <text:p>rating</text:p>
          </table:table-cell>
          <table:table-cell office:value-type="float" office:value="6">
            <text:p>6</text:p>
          </table:table-cell>
          <table:table-cell office:value-type="string">
            <text:p>trifft überhaupt nicht zu</text:p>
          </table:table-cell>
          <table:table-cell office:value-type="string">
            <text:p>trifft voll und ganz zu</text:p>
          </table:table-cell>
          <table:table-cell table:number-columns-repeated="14"/>
          <table:table-cell office:value-type="string">
            <text:p>Big5</text:p>
          </table:table-cell>
          <table:table-cell table:number-columns-repeated="3"/>
        </table:table-row>
        <table:table-row table:style-name="ro2">
          <table:table-cell office:value-type="float" office:value="28">
            <text:p>28</text:p>
          </table:table-cell>
          <table:table-cell office:value-type="string">
            <text:p>instr_selfdisclosure</text:p>
          </table:table-cell>
          <table:table-cell office:value-type="string">
            <text:p>Auf den folgenden Seiten finden Sie eine Reihe möglicher Handlungsweisen</text:p>
            <text:p>aufgelistet. Sie werden gebeten, jede dieser Aussagen gründlich durchzulesen.</text:p>
            <text:p>Anschließend geben Sie bitte auf einer 5-stufigen Skala an, wie Sie sich üblicherweise</text:p>
            <text:p>in der jeweiligen Situation verhalten, wie gut bzw. wie schlecht es Ihnen gewöhnlich</text:p>
            <text:p>gelingt, den jeweiligen Situationsanforderungen gerecht zu reagieren.&lt;br&gt;&lt;br&gt;</text:p>
            <text:p>Die Skalenpunkte haben folgende Bedeutung:&lt;br&gt;</text:p>
            <text:p>-2 Dieses Verhalten auszuführen, gelingt mir gewöhnlich schlecht. Ich fühle mich sehr</text:p>
            <text:p>unwohl in einer solchen Situation.&lt;br&gt;</text:p>
            <text:p>-1 Dieses Verhalten auszuführen, gelingt mir gewöhnlich eher schlecht. Ich fühle mich</text:p>
            <text:p>eher unwohl in einer solchen Situation.&lt;br&gt;</text:p>
            <text:p>0 Dieses Verhalten auszuführen, gelingt mir gewöhnlich mittelmäßig. Ich fühle mich</text:p>
            <text:p>mittelmäßig wohl in einer solchen Situation.&lt;br&gt;</text:p>
            <text:p>+1 Dieses Verhalten auszuführen, gelingt mir gewöhnlich eher gut. Ich fühle mich eher</text:p>
            <text:p>wohl in einer solchen Situation.&lt;br&gt;</text:p>
            <text:p>+2 Dieses Verhalten auszuführen, gelingt mir gewöhnlich gut. Ich fühle mich sehr wohl</text:p>
            <text:p>in einer solchen Situation.&lt;br&gt;&lt;br&gt;</text:p>
            <text:p>Bitte kreuzen Sie nun jeweils die für Sie zutreffende Zahl an.</text:p>
          </table:table-cell>
          <table:table-cell table:number-columns-repeated="2"/>
          <table:table-cell office:value-type="string">
            <text:p>instruktion</text:p>
          </table:table-cell>
          <table:table-cell office:value-type="float" office:value="1">
            <text:p>1</text:p>
          </table:table-cell>
          <table:table-cell table:number-columns-repeated="16"/>
          <table:table-cell office:value-type="string">
            <text:p>Selfdisclosure</text:p>
          </table:table-cell>
          <table:table-cell table:number-columns-repeated="3"/>
        </table:table-row>
        <table:table-row table:style-name="ro3">
          <table:table-cell office:value-type="float" office:value="29">
            <text:p>29</text:p>
          </table:table-cell>
          <table:table-cell office:value-type="string">
            <text:p>delfdis1</text:p>
          </table:table-cell>
          <table:table-cell office:value-type="string">
            <text:p>Während eines Gesprächs mit jemandem, den Sie gerade erst</text:p>
            <text:p>kennen gelernt haben, Persönliches preisgeben.</text:p>
          </table:table-cell>
          <table:table-cell table:number-columns-repeated="2"/>
          <table:table-cell office:value-type="string">
            <text:p>mc</text:p>
          </table:table-cell>
          <table:table-cell office:value-type="float" office:value="5">
            <text:p>5</text:p>
          </table:table-cell>
          <table:table-cell table:number-columns-repeated="2"/>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9"/>
          <table:table-cell office:value-type="string">
            <text:p>Selfdisclosure</text:p>
          </table:table-cell>
          <table:table-cell table:number-columns-repeated="3"/>
        </table:table-row>
        <table:table-row table:style-name="ro3">
          <table:table-cell office:value-type="float" office:value="30">
            <text:p>30</text:p>
          </table:table-cell>
          <table:table-cell office:value-type="string">
            <text:p>delfdis2</text:p>
          </table:table-cell>
          <table:table-cell office:value-type="string">
            <text:p>Sich einem neuen Freund/einer neuen Freundin anvertrauen und</text:p>
            <text:p>ihm/ihr Ihre weichere, sensiblere Seite zeigen.</text:p>
          </table:table-cell>
          <table:table-cell table:number-columns-repeated="2"/>
          <table:table-cell office:value-type="string">
            <text:p>mc</text:p>
          </table:table-cell>
          <table:table-cell office:value-type="float" office:value="5">
            <text:p>5</text:p>
          </table:table-cell>
          <table:table-cell table:number-columns-repeated="2"/>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9"/>
          <table:table-cell office:value-type="string">
            <text:p>Selfdisclosure</text:p>
          </table:table-cell>
          <table:table-cell table:number-columns-repeated="3"/>
        </table:table-row>
        <table:table-row table:style-name="ro3">
          <table:table-cell office:value-type="float" office:value="31">
            <text:p>31</text:p>
          </table:table-cell>
          <table:table-cell office:value-type="string">
            <text:p>delfdis3</text:p>
          </table:table-cell>
          <table:table-cell office:value-type="string">
            <text:p>Einem guten Freund/einer guten Freundin Dinge über sich</text:p>
            <text:p>erzählen, derer Sie sich schämen.</text:p>
          </table:table-cell>
          <table:table-cell table:number-columns-repeated="2"/>
          <table:table-cell office:value-type="string">
            <text:p>mc</text:p>
          </table:table-cell>
          <table:table-cell office:value-type="float" office:value="5">
            <text:p>5</text:p>
          </table:table-cell>
          <table:table-cell table:number-columns-repeated="2"/>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9"/>
          <table:table-cell office:value-type="string">
            <text:p>Selfdisclosure</text:p>
          </table:table-cell>
          <table:table-cell table:number-columns-repeated="3"/>
        </table:table-row>
        <table:table-row table:style-name="ro3">
          <table:table-cell office:value-type="float" office:value="32">
            <text:p>32</text:p>
          </table:table-cell>
          <table:table-cell office:value-type="string">
            <text:p>delfdis4</text:p>
          </table:table-cell>
          <table:table-cell office:value-type="string">
            <text:p>Einem neuen Freund/einer neuen Freundin zeigen, wie Sie</text:p>
            <text:p>wirklich sind.</text:p>
          </table:table-cell>
          <table:table-cell table:number-columns-repeated="2"/>
          <table:table-cell office:value-type="string">
            <text:p>mc</text:p>
          </table:table-cell>
          <table:table-cell office:value-type="float" office:value="5">
            <text:p>5</text:p>
          </table:table-cell>
          <table:table-cell table:number-columns-repeated="2"/>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9"/>
          <table:table-cell office:value-type="string">
            <text:p>Selfdisclosure</text:p>
          </table:table-cell>
          <table:table-cell table:number-columns-repeated="3"/>
        </table:table-row>
        <table:table-row table:style-name="ro3">
          <table:table-cell office:value-type="float" office:value="33">
            <text:p>33</text:p>
          </table:table-cell>
          <table:table-cell office:value-type="string">
            <text:p>delfdis5</text:p>
          </table:table-cell>
          <table:table-cell office:value-type="string">
            <text:p>Einem engen Freund/einer engen Freundin vertrauen und die</text:p>
            <text:p>schützende Fassade fallen lassen.</text:p>
          </table:table-cell>
          <table:table-cell table:number-columns-repeated="2"/>
          <table:table-cell office:value-type="string">
            <text:p>mc</text:p>
          </table:table-cell>
          <table:table-cell office:value-type="float" office:value="5">
            <text:p>5</text:p>
          </table:table-cell>
          <table:table-cell table:number-columns-repeated="2"/>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9"/>
          <table:table-cell office:value-type="string">
            <text:p>Selfdisclosure</text:p>
          </table:table-cell>
          <table:table-cell table:number-columns-repeated="3"/>
        </table:table-row>
        <table:table-row table:style-name="ro3">
          <table:table-cell office:value-type="float" office:value="34">
            <text:p>34</text:p>
          </table:table-cell>
          <table:table-cell office:value-type="string">
            <text:p>delfdis6</text:p>
          </table:table-cell>
          <table:table-cell office:value-type="string">
            <text:p>Einem guten Freund/einer guten Freundin von Dingen erzählen,</text:p>
            <text:p>die Ihnen insgeheim Angst machen.</text:p>
          </table:table-cell>
          <table:table-cell table:number-columns-repeated="2"/>
          <table:table-cell office:value-type="string">
            <text:p>mc</text:p>
          </table:table-cell>
          <table:table-cell office:value-type="float" office:value="5">
            <text:p>5</text:p>
          </table:table-cell>
          <table:table-cell table:number-columns-repeated="2"/>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9"/>
          <table:table-cell office:value-type="string">
            <text:p>Selfdisclosure</text:p>
          </table:table-cell>
          <table:table-cell table:number-columns-repeated="3"/>
        </table:table-row>
        <table:table-row table:style-name="ro3">
          <table:table-cell office:value-type="float" office:value="35">
            <text:p>35</text:p>
          </table:table-cell>
          <table:table-cell office:value-type="string">
            <text:p>delfdis7</text:p>
          </table:table-cell>
          <table:table-cell office:value-type="string">
            <text:p>Einem engen Freund/einer engen Freundin sagen, wie viel Ihnen</text:p>
            <text:p>an ihm/ihr liegt und wie sehr Sie ihn/ sie schätzen.</text:p>
          </table:table-cell>
          <table:table-cell table:number-columns-repeated="2"/>
          <table:table-cell office:value-type="string">
            <text:p>mc</text:p>
          </table:table-cell>
          <table:table-cell office:value-type="float" office:value="5">
            <text:p>5</text:p>
          </table:table-cell>
          <table:table-cell table:number-columns-repeated="2"/>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9"/>
          <table:table-cell office:value-type="string">
            <text:p>Selfdisclosure</text:p>
          </table:table-cell>
          <table:table-cell table:number-columns-repeated="3"/>
        </table:table-row>
        <table:table-row table:style-name="ro3">
          <table:table-cell office:value-type="float" office:value="36">
            <text:p>36</text:p>
          </table:table-cell>
          <table:table-cell office:value-type="string">
            <text:p>delfdis8</text:p>
          </table:table-cell>
          <table:table-cell office:value-type="string">
            <text:p>Ein Gespräch mit einer neuen Bekanntschaft von</text:p>
            <text:p>Oberflächlichkeiten weglenken, um sich gegenseitig wirklich kennenzulernen.</text:p>
          </table:table-cell>
          <table:table-cell table:number-columns-repeated="2"/>
          <table:table-cell office:value-type="string">
            <text:p>mc</text:p>
          </table:table-cell>
          <table:table-cell office:value-type="float" office:value="5">
            <text:p>5</text:p>
          </table:table-cell>
          <table:table-cell table:number-columns-repeated="2"/>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9"/>
          <table:table-cell office:value-type="string">
            <text:p>Selfdisclosure</text:p>
          </table:table-cell>
          <table:table-cell table:number-columns-repeated="3"/>
        </table:table-row>
        <table:table-row table:style-name="ro1">
          <table:table-cell office:value-type="float" office:value="37">
            <text:p>37</text:p>
          </table:table-cell>
          <table:table-cell office:value-type="string">
            <text:p>instr_likeability</text:p>
          </table:table-cell>
          <table:table-cell office:value-type="string">
            <text:p>Bitte beantworten Sie folgende Fragen zu Ihrem besten Freund / Ihrer besten Freundin.</text:p>
          </table:table-cell>
          <table:table-cell table:number-columns-repeated="2"/>
          <table:table-cell office:value-type="string">
            <text:p>instruktion</text:p>
          </table:table-cell>
          <table:table-cell office:value-type="float" office:value="0">
            <text:p>0</text:p>
          </table:table-cell>
          <table:table-cell table:number-columns-repeated="16"/>
          <table:table-cell office:value-type="string">
            <text:p>Likeability</text:p>
          </table:table-cell>
          <table:table-cell table:number-columns-repeated="3"/>
        </table:table-row>
        <table:table-row table:style-name="ro1">
          <table:table-cell office:value-type="float" office:value="38">
            <text:p>38</text:p>
          </table:table-cell>
          <table:table-cell office:value-type="string">
            <text:p>like1</text:p>
          </table:table-cell>
          <table:table-cell office:value-type="string">
            <text:p>Wie sympathisch finden Sie Ihren besten Freund / Ihre beste Freundin?</text:p>
          </table:table-cell>
          <table:table-cell table:number-columns-repeated="2"/>
          <table:table-cell office:value-type="string">
            <text:p>rating</text:p>
          </table:table-cell>
          <table:table-cell office:value-type="float" office:value="6">
            <text:p>6</text:p>
          </table:table-cell>
          <table:table-cell office:value-type="string">
            <text:p>gar nicht</text:p>
          </table:table-cell>
          <table:table-cell office:value-type="string">
            <text:p>sehr</text:p>
          </table:table-cell>
          <table:table-cell table:number-columns-repeated="14"/>
          <table:table-cell office:value-type="string">
            <text:p>Likeability</text:p>
          </table:table-cell>
          <table:table-cell table:number-columns-repeated="3"/>
        </table:table-row>
        <table:table-row table:style-name="ro1">
          <table:table-cell office:value-type="float" office:value="39">
            <text:p>39</text:p>
          </table:table-cell>
          <table:table-cell office:value-type="string">
            <text:p>like2</text:p>
          </table:table-cell>
          <table:table-cell office:value-type="string">
            <text:p>Wie gerne mögen Sie Ihren besten Freund / Ihre beste Freundin?</text:p>
          </table:table-cell>
          <table:table-cell table:number-columns-repeated="2"/>
          <table:table-cell office:value-type="string">
            <text:p>rating</text:p>
          </table:table-cell>
          <table:table-cell office:value-type="float" office:value="6">
            <text:p>6</text:p>
          </table:table-cell>
          <table:table-cell office:value-type="string">
            <text:p>gar nicht</text:p>
          </table:table-cell>
          <table:table-cell office:value-type="string">
            <text:p>sehr</text:p>
          </table:table-cell>
          <table:table-cell table:number-columns-repeated="14"/>
          <table:table-cell office:value-type="string">
            <text:p>Likeability</text:p>
          </table:table-cell>
          <table:table-cell table:number-columns-repeated="3"/>
        </table:table-row>
        <table:table-row table:style-name="ro1">
          <table:table-cell office:value-type="float" office:value="40">
            <text:p>40</text:p>
          </table:table-cell>
          <table:table-cell office:value-type="string">
            <text:p>like3</text:p>
          </table:table-cell>
          <table:table-cell office:value-type="string">
            <text:p>Wie sympathisch findet Ihr bester Freund / Ihre beste Freundin Sie?</text:p>
          </table:table-cell>
          <table:table-cell table:number-columns-repeated="2"/>
          <table:table-cell office:value-type="string">
            <text:p>rating</text:p>
          </table:table-cell>
          <table:table-cell office:value-type="float" office:value="6">
            <text:p>6</text:p>
          </table:table-cell>
          <table:table-cell office:value-type="string">
            <text:p>gar nicht</text:p>
          </table:table-cell>
          <table:table-cell office:value-type="string">
            <text:p>sehr</text:p>
          </table:table-cell>
          <table:table-cell table:number-columns-repeated="14"/>
          <table:table-cell office:value-type="string">
            <text:p>Likeability</text:p>
          </table:table-cell>
          <table:table-cell table:number-columns-repeated="3"/>
        </table:table-row>
        <table:table-row table:style-name="ro1">
          <table:table-cell office:value-type="float" office:value="41">
            <text:p>41</text:p>
          </table:table-cell>
          <table:table-cell office:value-type="string">
            <text:p>like4</text:p>
          </table:table-cell>
          <table:table-cell office:value-type="string">
            <text:p>Wie gerne mag Ihr bester Freund / Ihre beste Freundin Sie?</text:p>
          </table:table-cell>
          <table:table-cell table:number-columns-repeated="2"/>
          <table:table-cell office:value-type="string">
            <text:p>rating</text:p>
          </table:table-cell>
          <table:table-cell office:value-type="float" office:value="6">
            <text:p>6</text:p>
          </table:table-cell>
          <table:table-cell office:value-type="string">
            <text:p>gar nicht</text:p>
          </table:table-cell>
          <table:table-cell office:value-type="string">
            <text:p>sehr</text:p>
          </table:table-cell>
          <table:table-cell table:number-columns-repeated="14"/>
          <table:table-cell office:value-type="string">
            <text:p>Likeability</text:p>
          </table:table-cell>
          <table:table-cell table:number-columns-repeated="3"/>
        </table:table-row>
        <table:table-row table:style-name="ro1">
          <table:table-cell office:value-type="float" office:value="42">
            <text:p>42</text:p>
          </table:table-cell>
          <table:table-cell office:value-type="string">
            <text:p>like5</text:p>
          </table:table-cell>
          <table:table-cell office:value-type="string">
            <text:p>Wie gut kennen Sie Ihren besten Freund / Ihre beste Freundin?</text:p>
          </table:table-cell>
          <table:table-cell table:number-columns-repeated="2"/>
          <table:table-cell office:value-type="string">
            <text:p>rating</text:p>
          </table:table-cell>
          <table:table-cell office:value-type="float" office:value="6">
            <text:p>6</text:p>
          </table:table-cell>
          <table:table-cell office:value-type="string">
            <text:p>gar nicht</text:p>
          </table:table-cell>
          <table:table-cell office:value-type="string">
            <text:p>sehr</text:p>
          </table:table-cell>
          <table:table-cell table:number-columns-repeated="14"/>
          <table:table-cell office:value-type="string">
            <text:p>Likeability</text:p>
          </table:table-cell>
          <table:table-cell table:number-columns-repeated="3"/>
        </table:table-row>
        <table:table-row table:style-name="ro1">
          <table:table-cell office:value-type="float" office:value="43">
            <text:p>43</text:p>
          </table:table-cell>
          <table:table-cell office:value-type="string">
            <text:p>like6</text:p>
          </table:table-cell>
          <table:table-cell office:value-type="string">
            <text:p>Wie gut verstehen Sie sich mit Ihrem besten Freund / Ihrer besten Freundin?</text:p>
          </table:table-cell>
          <table:table-cell table:number-columns-repeated="2"/>
          <table:table-cell office:value-type="string">
            <text:p>rating</text:p>
          </table:table-cell>
          <table:table-cell office:value-type="float" office:value="6">
            <text:p>6</text:p>
          </table:table-cell>
          <table:table-cell office:value-type="string">
            <text:p>gar nicht</text:p>
          </table:table-cell>
          <table:table-cell office:value-type="string">
            <text:p>sehr</text:p>
          </table:table-cell>
          <table:table-cell table:number-columns-repeated="14"/>
          <table:table-cell office:value-type="string">
            <text:p>Likeability</text:p>
          </table:table-cell>
          <table:table-cell table:number-columns-repeated="3"/>
        </table:table-row>
        <table:table-row table:style-name="ro1">
          <table:table-cell office:value-type="float" office:value="44">
            <text:p>44</text:p>
          </table:table-cell>
          <table:table-cell office:value-type="string">
            <text:p>like7</text:p>
          </table:table-cell>
          <table:table-cell office:value-type="string">
            <text:p>Wie gut können Sie sich mit Ihrem besten Freund / Ihrer besten Freundin unterhalten?</text:p>
          </table:table-cell>
          <table:table-cell table:number-columns-repeated="2"/>
          <table:table-cell office:value-type="string">
            <text:p>rating</text:p>
          </table:table-cell>
          <table:table-cell office:value-type="float" office:value="6">
            <text:p>6</text:p>
          </table:table-cell>
          <table:table-cell office:value-type="string">
            <text:p>gar nicht</text:p>
          </table:table-cell>
          <table:table-cell office:value-type="string">
            <text:p>sehr</text:p>
          </table:table-cell>
          <table:table-cell table:number-columns-repeated="14"/>
          <table:table-cell office:value-type="string">
            <text:p>Likeability</text:p>
          </table:table-cell>
          <table:table-cell table:number-columns-repeated="3"/>
        </table:table-row>
        <table:table-row table:style-name="ro1">
          <table:table-cell office:value-type="float" office:value="45">
            <text:p>45</text:p>
          </table:table-cell>
          <table:table-cell office:value-type="string">
            <text:p>like8</text:p>
          </table:table-cell>
          <table:table-cell office:value-type="string">
            <text:p>Wie gut sind Sie mit Ihrem besten Freund / Ihrer besten Freundin befreundet?</text:p>
          </table:table-cell>
          <table:table-cell table:number-columns-repeated="2"/>
          <table:table-cell office:value-type="string">
            <text:p>rating</text:p>
          </table:table-cell>
          <table:table-cell office:value-type="float" office:value="6">
            <text:p>6</text:p>
          </table:table-cell>
          <table:table-cell office:value-type="string">
            <text:p>gar nicht</text:p>
          </table:table-cell>
          <table:table-cell office:value-type="string">
            <text:p>sehr</text:p>
          </table:table-cell>
          <table:table-cell table:number-columns-repeated="14"/>
          <table:table-cell office:value-type="string">
            <text:p>Likeability</text:p>
          </table:table-cell>
          <table:table-cell table:number-columns-repeated="3"/>
        </table:table-row>
        <table:table-row table:style-name="ro1">
          <table:table-cell office:value-type="float" office:value="46">
            <text:p>46</text:p>
          </table:table-cell>
          <table:table-cell office:value-type="string">
            <text:p>like9</text:p>
          </table:table-cell>
          <table:table-cell office:value-type="string">
            <text:p>Wie häufig unternehmen Sie etwas mit Ihrem besten Freund / Ihrer besten Freundin?</text:p>
          </table:table-cell>
          <table:table-cell table:number-columns-repeated="2"/>
          <table:table-cell office:value-type="string">
            <text:p>rating</text:p>
          </table:table-cell>
          <table:table-cell office:value-type="float" office:value="6">
            <text:p>6</text:p>
          </table:table-cell>
          <table:table-cell office:value-type="string">
            <text:p>gar nicht</text:p>
          </table:table-cell>
          <table:table-cell office:value-type="string">
            <text:p>sehr</text:p>
          </table:table-cell>
          <table:table-cell table:number-columns-repeated="14"/>
          <table:table-cell office:value-type="string">
            <text:p>Likeability</text:p>
          </table:table-cell>
          <table:table-cell table:number-columns-repeated="3"/>
        </table:table-row>
        <table:table-row table:style-name="ro1">
          <table:table-cell office:value-type="float" office:value="47">
            <text:p>47</text:p>
          </table:table-cell>
          <table:table-cell office:value-type="string">
            <text:p>instr_HOMHOP</text:p>
          </table:table-cell>
          <table:table-cell office:value-type="string">
            <text:p>Bitte wählen Sie zu jeder Frage immer diejenige der beiden Antwortmöglichkeiten (a oder b), die für Sie eher zutrifft.</text:p>
          </table:table-cell>
          <table:table-cell table:number-columns-repeated="2"/>
          <table:table-cell office:value-type="string">
            <text:p>instruktion</text:p>
          </table:table-cell>
          <table:table-cell office:value-type="float" office:value="0">
            <text:p>0</text:p>
          </table:table-cell>
          <table:table-cell table:number-columns-repeated="16"/>
          <table:table-cell office:value-type="string">
            <text:p>Lage/Handlungsorientierung</text:p>
          </table:table-cell>
          <table:table-cell table:number-columns-repeated="3"/>
        </table:table-row>
        <table:table-row table:style-name="ro3">
          <table:table-cell office:value-type="float" office:value="48">
            <text:p>48</text:p>
          </table:table-cell>
          <table:table-cell office:value-type="string">
            <text:p>Homhop1</text:p>
          </table:table-cell>
          <table:table-cell office:value-type="string">
            <text:p>Wenn ich weiß, dass etwas bald erledigt werden muss, dan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ext:p>Muss ich mir oft einen Ruck geben, um den Anfang zu kriegen.</text:p>
          </table:table-cell>
          <table:table-cell office:value-type="string">
            <text:p>b)</text:p>
            <text:p>fällt es mir leicht, es schnell hinter mich zu bringen.</text:p>
          </table:table-cell>
          <table:table-cell table:number-columns-repeated="12"/>
          <table:table-cell office:value-type="string">
            <text:p>Lage/Handlungsorientierung</text:p>
          </table:table-cell>
          <table:table-cell table:number-columns-repeated="3"/>
        </table:table-row>
        <table:table-row table:style-name="ro4">
          <table:table-cell office:value-type="float" office:value="49">
            <text:p>49</text:p>
          </table:table-cell>
          <table:table-cell office:value-type="string">
            <text:p>Homhop2</text:p>
          </table:table-cell>
          <table:table-cell office:value-type="string">
            <text:p/>
            <text:p>Wenn ich vier Wochen lang an einer Sache gearbeitet habe und</text:p>
            <text:p>dann doch alles misslungen ist, dan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 dauert es lange, bis ich mich damit abfinde.</text:p>
          </table:table-cell>
          <table:table-cell office:value-type="string">
            <text:p>b) denke ich nicht mehr lange darüber nach.</text:p>
          </table:table-cell>
          <table:table-cell table:number-columns-repeated="12"/>
          <table:table-cell office:value-type="string">
            <text:p>Lage/Handlungsorientierung</text:p>
          </table:table-cell>
          <table:table-cell table:number-columns-repeated="3"/>
        </table:table-row>
        <table:table-row table:style-name="ro3">
          <table:table-cell office:value-type="float" office:value="50">
            <text:p>50</text:p>
          </table:table-cell>
          <table:table-cell office:value-type="string">
            <text:p>Homhop3</text:p>
          </table:table-cell>
          <table:table-cell office:value-type="string">
            <text:p><text:span text:style-name="T1">Wenn mir ein neues Gerät versehentlich auf den Boden gefallen ist und </text:span><text:span text:style-name="T2">nicht mehr zu reparieren ist, dann</text:spa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
            <text:p>a) finde ich mich rasch mit der Sache ab.</text:p>
          </table:table-cell>
          <table:table-cell office:value-type="string">
            <text:p/>
            <text:p>b) komme ich nicht so schnell darüber hinweg.</text:p>
          </table:table-cell>
          <table:table-cell table:number-columns-repeated="12"/>
          <table:table-cell office:value-type="string">
            <text:p>Lage/Handlungsorientierung</text:p>
          </table:table-cell>
          <table:table-cell table:number-columns-repeated="3"/>
        </table:table-row>
        <table:table-row table:style-name="ro4">
          <table:table-cell office:value-type="float" office:value="51">
            <text:p>51</text:p>
          </table:table-cell>
          <table:table-cell office:value-type="string">
            <text:p>Homhop4</text:p>
          </table:table-cell>
          <table:table-cell office:value-type="string">
            <text:p/>
            <text:p>Wenn ich ein schwieriges Problem lösen muss, dan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
            <text:p>a) lege ich meist sofort los.</text:p>
          </table:table-cell>
          <table:table-cell office:value-type="string">
            <text:p/>
            <text:p>b) gehen mir zuerst andere Dinge durch den Kopf, bevor ich</text:p>
            <text:p>mich richtig an die Aufgabe heranmache.</text:p>
          </table:table-cell>
          <table:table-cell table:number-columns-repeated="12"/>
          <table:table-cell office:value-type="string">
            <text:p>Lage/Handlungsorientierung</text:p>
          </table:table-cell>
          <table:table-cell table:number-columns-repeated="3"/>
        </table:table-row>
        <table:table-row table:style-name="ro3">
          <table:table-cell office:value-type="float" office:value="52">
            <text:p>52</text:p>
          </table:table-cell>
          <table:table-cell office:value-type="string">
            <text:p>Homhop5</text:p>
          </table:table-cell>
          <table:table-cell office:value-type="string">
            <text:p/>
            <text:p>Wenn meine Arbeit als völlig unzureichend bezeichnet wird, dan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
            <text:p>a) lasse ich mich davon nicht lange beirren.</text:p>
          </table:table-cell>
          <table:table-cell office:value-type="string">
            <text:p>b) bin ich zuerst wie gelähmt.</text:p>
          </table:table-cell>
          <table:table-cell table:number-columns-repeated="12"/>
          <table:table-cell office:value-type="string">
            <text:p>Lage/Handlungsorientierung</text:p>
          </table:table-cell>
          <table:table-cell table:number-columns-repeated="3"/>
        </table:table-row>
        <table:table-row table:style-name="ro3">
          <table:table-cell office:value-type="float" office:value="53">
            <text:p>53</text:p>
          </table:table-cell>
          <table:table-cell office:value-type="string">
            <text:p>Homhop6</text:p>
          </table:table-cell>
          <table:table-cell office:value-type="string">
            <text:p/>
            <text:p>Wenn ich sehr viele wichtige Dinge zu erledigen habe, dan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
            <text:p>a) überlege ich oft, wo ich anfangen soll.</text:p>
          </table:table-cell>
          <table:table-cell office:value-type="string">
            <text:p/>
            <text:p>b) fällt es mir leicht, einen Plan zu machen und ihn auszuführen.</text:p>
          </table:table-cell>
          <table:table-cell table:number-columns-repeated="12"/>
          <table:table-cell office:value-type="string">
            <text:p>Lage/Handlungsorientierung</text:p>
          </table:table-cell>
          <table:table-cell table:number-columns-repeated="3"/>
        </table:table-row>
        <table:table-row table:style-name="ro4">
          <table:table-cell office:value-type="float" office:value="54">
            <text:p>54</text:p>
          </table:table-cell>
          <table:table-cell office:value-type="string">
            <text:p>Homhop7</text:p>
          </table:table-cell>
          <table:table-cell office:value-type="string">
            <text:p/>
            <text:p>Wenn ich mich verfahre (z.B. mit dem Auto, mit dem Bus usw.)</text:p>
            <text:p>und eine wichtige Verabredung verpasse, dan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
            <text:p>a) kann ich mich zuerst schlecht aufraffen, irgendetwas</text:p>
            <text:p>anderes anzupacken.</text:p>
          </table:table-cell>
          <table:table-cell office:value-type="string">
            <text:p/>
            <text:p>b) lasse ich die Sache erst mal auf sich beruhen und wende</text:p>
            <text:p>mich ohne Schwierigkeiten anderen Dingen zu.</text:p>
          </table:table-cell>
          <table:table-cell table:number-columns-repeated="12"/>
          <table:table-cell office:value-type="string">
            <text:p>Lage/Handlungsorientierung</text:p>
          </table:table-cell>
          <table:table-cell table:number-columns-repeated="3"/>
        </table:table-row>
        <table:table-row table:style-name="ro3">
          <table:table-cell office:value-type="float" office:value="55">
            <text:p>55</text:p>
          </table:table-cell>
          <table:table-cell office:value-type="string">
            <text:p>Homhop8</text:p>
          </table:table-cell>
          <table:table-cell office:value-type="string">
            <text:p/>
            <text:p>Wenn ich etwas Wichtiges, aber Unangenehmes zu erledigen habe, dan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
            <text:p>a) lege ich meist sofort los.</text:p>
          </table:table-cell>
          <table:table-cell office:value-type="string">
            <text:p/>
            <text:p>b) kann es eine Weile dauern, bis ich mich dazu aufraffe.</text:p>
          </table:table-cell>
          <table:table-cell table:number-columns-repeated="12"/>
          <table:table-cell office:value-type="string">
            <text:p>Lage/Handlungsorientierung</text:p>
          </table:table-cell>
          <table:table-cell table:number-columns-repeated="3"/>
        </table:table-row>
        <table:table-row table:style-name="ro3">
          <table:table-cell office:value-type="float" office:value="56">
            <text:p>56</text:p>
          </table:table-cell>
          <table:table-cell office:value-type="string">
            <text:p>Homhop9</text:p>
          </table:table-cell>
          <table:table-cell office:value-type="string">
            <text:p/>
            <text:p>Wenn ich vorhabe, eine umfassende Arbeit zu erledigen, dan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
            <text:p>a) denke ich manchmal zu lange nach, womit ich anfangen soll.</text:p>
          </table:table-cell>
          <table:table-cell office:value-type="string">
            <text:p/>
            <text:p>b) habe ich keine Probleme loszulegen.</text:p>
          </table:table-cell>
          <table:table-cell table:number-columns-repeated="12"/>
          <table:table-cell office:value-type="string">
            <text:p>Lage/Handlungsorientierung</text:p>
          </table:table-cell>
          <table:table-cell table:number-columns-repeated="3"/>
        </table:table-row>
        <table:table-row table:style-name="ro5">
          <table:table-cell office:value-type="float" office:value="57">
            <text:p>57</text:p>
          </table:table-cell>
          <table:table-cell office:value-type="string">
            <text:p>Homhop10</text:p>
          </table:table-cell>
          <table:table-cell office:value-type="string">
            <text:p/>
            <text:p>Wenn einmal sehr viele Dinge am selben Tag misslingen, dan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
            <text:p>a) weiß ich manchmal nichts mit mir anzufangen.</text:p>
          </table:table-cell>
          <table:table-cell office:value-type="string">
            <text:p/>
            <text:p>b) bleibe ich fast genauso tatkräftig, als wäre nichts passiert.</text:p>
            <text:p/>
            <text:p/>
          </table:table-cell>
          <table:table-cell table:number-columns-repeated="12"/>
          <table:table-cell office:value-type="string">
            <text:p>Lage/Handlungsorientierung</text:p>
          </table:table-cell>
          <table:table-cell table:number-columns-repeated="3"/>
        </table:table-row>
        <table:table-row table:style-name="ro4">
          <table:table-cell office:value-type="float" office:value="58">
            <text:p>58</text:p>
          </table:table-cell>
          <table:table-cell office:value-type="string">
            <text:p>Homhop11</text:p>
          </table:table-cell>
          <table:table-cell office:value-type="string">
            <text:p/>
            <text:p>Wenn ich meinen ganzen Ehrgeiz darangesetzt habe, eine bestimmte</text:p>
            <text:p>Arbeit gut zu verrichten, und es geht schief, dan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
            <text:p>a) kann ich die Sache auf sich beruhen lassen und mich anderen</text:p>
            <text:p>Dingen zuwenden.</text:p>
          </table:table-cell>
          <table:table-cell office:value-type="string">
            <text:p/>
            <text:p>b) fällt es mir schwer, überhaupt noch etwas zu tun.</text:p>
          </table:table-cell>
          <table:table-cell table:number-columns-repeated="12"/>
          <table:table-cell office:value-type="string">
            <text:p>Lage/Handlungsorientierung</text:p>
          </table:table-cell>
          <table:table-cell table:number-columns-repeated="3"/>
        </table:table-row>
        <table:table-row table:style-name="ro3">
          <table:table-cell office:value-type="float" office:value="59">
            <text:p>59</text:p>
          </table:table-cell>
          <table:table-cell office:value-type="string">
            <text:p>Homhop12</text:p>
          </table:table-cell>
          <table:table-cell office:value-type="string">
            <text:p/>
            <text:p>Wenn ich unbedingt einer lästigen Pflicht nachgehen muss, dan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
            <text:p>a) bringe ich die Sachen ohne Schwierigkeiten hinter mich.</text:p>
          </table:table-cell>
          <table:table-cell office:value-type="string">
            <text:p/>
            <text:p>b) fällt es mir schwer, damit anzufangen.</text:p>
          </table:table-cell>
          <table:table-cell table:number-columns-repeated="12"/>
          <table:table-cell office:value-type="string">
            <text:p>Lage/Handlungsorientierung</text:p>
          </table:table-cell>
          <table:table-cell table:number-columns-repeated="3"/>
        </table:table-row>
        <table:table-row table:style-name="ro1">
          <table:table-cell office:value-type="float" office:value="60">
            <text:p>60</text:p>
          </table:table-cell>
          <table:table-cell office:value-type="string">
            <text:p>instr_pbc</text:p>
          </table:table-cell>
          <table:table-cell office:value-type="string">
            <text:p>Bitte geben Sie an, inwieweit Sie den folgenden Aussagen zustimmen.</text:p>
          </table:table-cell>
          <table:table-cell table:number-columns-repeated="2"/>
          <table:table-cell office:value-type="string">
            <text:p>instruktion</text:p>
          </table:table-cell>
          <table:table-cell office:value-type="float" office:value="1">
            <text:p>1</text:p>
          </table:table-cell>
          <table:table-cell table:number-columns-repeated="20"/>
        </table:table-row>
        <table:table-row table:style-name="ro1">
          <table:table-cell office:value-type="float" office:value="61">
            <text:p>61</text:p>
          </table:table-cell>
          <table:table-cell office:value-type="string">
            <text:p>pbd1</text:p>
          </table:table-cell>
          <table:table-cell office:value-type="string">
            <text:p>Ich bin sensitiv dafür, wenn mein Körper innerlich angespannt ist.</text:p>
          </table:table-cell>
          <table:table-cell table:number-columns-repeated="2"/>
          <table:table-cell office:value-type="string">
            <text:p>rating</text:p>
          </table:table-cell>
          <table:table-cell office:value-type="float" office:value="4">
            <text:p>4</text:p>
          </table:table-cell>
          <table:table-cell office:value-type="string">
            <text:p>stimme überhaupt nicht zu</text:p>
          </table:table-cell>
          <table:table-cell office:value-type="string">
            <text:p>stimme voll und ganz zu</text:p>
          </table:table-cell>
          <table:table-cell table:number-columns-repeated="14"/>
          <table:table-cell office:value-type="string">
            <text:p>PrivateBodyConciusness</text:p>
          </table:table-cell>
          <table:table-cell table:number-columns-repeated="3"/>
        </table:table-row>
        <table:table-row table:style-name="ro1">
          <table:table-cell office:value-type="float" office:value="62">
            <text:p>62</text:p>
          </table:table-cell>
          <table:table-cell office:value-type="string">
            <text:p>pbd2</text:p>
          </table:table-cell>
          <table:table-cell office:value-type="string">
            <text:p>Ich weiß sofort, wenn mein Mund oder Hals trocken wird.</text:p>
          </table:table-cell>
          <table:table-cell table:number-columns-repeated="2"/>
          <table:table-cell office:value-type="string">
            <text:p>rating</text:p>
          </table:table-cell>
          <table:table-cell office:value-type="float" office:value="4">
            <text:p>4</text:p>
          </table:table-cell>
          <table:table-cell office:value-type="string">
            <text:p>stimme überhaupt nicht zu</text:p>
          </table:table-cell>
          <table:table-cell office:value-type="string">
            <text:p>stimme voll und ganz zu</text:p>
          </table:table-cell>
          <table:table-cell table:number-columns-repeated="14"/>
          <table:table-cell office:value-type="string">
            <text:p>PrivateBodyConciusness</text:p>
          </table:table-cell>
          <table:table-cell table:number-columns-repeated="3"/>
        </table:table-row>
        <table:table-row table:style-name="ro1">
          <table:table-cell office:value-type="float" office:value="63">
            <text:p>63</text:p>
          </table:table-cell>
          <table:table-cell office:value-type="string">
            <text:p>pbd3</text:p>
          </table:table-cell>
          <table:table-cell office:value-type="string">
            <text:p>Ich kann oft meinen Herzschlag spüren.</text:p>
          </table:table-cell>
          <table:table-cell table:number-columns-repeated="2"/>
          <table:table-cell office:value-type="string">
            <text:p>rating</text:p>
          </table:table-cell>
          <table:table-cell office:value-type="float" office:value="4">
            <text:p>4</text:p>
          </table:table-cell>
          <table:table-cell office:value-type="string">
            <text:p>stimme überhaupt nicht zu</text:p>
          </table:table-cell>
          <table:table-cell office:value-type="string">
            <text:p>stimme voll und ganz zu</text:p>
          </table:table-cell>
          <table:table-cell table:number-columns-repeated="14"/>
          <table:table-cell office:value-type="string">
            <text:p>PrivateBodyConciusness</text:p>
          </table:table-cell>
          <table:table-cell table:number-columns-repeated="3"/>
        </table:table-row>
        <table:table-row table:style-name="ro1">
          <table:table-cell office:value-type="float" office:value="64">
            <text:p>64</text:p>
          </table:table-cell>
          <table:table-cell office:value-type="string">
            <text:p>pbd4</text:p>
          </table:table-cell>
          <table:table-cell office:value-type="string">
            <text:p>Ich spüre es schnell, wenn sich mein Magen vor Hunger zusammenzieht.</text:p>
          </table:table-cell>
          <table:table-cell table:number-columns-repeated="2"/>
          <table:table-cell office:value-type="string">
            <text:p>rating</text:p>
          </table:table-cell>
          <table:table-cell office:value-type="float" office:value="4">
            <text:p>4</text:p>
          </table:table-cell>
          <table:table-cell office:value-type="string">
            <text:p>stimme überhaupt nicht zu</text:p>
          </table:table-cell>
          <table:table-cell office:value-type="string">
            <text:p>stimme voll und ganz zu</text:p>
          </table:table-cell>
          <table:table-cell table:number-columns-repeated="14"/>
          <table:table-cell office:value-type="string">
            <text:p>PrivateBodyConciusness</text:p>
          </table:table-cell>
          <table:table-cell table:number-columns-repeated="3"/>
        </table:table-row>
        <table:table-row table:style-name="ro1">
          <table:table-cell office:value-type="float" office:value="65">
            <text:p>65</text:p>
          </table:table-cell>
          <table:table-cell office:value-type="string">
            <text:p>pbd5</text:p>
          </table:table-cell>
          <table:table-cell office:value-type="string">
            <text:p>Mir fallen Veränderungen meiner Körpertemperatur stark auf.</text:p>
          </table:table-cell>
          <table:table-cell table:number-columns-repeated="2"/>
          <table:table-cell office:value-type="string">
            <text:p>rating</text:p>
          </table:table-cell>
          <table:table-cell office:value-type="float" office:value="4">
            <text:p>4</text:p>
          </table:table-cell>
          <table:table-cell office:value-type="string">
            <text:p>stimme überhaupt nicht zu</text:p>
          </table:table-cell>
          <table:table-cell office:value-type="string">
            <text:p>stimme voll und ganz zu</text:p>
          </table:table-cell>
          <table:table-cell table:number-columns-repeated="14"/>
          <table:table-cell office:value-type="string">
            <text:p>PrivateBodyConciusness</text:p>
          </table:table-cell>
          <table:table-cell table:number-columns-repeated="3"/>
        </table:table-row>
        <table:table-row table:style-name="ro1">
          <table:table-cell office:value-type="float" office:value="66">
            <text:p>66</text:p>
          </table:table-cell>
          <table:table-cell office:value-type="string">
            <text:p>instr_WITw</text:p>
          </table:table-cell>
          <table:table-cell office:value-type="string">
            <text:p>Im Folgenden werden Ihnen Wissensfragen zum Bereich Wirtschaft <text:s/>vorgelegt. <text:s/>Bei allen Fragen werden Ihnen mehrere Lösungsmöglichkeiten angeboten, von denen aber nur eine richtig ist. Zwei Beispielfragen hierbei wären „Was bedeutet IHK?“ und „Was ist eine Emission?“. Bei dem Test werden sie insgesamt 20 Aufgaben mit unterschiedlicher Schwierigkeit bearbeiten. Der durchschnittliche Testteilnehmer bearbeitet 12 Aufgaben korrekt.</text:p>
          </table:table-cell>
          <table:table-cell table:number-columns-repeated="2"/>
          <table:table-cell office:value-type="string">
            <text:p>instruktion</text:p>
          </table:table-cell>
          <table:table-cell office:value-type="float" office:value="0">
            <text:p>0</text:p>
          </table:table-cell>
          <table:table-cell table:number-columns-repeated="20"/>
        </table:table-row>
        <table:table-row table:style-name="ro1">
          <table:table-cell office:value-type="float" office:value="67">
            <text:p>67</text:p>
          </table:table-cell>
          <table:table-cell office:value-type="string">
            <text:p>WITw_self_pre</text:p>
          </table:table-cell>
          <table:table-cell office:value-type="string">
            <text:p>Bitte schätzen Sie ein, wie viele der Aufgaben Sie korrekt lösen werden. <text:s/></text:p>
          </table:table-cell>
          <table:table-cell table:number-columns-repeated="2"/>
          <table:table-cell office:value-type="string">
            <text:p>offen</text:p>
          </table:table-cell>
          <table:table-cell office:value-type="float" office:value="2">
            <text:p>2</text:p>
          </table:table-cell>
          <table:table-cell table:number-columns-repeated="17"/>
          <table:table-cell office:value-type="string">
            <text:p>x</text:p>
          </table:table-cell>
          <table:table-cell table:number-columns-repeated="2"/>
        </table:table-row>
        <table:table-row table:style-name="ro1">
          <table:table-cell office:value-type="float" office:value="68">
            <text:p>68</text:p>
          </table:table-cell>
          <table:table-cell office:value-type="string">
            <text:p>WITw204</text:p>
          </table:table-cell>
          <table:table-cell office:value-type="string">
            <text:p>Anteile an einem börsennotierten Unternehmen erhält man durch...</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Schatzbriefe</text:p>
          </table:table-cell>
          <table:table-cell office:value-type="string">
            <text:p>B) Lohn</text:p>
          </table:table-cell>
          <table:table-cell office:value-type="string">
            <text:p>C) Kredite</text:p>
          </table:table-cell>
          <table:table-cell office:value-type="string">
            <text:p>D) Aktien</text:p>
          </table:table-cell>
          <table:table-cell table:number-columns-repeated="10"/>
          <table:table-cell office:value-type="string">
            <text:p>wissen wirtschaft</text:p>
          </table:table-cell>
          <table:table-cell table:number-columns-repeated="3"/>
        </table:table-row>
        <table:table-row table:style-name="ro1">
          <table:table-cell office:value-type="float" office:value="69">
            <text:p>69</text:p>
          </table:table-cell>
          <table:table-cell office:value-type="string">
            <text:p>WITw205</text:p>
          </table:table-cell>
          <table:table-cell office:value-type="string">
            <text:p>Was bedeutet IHK?</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Interne Hypothekenklausel</text:p>
          </table:table-cell>
          <table:table-cell office:value-type="string">
            <text:p>B) Internationale Handelskommission</text:p>
          </table:table-cell>
          <table:table-cell office:value-type="string">
            <text:p>C) Industrie- und Handelskammer</text:p>
          </table:table-cell>
          <table:table-cell office:value-type="string">
            <text:p>D) Industrie- und Handelskommission</text:p>
          </table:table-cell>
          <table:table-cell table:number-columns-repeated="10"/>
          <table:table-cell office:value-type="string">
            <text:p>wissen wirtschaft</text:p>
          </table:table-cell>
          <table:table-cell table:number-columns-repeated="3"/>
        </table:table-row>
        <table:table-row table:style-name="ro1">
          <table:table-cell office:value-type="float" office:value="70">
            <text:p>70</text:p>
          </table:table-cell>
          <table:table-cell office:value-type="string">
            <text:p>WITw206</text:p>
          </table:table-cell>
          <table:table-cell office:value-type="string">
            <text:p>Wie nennt man die Warenausfuhr aus dem eigenen Land?</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Außenhandel</text:p>
          </table:table-cell>
          <table:table-cell office:value-type="string">
            <text:p>B) Export</text:p>
          </table:table-cell>
          <table:table-cell office:value-type="string">
            <text:p>C) Dumping</text:p>
          </table:table-cell>
          <table:table-cell office:value-type="string">
            <text:p>D) Zoll</text:p>
          </table:table-cell>
          <table:table-cell table:number-columns-repeated="10"/>
          <table:table-cell office:value-type="string">
            <text:p>wissen wirtschaft</text:p>
          </table:table-cell>
          <table:table-cell table:number-columns-repeated="3"/>
        </table:table-row>
        <table:table-row table:style-name="ro1">
          <table:table-cell office:value-type="float" office:value="71">
            <text:p>71</text:p>
          </table:table-cell>
          <table:table-cell office:value-type="string">
            <text:p>WITw207</text:p>
          </table:table-cell>
          <table:table-cell office:value-type="string">
            <text:p>Was erhält der Arbeitnehmer nach Abzug aller Steuern und Sozialabgaben?</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Nettolohn</text:p>
          </table:table-cell>
          <table:table-cell office:value-type="string">
            <text:p>B) Bruttolohn</text:p>
          </table:table-cell>
          <table:table-cell office:value-type="string">
            <text:p>C) Nominallohn</text:p>
          </table:table-cell>
          <table:table-cell office:value-type="string">
            <text:p>D) Grundlohn</text:p>
          </table:table-cell>
          <table:table-cell table:number-columns-repeated="10"/>
          <table:table-cell office:value-type="string">
            <text:p>wissen wirtschaft</text:p>
          </table:table-cell>
          <table:table-cell table:number-columns-repeated="3"/>
        </table:table-row>
        <table:table-row table:style-name="ro1">
          <table:table-cell office:value-type="float" office:value="72">
            <text:p>72</text:p>
          </table:table-cell>
          <table:table-cell office:value-type="string">
            <text:p>WITw208</text:p>
          </table:table-cell>
          <table:table-cell office:value-type="string">
            <text:p>Wie nennt man die rechtliche und wirtschaftliche Verschmelzung von Unternehmen?</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Kooperation</text:p>
          </table:table-cell>
          <table:table-cell office:value-type="string">
            <text:p>B) Gesellschaft</text:p>
          </table:table-cell>
          <table:table-cell office:value-type="string">
            <text:p>C) Union</text:p>
          </table:table-cell>
          <table:table-cell office:value-type="string">
            <text:p>D) Fusion</text:p>
          </table:table-cell>
          <table:table-cell table:number-columns-repeated="10"/>
          <table:table-cell office:value-type="string">
            <text:p>wissen wirtschaft</text:p>
          </table:table-cell>
          <table:table-cell table:number-columns-repeated="3"/>
        </table:table-row>
        <table:table-row table:style-name="ro1">
          <table:table-cell office:value-type="float" office:value="73">
            <text:p>73</text:p>
          </table:table-cell>
          <table:table-cell office:value-type="string">
            <text:p>WITw209</text:p>
          </table:table-cell>
          <table:table-cell office:value-type="string">
            <text:p>In der Regel wird ein Tarifvertrag ausgehandelt zwischen...</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Arbeitgeberverband und Gewerkschaft</text:p>
          </table:table-cell>
          <table:table-cell office:value-type="string">
            <text:p>B) Arbeitnehmer und Gewerkschaft</text:p>
          </table:table-cell>
          <table:table-cell office:value-type="string">
            <text:p>C) Arbeitgeberverband und Arbeitnehmer</text:p>
          </table:table-cell>
          <table:table-cell office:value-type="string">
            <text:p>D) Arbeitgeber und Arbeitnehmer</text:p>
          </table:table-cell>
          <table:table-cell table:number-columns-repeated="10"/>
          <table:table-cell office:value-type="string">
            <text:p>wissen wirtschaft</text:p>
          </table:table-cell>
          <table:table-cell table:number-columns-repeated="3"/>
        </table:table-row>
        <table:table-row table:style-name="ro1">
          <table:table-cell office:value-type="float" office:value="74">
            <text:p>74</text:p>
          </table:table-cell>
          <table:table-cell office:value-type="string">
            <text:p>WITw210</text:p>
          </table:table-cell>
          <table:table-cell office:value-type="string">
            <text:p>Ein Broker ist ein...</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Börsenmakler</text:p>
          </table:table-cell>
          <table:table-cell office:value-type="string">
            <text:p>B) Wirtschaftsjournalist</text:p>
          </table:table-cell>
          <table:table-cell office:value-type="string">
            <text:p>C) Aktienanalyst</text:p>
          </table:table-cell>
          <table:table-cell office:value-type="string">
            <text:p>D) Unternehmensberater</text:p>
          </table:table-cell>
          <table:table-cell table:number-columns-repeated="10"/>
          <table:table-cell office:value-type="string">
            <text:p>wissen wirtschaft</text:p>
          </table:table-cell>
          <table:table-cell table:number-columns-repeated="3"/>
        </table:table-row>
        <table:table-row table:style-name="ro1">
          <table:table-cell office:value-type="float" office:value="75">
            <text:p>75</text:p>
          </table:table-cell>
          <table:table-cell office:value-type="string">
            <text:p>WITw211</text:p>
          </table:table-cell>
          <table:table-cell office:value-type="string">
            <text:p>Die Fähigkeit seinen Zahlungsverpflichtungen nachzukommen nennt man...</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Liquidität</text:p>
          </table:table-cell>
          <table:table-cell office:value-type="string">
            <text:p>B) Potential</text:p>
          </table:table-cell>
          <table:table-cell office:value-type="string">
            <text:p>C) Rentabilität</text:p>
          </table:table-cell>
          <table:table-cell office:value-type="string">
            <text:p>D) Cash-Flow</text:p>
          </table:table-cell>
          <table:table-cell table:number-columns-repeated="10"/>
          <table:table-cell office:value-type="string">
            <text:p>wissen wirtschaft</text:p>
          </table:table-cell>
          <table:table-cell table:number-columns-repeated="3"/>
        </table:table-row>
        <table:table-row table:style-name="ro1">
          <table:table-cell office:value-type="float" office:value="76">
            <text:p>76</text:p>
          </table:table-cell>
          <table:table-cell office:value-type="string">
            <text:p>WITw212</text:p>
          </table:table-cell>
          <table:table-cell office:value-type="string">
            <text:p>Als liquide Werte bezeichnet man...</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zu Kreditzwecken ausgegebenes Kapital</text:p>
          </table:table-cell>
          <table:table-cell office:value-type="string">
            <text:p>B) unmittelbar verfügbare Geldmittel</text:p>
          </table:table-cell>
          <table:table-cell office:value-type="string">
            <text:p>C) verliehenes Geld</text:p>
          </table:table-cell>
          <table:table-cell office:value-type="string">
            <text:p>D) in Aktien angelegtes Kapital</text:p>
          </table:table-cell>
          <table:table-cell table:number-columns-repeated="10"/>
          <table:table-cell office:value-type="string">
            <text:p>wissen wirtschaft</text:p>
          </table:table-cell>
          <table:table-cell table:number-columns-repeated="3"/>
        </table:table-row>
        <table:table-row table:style-name="ro1">
          <table:table-cell office:value-type="float" office:value="77">
            <text:p>77</text:p>
          </table:table-cell>
          <table:table-cell office:value-type="string">
            <text:p>WITw213</text:p>
          </table:table-cell>
          <table:table-cell office:value-type="string">
            <text:p>Die Gemeinde erhält Einnahmen aus der...</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Erwerbschaftssteuer</text:p>
          </table:table-cell>
          <table:table-cell office:value-type="string">
            <text:p>B) Sozialsteuer</text:p>
          </table:table-cell>
          <table:table-cell office:value-type="string">
            <text:p>C) Gewerbesteuer</text:p>
          </table:table-cell>
          <table:table-cell office:value-type="string">
            <text:p>D) Tabaksteuer</text:p>
          </table:table-cell>
          <table:table-cell table:number-columns-repeated="10"/>
          <table:table-cell office:value-type="string">
            <text:p>wissen wirtschaft</text:p>
          </table:table-cell>
          <table:table-cell table:number-columns-repeated="3"/>
        </table:table-row>
        <table:table-row table:style-name="ro1">
          <table:table-cell office:value-type="float" office:value="78">
            <text:p>78</text:p>
          </table:table-cell>
          <table:table-cell office:value-type="string">
            <text:p>WITw214</text:p>
          </table:table-cell>
          <table:table-cell office:value-type="string">
            <text:p>Leistung ohne Gegenleistung von öffentlichen an private Unternehmen nennt man...</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Investition</text:p>
          </table:table-cell>
          <table:table-cell office:value-type="string">
            <text:p>B) Kredit</text:p>
          </table:table-cell>
          <table:table-cell office:value-type="string">
            <text:p>C) Rendite</text:p>
          </table:table-cell>
          <table:table-cell office:value-type="string">
            <text:p>D) Subvention</text:p>
          </table:table-cell>
          <table:table-cell table:number-columns-repeated="10"/>
          <table:table-cell office:value-type="string">
            <text:p>wissen wirtschaft</text:p>
          </table:table-cell>
          <table:table-cell table:number-columns-repeated="3"/>
        </table:table-row>
        <table:table-row table:style-name="ro1">
          <table:table-cell office:value-type="float" office:value="79">
            <text:p>79</text:p>
          </table:table-cell>
          <table:table-cell office:value-type="string">
            <text:p>WITw215</text:p>
          </table:table-cell>
          <table:table-cell office:value-type="string">
            <text:p>Die Gesamtheit der wirtschaftlichen Einrichtungen und Aktivitäten eines Staatsgebiets nennt man...</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Betriebswirtschaft</text:p>
          </table:table-cell>
          <table:table-cell office:value-type="string">
            <text:p>B) Staatswirtschaft</text:p>
          </table:table-cell>
          <table:table-cell office:value-type="string">
            <text:p>C) Absatzwirtschaft</text:p>
          </table:table-cell>
          <table:table-cell office:value-type="string">
            <text:p>D) Volkswirtschaft</text:p>
          </table:table-cell>
          <table:table-cell table:number-columns-repeated="10"/>
          <table:table-cell office:value-type="string">
            <text:p>wissen wirtschaft</text:p>
          </table:table-cell>
          <table:table-cell table:number-columns-repeated="3"/>
        </table:table-row>
        <table:table-row table:style-name="ro1">
          <table:table-cell office:value-type="float" office:value="80">
            <text:p>80</text:p>
          </table:table-cell>
          <table:table-cell office:value-type="string">
            <text:p>WITw216</text:p>
          </table:table-cell>
          <table:table-cell office:value-type="string">
            <text:p>Dividende erhält der/die...</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Aktionär/in</text:p>
          </table:table-cell>
          <table:table-cell office:value-type="string">
            <text:p>B) Inhaber/in von Bundesschatzbriefen</text:p>
          </table:table-cell>
          <table:table-cell office:value-type="string">
            <text:p>C) Zwischenhändler/in</text:p>
          </table:table-cell>
          <table:table-cell office:value-type="string">
            <text:p>D) Börsenmakler/in</text:p>
          </table:table-cell>
          <table:table-cell table:number-columns-repeated="10"/>
          <table:table-cell office:value-type="string">
            <text:p>wissen wirtschaft</text:p>
          </table:table-cell>
          <table:table-cell table:number-columns-repeated="3"/>
        </table:table-row>
        <table:table-row table:style-name="ro1">
          <table:table-cell office:value-type="float" office:value="81">
            <text:p>81</text:p>
          </table:table-cell>
          <table:table-cell office:value-type="string">
            <text:p>WITw217</text:p>
          </table:table-cell>
          <table:table-cell office:value-type="string">
            <text:p>Wie nennt man das Einziehen fälliger Geldforderungen?</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Manko</text:p>
          </table:table-cell>
          <table:table-cell office:value-type="string">
            <text:p>B) Saldo</text:p>
          </table:table-cell>
          <table:table-cell office:value-type="string">
            <text:p>C) Inkasso</text:p>
          </table:table-cell>
          <table:table-cell office:value-type="string">
            <text:p>D) Insolvenz</text:p>
          </table:table-cell>
          <table:table-cell table:number-columns-repeated="10"/>
          <table:table-cell office:value-type="string">
            <text:p>wissen wirtschaft</text:p>
          </table:table-cell>
          <table:table-cell table:number-columns-repeated="3"/>
        </table:table-row>
        <table:table-row table:style-name="ro1">
          <table:table-cell office:value-type="float" office:value="82">
            <text:p>82</text:p>
          </table:table-cell>
          <table:table-cell office:value-type="string">
            <text:p>WITw218</text:p>
          </table:table-cell>
          <table:table-cell office:value-type="string">
            <text:p>Hausse bedeutet einen kräftigen Anstieg...</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der Rentenversicherungsbeiträge</text:p>
          </table:table-cell>
          <table:table-cell office:value-type="string">
            <text:p>B) der Wertpapierkurse an der Börse</text:p>
          </table:table-cell>
          <table:table-cell office:value-type="string">
            <text:p>C) des Außenhandelsvolumens</text:p>
          </table:table-cell>
          <table:table-cell office:value-type="string">
            <text:p>D) des Geldwertes</text:p>
          </table:table-cell>
          <table:table-cell table:number-columns-repeated="10"/>
          <table:table-cell office:value-type="string">
            <text:p>wissen wirtschaft</text:p>
          </table:table-cell>
          <table:table-cell table:number-columns-repeated="3"/>
        </table:table-row>
        <table:table-row table:style-name="ro1">
          <table:table-cell office:value-type="float" office:value="83">
            <text:p>83</text:p>
          </table:table-cell>
          <table:table-cell office:value-type="string">
            <text:p>WITw219</text:p>
          </table:table-cell>
          <table:table-cell office:value-type="string">
            <text:p>Wer darf in Deutschland Banknoten in Umlauf bringen?</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Europäischer Bankenverbund</text:p>
          </table:table-cell>
          <table:table-cell office:value-type="string">
            <text:p>B) Deutsche Bundesbank</text:p>
          </table:table-cell>
          <table:table-cell office:value-type="string">
            <text:p>C) Deutscher Zentralbankrat</text:p>
          </table:table-cell>
          <table:table-cell office:value-type="string">
            <text:p>D) Europäischer Wirtschaftsrat</text:p>
          </table:table-cell>
          <table:table-cell table:number-columns-repeated="10"/>
          <table:table-cell office:value-type="string">
            <text:p>wissen wirtschaft</text:p>
          </table:table-cell>
          <table:table-cell table:number-columns-repeated="3"/>
        </table:table-row>
        <table:table-row table:style-name="ro1">
          <table:table-cell office:value-type="float" office:value="84">
            <text:p>84</text:p>
          </table:table-cell>
          <table:table-cell office:value-type="string">
            <text:p>WITw220</text:p>
          </table:table-cell>
          <table:table-cell office:value-type="string">
            <text:p>Wie bezeichnet man die Provision eines Börsenmaklers?</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Obligatorium</text:p>
          </table:table-cell>
          <table:table-cell office:value-type="string">
            <text:p>B) Meritum</text:p>
          </table:table-cell>
          <table:table-cell office:value-type="string">
            <text:p>C) Courtage</text:p>
          </table:table-cell>
          <table:table-cell office:value-type="string">
            <text:p>D) Salär</text:p>
          </table:table-cell>
          <table:table-cell table:number-columns-repeated="10"/>
          <table:table-cell office:value-type="string">
            <text:p>wissen wirtschaft</text:p>
          </table:table-cell>
          <table:table-cell table:number-columns-repeated="3"/>
        </table:table-row>
        <table:table-row table:style-name="ro1">
          <table:table-cell office:value-type="float" office:value="85">
            <text:p>85</text:p>
          </table:table-cell>
          <table:table-cell office:value-type="string">
            <text:p>WITw221</text:p>
          </table:table-cell>
          <table:table-cell office:value-type="string">
            <text:p>Der DAX umfasst...</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die Aktien der 200 größten deutschen Unternehmen</text:p>
          </table:table-cell>
          <table:table-cell office:value-type="string">
            <text:p>B) alle deutschen Aktien</text:p>
          </table:table-cell>
          <table:table-cell office:value-type="string">
            <text:p>C) die Aktien von 30 führenden deutschen Unternehmen</text:p>
          </table:table-cell>
          <table:table-cell office:value-type="string">
            <text:p>D) die Aktien aller deutschen Börsen</text:p>
          </table:table-cell>
          <table:table-cell table:number-columns-repeated="10"/>
          <table:table-cell office:value-type="string">
            <text:p>wissen wirtschaft</text:p>
          </table:table-cell>
          <table:table-cell table:number-columns-repeated="3"/>
        </table:table-row>
        <table:table-row table:style-name="ro1">
          <table:table-cell office:value-type="float" office:value="86">
            <text:p>86</text:p>
          </table:table-cell>
          <table:table-cell office:value-type="string">
            <text:p>WITw222</text:p>
          </table:table-cell>
          <table:table-cell office:value-type="string">
            <text:p>Was ist eine Emission?</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Kurssturz</text:p>
          </table:table-cell>
          <table:table-cell office:value-type="string">
            <text:p>B) Wertpapierausgabe</text:p>
          </table:table-cell>
          <table:table-cell office:value-type="string">
            <text:p>C) Neubewertung</text:p>
          </table:table-cell>
          <table:table-cell office:value-type="string">
            <text:p>D) Kursanstieg</text:p>
          </table:table-cell>
          <table:table-cell table:number-columns-repeated="10"/>
          <table:table-cell office:value-type="string">
            <text:p>wissen wirtschaft</text:p>
          </table:table-cell>
          <table:table-cell table:number-columns-repeated="3"/>
        </table:table-row>
        <table:table-row table:style-name="ro1">
          <table:table-cell office:value-type="float" office:value="87">
            <text:p>87</text:p>
          </table:table-cell>
          <table:table-cell office:value-type="string">
            <text:p>WITw223</text:p>
          </table:table-cell>
          <table:table-cell office:value-type="string">
            <text:p>Co-Branding ist ein Beispiel für die Zusammenarbeit von...</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Hersteller und Händler</text:p>
          </table:table-cell>
          <table:table-cell office:value-type="string">
            <text:p>B) Zwei Händlern</text:p>
          </table:table-cell>
          <table:table-cell office:value-type="string">
            <text:p>C) Händler und Werbeagentur</text:p>
          </table:table-cell>
          <table:table-cell office:value-type="string">
            <text:p>D) Zwei Herstellern</text:p>
          </table:table-cell>
          <table:table-cell table:number-columns-repeated="10"/>
          <table:table-cell office:value-type="string">
            <text:p>wissen wirtschaft</text:p>
          </table:table-cell>
          <table:table-cell table:number-columns-repeated="3"/>
        </table:table-row>
        <table:table-row table:style-name="ro1">
          <table:table-cell office:value-type="float" office:value="88">
            <text:p>88</text:p>
          </table:table-cell>
          <table:table-cell office:value-type="string">
            <text:p>WITw_post</text:p>
          </table:table-cell>
          <table:table-cell office:value-type="string">
            <text:p>Vielen Dank, das waren alle Aufgaben. Bitte schätzen Sie ein, wie viele der 20 Aufgaben Sie korrekt gelöst haben. <text:s/></text:p>
          </table:table-cell>
          <table:table-cell table:number-columns-repeated="2"/>
          <table:table-cell office:value-type="string">
            <text:p>offen</text:p>
          </table:table-cell>
          <table:table-cell office:value-type="float" office:value="2">
            <text:p>2</text:p>
          </table:table-cell>
          <table:table-cell table:number-columns-repeated="16"/>
          <table:table-cell office:value-type="string">
            <text:p>wortschatz</text:p>
          </table:table-cell>
          <table:table-cell table:number-columns-repeated="3"/>
        </table:table-row>
        <table:table-row table:style-name="ro1">
          <table:table-cell office:value-type="float" office:value="89">
            <text:p>89</text:p>
          </table:table-cell>
          <table:table-cell office:value-type="string">
            <text:p>instr_WITit</text:p>
          </table:table-cell>
          <table:table-cell office:value-type="string">
            <text:p>Im Folgenden werden Ihnen Wissensfragen zum Bereich IT vorgelegt. Bei allen Fragen werden Ihnen mehrere Lösungsmöglichkeiten angeboten, von denen aber nur eine richtig ist. Markieren Sie die richtige Antwort. Zwei Beispielfragen hierbei wären „Was ist JAVA?“ und „Was wird als booten bezeichnet?“. Bei dem Test werden sie insgesamt 20 Aufgaben mit unterschiedlicher Schwierigkeit bearbeiten. Der durchschnittliche Testteilnehmer bearbeitet 12 Aufgaben korrekt. </text:p>
          </table:table-cell>
          <table:table-cell table:number-columns-repeated="2"/>
          <table:table-cell office:value-type="string">
            <text:p>instruktion</text:p>
          </table:table-cell>
          <table:table-cell office:value-type="float" office:value="1">
            <text:p>1</text:p>
          </table:table-cell>
          <table:table-cell table:number-columns-repeated="20"/>
        </table:table-row>
        <table:table-row table:style-name="ro1">
          <table:table-cell office:value-type="float" office:value="90">
            <text:p>90</text:p>
          </table:table-cell>
          <table:table-cell office:value-type="string">
            <text:p>WITit_self_pre</text:p>
          </table:table-cell>
          <table:table-cell office:value-type="string">
            <text:p>Bitte schätzen Sie ein, wie viele der Aufgaben Sie korrekt lösen werden.</text:p>
          </table:table-cell>
          <table:table-cell table:number-columns-repeated="2"/>
          <table:table-cell office:value-type="string">
            <text:p>offen</text:p>
          </table:table-cell>
          <table:table-cell office:value-type="float" office:value="2">
            <text:p>2</text:p>
          </table:table-cell>
          <table:table-cell table:number-columns-repeated="17"/>
          <table:table-cell office:value-type="string">
            <text:p>x</text:p>
          </table:table-cell>
          <table:table-cell table:number-columns-repeated="2"/>
        </table:table-row>
        <table:table-row table:style-name="ro1">
          <table:table-cell office:value-type="float" office:value="91">
            <text:p>91</text:p>
          </table:table-cell>
          <table:table-cell office:value-type="string">
            <text:p>WITit224</text:p>
          </table:table-cell>
          <table:table-cell office:value-type="string">
            <text:p>Was ist der Fachbegriff für "Neuanordnen der Daten auf einer Festplatte"?</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Resorting</text:p>
          </table:table-cell>
          <table:table-cell office:value-type="string">
            <text:p>B) Defragmentieren</text:p>
          </table:table-cell>
          <table:table-cell office:value-type="string">
            <text:p>C) Reloading</text:p>
          </table:table-cell>
          <table:table-cell office:value-type="string">
            <text:p>D) Scannen</text:p>
          </table:table-cell>
          <table:table-cell table:number-columns-repeated="10"/>
          <table:table-cell office:value-type="string">
            <text:p>wissen IT</text:p>
          </table:table-cell>
          <table:table-cell table:number-columns-repeated="3"/>
        </table:table-row>
        <table:table-row table:style-name="ro1">
          <table:table-cell office:value-type="float" office:value="92">
            <text:p>92</text:p>
          </table:table-cell>
          <table:table-cell office:value-type="string">
            <text:p>WITit225</text:p>
          </table:table-cell>
          <table:table-cell office:value-type="string">
            <text:p>Was wird als "Bookmark" oder "Favoriten" bezeichnet?</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Eine Internetadresse zur Onlinebuchung von Flügen</text:p>
          </table:table-cell>
          <table:table-cell office:value-type="string">
            <text:p>B) Speichern der Server-Adresse einer Site für den späteren Gebrauch</text:p>
          </table:table-cell>
          <table:table-cell office:value-type="string">
            <text:p>C) Markiereinheit für die Leistungsfähigkeit von Computern</text:p>
          </table:table-cell>
          <table:table-cell office:value-type="string">
            <text:p>D) Häkchen oder Kreuze, mit denen Optionen in Kontrollkästchen oder Menüs markiert werden</text:p>
          </table:table-cell>
          <table:table-cell table:number-columns-repeated="10"/>
          <table:table-cell office:value-type="string">
            <text:p>wissen IT</text:p>
          </table:table-cell>
          <table:table-cell table:number-columns-repeated="3"/>
        </table:table-row>
        <table:table-row table:style-name="ro1">
          <table:table-cell office:value-type="float" office:value="93">
            <text:p>93</text:p>
          </table:table-cell>
          <table:table-cell office:value-type="string">
            <text:p>WITit226</text:p>
          </table:table-cell>
          <table:table-cell office:value-type="string">
            <text:p>Was bedeutet USB?</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Abkürzung für "Universal Serial Bus"</text:p>
          </table:table-cell>
          <table:table-cell office:value-type="string">
            <text:p>B) Bezeichnung für sehr flaches, universelles Kopiergerät, z.B. Scanner</text:p>
          </table:table-cell>
          <table:table-cell office:value-type="string">
            <text:p>C) Aus der Schweiz stammender Monitorhersteller</text:p>
          </table:table-cell>
          <table:table-cell office:value-type="string">
            <text:p>D) Abkürzung für "User Specialized Blinding" (Anonymitätsprogramm für den Internetgebrauch)</text:p>
          </table:table-cell>
          <table:table-cell table:number-columns-repeated="10"/>
          <table:table-cell office:value-type="string">
            <text:p>wissen IT</text:p>
          </table:table-cell>
          <table:table-cell table:number-columns-repeated="3"/>
        </table:table-row>
        <table:table-row table:style-name="ro1">
          <table:table-cell office:value-type="float" office:value="94">
            <text:p>94</text:p>
          </table:table-cell>
          <table:table-cell office:value-type="string">
            <text:p>WITit227</text:p>
          </table:table-cell>
          <table:table-cell office:value-type="string">
            <text:p>Was ist ein Server?</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Ein Bauteil in Computern, das den Datenfluss zwischen Hauptprozessor und Peripherie steuert</text:p>
          </table:table-cell>
          <table:table-cell office:value-type="string">
            <text:p>B) Eine Grafikkarte, die an mehreren Monitoren gleichzeitig angeschlossen werden kann</text:p>
          </table:table-cell>
          <table:table-cell office:value-type="string">
            <text:p>C) Eine Funktionseinheit in einem Rechnernetz, die für andere Einheiten Dienstleistungen bereitstellt</text:p>
          </table:table-cell>
          <table:table-cell office:value-type="string">
            <text:p>D) Ein Rechner, der sich über eine verschlüsselte Verbindung in einen Bankcomputer einwählt</text:p>
          </table:table-cell>
          <table:table-cell table:number-columns-repeated="10"/>
          <table:table-cell office:value-type="string">
            <text:p>wissen IT</text:p>
          </table:table-cell>
          <table:table-cell table:number-columns-repeated="3"/>
        </table:table-row>
        <table:table-row table:style-name="ro1">
          <table:table-cell office:value-type="float" office:value="95">
            <text:p>95</text:p>
          </table:table-cell>
          <table:table-cell office:value-type="string">
            <text:p>WITit228</text:p>
          </table:table-cell>
          <table:table-cell office:value-type="string">
            <text:p>Welches Kürzel steht für eine Sprache, mit der Internetseiten gestaltet werden?</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HTML</text:p>
          </table:table-cell>
          <table:table-cell office:value-type="string">
            <text:p>B) UMTS</text:p>
          </table:table-cell>
          <table:table-cell office:value-type="string">
            <text:p>C) WWW</text:p>
          </table:table-cell>
          <table:table-cell office:value-type="string">
            <text:p>D) GPRS</text:p>
          </table:table-cell>
          <table:table-cell table:number-columns-repeated="10"/>
          <table:table-cell office:value-type="string">
            <text:p>wissen IT</text:p>
          </table:table-cell>
          <table:table-cell table:number-columns-repeated="3"/>
        </table:table-row>
        <table:table-row table:style-name="ro1">
          <table:table-cell office:value-type="float" office:value="96">
            <text:p>96</text:p>
          </table:table-cell>
          <table:table-cell office:value-type="string">
            <text:p>WITit229</text:p>
          </table:table-cell>
          <table:table-cell office:value-type="string">
            <text:p>Welches ist die kleinste Informationseinheit, die ein Computer verarbeitet?</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Mikrobyte</text:p>
          </table:table-cell>
          <table:table-cell office:value-type="string">
            <text:p>B) Boud</text:p>
          </table:table-cell>
          <table:table-cell office:value-type="string">
            <text:p>C) Bit</text:p>
          </table:table-cell>
          <table:table-cell office:value-type="string">
            <text:p>D) Byte</text:p>
          </table:table-cell>
          <table:table-cell table:number-columns-repeated="10"/>
          <table:table-cell office:value-type="string">
            <text:p>wissen IT</text:p>
          </table:table-cell>
          <table:table-cell table:number-columns-repeated="3"/>
        </table:table-row>
        <table:table-row table:style-name="ro1">
          <table:table-cell office:value-type="float" office:value="97">
            <text:p>97</text:p>
          </table:table-cell>
          <table:table-cell office:value-type="string">
            <text:p>WITit230</text:p>
          </table:table-cell>
          <table:table-cell office:value-type="string">
            <text:p>Welches Dateikürzel bezeichnet kein Bildformat?</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sxw</text:p>
          </table:table-cell>
          <table:table-cell office:value-type="string">
            <text:p>B) .bmp</text:p>
          </table:table-cell>
          <table:table-cell office:value-type="string">
            <text:p>C) .tif</text:p>
          </table:table-cell>
          <table:table-cell office:value-type="string">
            <text:p>D) .jpg</text:p>
          </table:table-cell>
          <table:table-cell table:number-columns-repeated="10"/>
          <table:table-cell office:value-type="string">
            <text:p>wissen IT</text:p>
          </table:table-cell>
          <table:table-cell table:number-columns-repeated="3"/>
        </table:table-row>
        <table:table-row table:style-name="ro1">
          <table:table-cell office:value-type="float" office:value="98">
            <text:p>98</text:p>
          </table:table-cell>
          <table:table-cell office:value-type="string">
            <text:p>WITit231</text:p>
          </table:table-cell>
          <table:table-cell office:value-type="string">
            <text:p>Was wird als Partition bezeichnet?</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Teil des Computers, in dem die Datenverarbeitung stattfindet</text:p>
          </table:table-cell>
          <table:table-cell office:value-type="string">
            <text:p>B) Fest eingebauter Bestandteil des Rechners</text:p>
          </table:table-cell>
          <table:table-cell office:value-type="string">
            <text:p>C) Aufteilung des verfügbaren Datenbereiches einer Festplatte in logische Bereiche (Laufwerke)</text:p>
          </table:table-cell>
          <table:table-cell office:value-type="string">
            <text:p>D) Komponenten von Dateien, die nicht gelöscht werden dürfen</text:p>
          </table:table-cell>
          <table:table-cell table:number-columns-repeated="10"/>
          <table:table-cell office:value-type="string">
            <text:p>wissen IT</text:p>
          </table:table-cell>
          <table:table-cell table:number-columns-repeated="3"/>
        </table:table-row>
        <table:table-row table:style-name="ro1">
          <table:table-cell office:value-type="float" office:value="99">
            <text:p>99</text:p>
          </table:table-cell>
          <table:table-cell office:value-type="string">
            <text:p>WITit232</text:p>
          </table:table-cell>
          <table:table-cell office:value-type="string">
            <text:p>Was ist JAVA?</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Ein Betriebssystem für Großrechner</text:p>
          </table:table-cell>
          <table:table-cell office:value-type="string">
            <text:p>B) Ein alternativer Internetbrowser</text:p>
          </table:table-cell>
          <table:table-cell office:value-type="string">
            <text:p>C) Ein Protokoll für die kabellose Vernetzung von Computern</text:p>
          </table:table-cell>
          <table:table-cell office:value-type="string">
            <text:p>D) Eine objektorientierte Programmiersprache</text:p>
          </table:table-cell>
          <table:table-cell table:number-columns-repeated="10"/>
          <table:table-cell office:value-type="string">
            <text:p>wissen IT</text:p>
          </table:table-cell>
          <table:table-cell table:number-columns-repeated="3"/>
        </table:table-row>
        <table:table-row table:style-name="ro1">
          <table:table-cell office:value-type="float" office:value="100">
            <text:p>100</text:p>
          </table:table-cell>
          <table:table-cell office:value-type="string">
            <text:p>WITit233</text:p>
          </table:table-cell>
          <table:table-cell office:value-type="string">
            <text:p>Was versteht man unter PCI?</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Grafikformat</text:p>
          </table:table-cell>
          <table:table-cell office:value-type="string">
            <text:p>B) Motherboard-Hersteller</text:p>
          </table:table-cell>
          <table:table-cell office:value-type="string">
            <text:p>C) Videoschnittstelle</text:p>
          </table:table-cell>
          <table:table-cell office:value-type="string">
            <text:p>D) Steckplatz für interne Steckkarten</text:p>
          </table:table-cell>
          <table:table-cell table:number-columns-repeated="10"/>
          <table:table-cell office:value-type="string">
            <text:p>wissen IT</text:p>
          </table:table-cell>
          <table:table-cell table:number-columns-repeated="3"/>
        </table:table-row>
        <table:table-row table:style-name="ro1">
          <table:table-cell office:value-type="float" office:value="101">
            <text:p>101</text:p>
          </table:table-cell>
          <table:table-cell office:value-type="string">
            <text:p>WITit234</text:p>
          </table:table-cell>
          <table:table-cell office:value-type="string">
            <text:p>Was ist RAM?</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Die Umdrehungszahl des CD-Laufwerks</text:p>
          </table:table-cell>
          <table:table-cell office:value-type="string">
            <text:p>B) Ein flüchtiger Computerspeicher, auf den lesend und schreibend zugegriffen werden kann</text:p>
          </table:table-cell>
          <table:table-cell office:value-type="string">
            <text:p>C) Die Leistung des Prozessors</text:p>
          </table:table-cell>
          <table:table-cell office:value-type="string">
            <text:p>D) Die Anzahl der Farbdarstellungsmöglichkeiten der Grafikkarte</text:p>
          </table:table-cell>
          <table:table-cell table:number-columns-repeated="10"/>
          <table:table-cell office:value-type="string">
            <text:p>wissen IT</text:p>
          </table:table-cell>
          <table:table-cell table:number-columns-repeated="3"/>
        </table:table-row>
        <table:table-row table:style-name="ro1">
          <table:table-cell office:value-type="float" office:value="102">
            <text:p>102</text:p>
          </table:table-cell>
          <table:table-cell office:value-type="string">
            <text:p>WITit235</text:p>
          </table:table-cell>
          <table:table-cell office:value-type="string">
            <text:p>Je größer der Cache, desto...</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kürzer die Zugriffszeit auf Daten</text:p>
          </table:table-cell>
          <table:table-cell office:value-type="string">
            <text:p>B) größer der Festplattenspeicher</text:p>
          </table:table-cell>
          <table:table-cell office:value-type="string">
            <text:p>C) besser die Bildschirmauflösung</text:p>
          </table:table-cell>
          <table:table-cell office:value-type="string">
            <text:p>D) höher die Internetgebühren</text:p>
          </table:table-cell>
          <table:table-cell table:number-columns-repeated="10"/>
          <table:table-cell office:value-type="string">
            <text:p>wissen IT</text:p>
          </table:table-cell>
          <table:table-cell table:number-columns-repeated="3"/>
        </table:table-row>
        <table:table-row table:style-name="ro1">
          <table:table-cell office:value-type="float" office:value="103">
            <text:p>103</text:p>
          </table:table-cell>
          <table:table-cell office:value-type="string">
            <text:p>WITit236</text:p>
          </table:table-cell>
          <table:table-cell office:value-type="string">
            <text:p>Was versteht man unter einem Backup?</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Ein Programm wird durch ein weiteres unterstützt</text:p>
          </table:table-cell>
          <table:table-cell office:value-type="string">
            <text:p>B) Ein Programm wird deinstalliert</text:p>
          </table:table-cell>
          <table:table-cell office:value-type="string">
            <text:p>C) Es wird eine Sicherheitskopie von Datenbeständen erstellt</text:p>
          </table:table-cell>
          <table:table-cell office:value-type="string">
            <text:p>D) Der Computer wird neu gestartet</text:p>
          </table:table-cell>
          <table:table-cell table:number-columns-repeated="10"/>
          <table:table-cell office:value-type="string">
            <text:p>wissen IT</text:p>
          </table:table-cell>
          <table:table-cell table:number-columns-repeated="3"/>
        </table:table-row>
        <table:table-row table:style-name="ro1">
          <table:table-cell office:value-type="float" office:value="104">
            <text:p>104</text:p>
          </table:table-cell>
          <table:table-cell office:value-type="string">
            <text:p>WITit237</text:p>
          </table:table-cell>
          <table:table-cell office:value-type="string">
            <text:p>Wofür kann die Undo-Funktion in vielen Software-Produkten verwendet werden?</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Um den Lizenzvertrag der Softwareproduktion rückgängig zu machen</text:p>
          </table:table-cell>
          <table:table-cell office:value-type="string">
            <text:p>B) Um die Hilfe zum vorhergehenden Befehl aufzurufen</text:p>
          </table:table-cell>
          <table:table-cell office:value-type="string">
            <text:p>C) Um den letzten Stand der gerade bearbeiteten Datei vom Datenträger zu laden</text:p>
          </table:table-cell>
          <table:table-cell office:value-type="string">
            <text:p>D) Um einen vorhergehenden Befehl zu widerrufen</text:p>
          </table:table-cell>
          <table:table-cell table:number-columns-repeated="10"/>
          <table:table-cell office:value-type="string">
            <text:p>wissen IT</text:p>
          </table:table-cell>
          <table:table-cell table:number-columns-repeated="3"/>
        </table:table-row>
        <table:table-row table:style-name="ro1">
          <table:table-cell office:value-type="float" office:value="105">
            <text:p>105</text:p>
          </table:table-cell>
          <table:table-cell office:value-type="string">
            <text:p>WITit238</text:p>
          </table:table-cell>
          <table:table-cell office:value-type="string">
            <text:p>Was ist TCP/IP?</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Ein Verschlüsselungsalgorithmus für sicherheitsrelevante Daten</text:p>
          </table:table-cell>
          <table:table-cell office:value-type="string">
            <text:p>B) Ein Komprimierungsstandard für Musik</text:p>
          </table:table-cell>
          <table:table-cell office:value-type="string">
            <text:p>C) Ein Protokoll für den Kommunikationsablauf zwischen Computern</text:p>
          </table:table-cell>
          <table:table-cell office:value-type="string">
            <text:p>D) Eine Entwicklungsumgebung, die die plattformunabhängige Programmierung von Computerspielen ermöglicht</text:p>
          </table:table-cell>
          <table:table-cell table:number-columns-repeated="10"/>
          <table:table-cell office:value-type="string">
            <text:p>wissen IT</text:p>
          </table:table-cell>
          <table:table-cell table:number-columns-repeated="3"/>
        </table:table-row>
        <table:table-row table:style-name="ro1">
          <table:table-cell office:value-type="float" office:value="106">
            <text:p>106</text:p>
          </table:table-cell>
          <table:table-cell office:value-type="string">
            <text:p>WITit239</text:p>
          </table:table-cell>
          <table:table-cell office:value-type="string">
            <text:p>Was wird als "booten" bezeichnet?</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Startvorgang des BIOS und des Betriebssystems nach einem Kalt- oder Warmstart</text:p>
          </table:table-cell>
          <table:table-cell office:value-type="string">
            <text:p>B) Laden eines Anwendungsprogramms</text:p>
          </table:table-cell>
          <table:table-cell office:value-type="string">
            <text:p>C) Update des BIOS</text:p>
          </table:table-cell>
          <table:table-cell office:value-type="string">
            <text:p>D) Neustart eines Anwendungsprogramms nach Programmabbruch</text:p>
          </table:table-cell>
          <table:table-cell table:number-columns-repeated="10"/>
          <table:table-cell office:value-type="string">
            <text:p>wissen IT</text:p>
          </table:table-cell>
          <table:table-cell table:number-columns-repeated="3"/>
        </table:table-row>
        <table:table-row table:style-name="ro1">
          <table:table-cell office:value-type="float" office:value="107">
            <text:p>107</text:p>
          </table:table-cell>
          <table:table-cell office:value-type="string">
            <text:p>WITit240</text:p>
          </table:table-cell>
          <table:table-cell office:value-type="string">
            <text:p>Was ist Plug &amp; Play?</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Der automatische Startvorgang einer Audio-CD</text:p>
          </table:table-cell>
          <table:table-cell office:value-type="string">
            <text:p>B) Die Videoschnittstelle der Grafikkarte</text:p>
          </table:table-cell>
          <table:table-cell office:value-type="string">
            <text:p>C) Computerspiele, die ohne Installation gestartet werden können</text:p>
          </table:table-cell>
          <table:table-cell office:value-type="string">
            <text:p>D) Das automatische Erkennen eines Gerätes nach Anschluss an den Computer</text:p>
          </table:table-cell>
          <table:table-cell table:number-columns-repeated="10"/>
          <table:table-cell office:value-type="string">
            <text:p>wissen IT</text:p>
          </table:table-cell>
          <table:table-cell table:number-columns-repeated="3"/>
        </table:table-row>
        <table:table-row table:style-name="ro1">
          <table:table-cell office:value-type="float" office:value="108">
            <text:p>108</text:p>
          </table:table-cell>
          <table:table-cell office:value-type="string">
            <text:p>WITit241</text:p>
          </table:table-cell>
          <table:table-cell office:value-type="string">
            <text:p>Was bezeichnet man im Computer-Kontext als Font?</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Ein neuer Speicherchip, der den Zugriff auf den Hauptspeicher beschleunigen soll</text:p>
          </table:table-cell>
          <table:table-cell office:value-type="string">
            <text:p>B) Eine Datei, die einen bestimmten Schriftsatz enthält</text:p>
          </table:table-cell>
          <table:table-cell office:value-type="string">
            <text:p>C) Ein Hilfsprogramm, das in einer Textverarbeitung das Ausdrucken von Serienbriefen ermöglicht</text:p>
          </table:table-cell>
          <table:table-cell office:value-type="string">
            <text:p>D) Ein Eingabegerät, mit dem auch Blinde an einem Computer arbeiten können</text:p>
          </table:table-cell>
          <table:table-cell table:number-columns-repeated="10"/>
          <table:table-cell office:value-type="string">
            <text:p>wissen IT</text:p>
          </table:table-cell>
          <table:table-cell table:number-columns-repeated="3"/>
        </table:table-row>
        <table:table-row table:style-name="ro1">
          <table:table-cell office:value-type="float" office:value="109">
            <text:p>109</text:p>
          </table:table-cell>
          <table:table-cell office:value-type="string">
            <text:p>WITit242</text:p>
          </table:table-cell>
          <table:table-cell office:value-type="string">
            <text:p>Für welchen Inhalt steht die Abkürzung ASCII?</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Allgemeiner Standard für den gesicherten Versand von Emails in Netzwerken</text:p>
          </table:table-cell>
          <table:table-cell office:value-type="string">
            <text:p>B) Amerikanischer Standard für den Informationsaustausch</text:p>
          </table:table-cell>
          <table:table-cell office:value-type="string">
            <text:p>C) Allgemeiner Standard für intuitive Benutzeroberflächen</text:p>
          </table:table-cell>
          <table:table-cell office:value-type="string">
            <text:p>D) Amerikanischer Standard für den Austausch digitaler Bilder</text:p>
          </table:table-cell>
          <table:table-cell table:number-columns-repeated="10"/>
          <table:table-cell office:value-type="string">
            <text:p>wissen IT</text:p>
          </table:table-cell>
          <table:table-cell table:number-columns-repeated="3"/>
        </table:table-row>
        <table:table-row table:style-name="ro1">
          <table:table-cell office:value-type="float" office:value="110">
            <text:p>110</text:p>
          </table:table-cell>
          <table:table-cell office:value-type="string">
            <text:p>WITit243</text:p>
          </table:table-cell>
          <table:table-cell office:value-type="string">
            <text:p>Was ist &lt;em&gt;keine&lt;/em&gt; Programmiersprache?</text:p>
          </table:table-cell>
          <table:table-cell table:number-columns-repeated="2"/>
          <table:table-cell office:value-type="string">
            <text:p>mcnt</text:p>
          </table:table-cell>
          <table:table-cell office:value-type="float" office:value="4">
            <text:p>4</text:p>
          </table:table-cell>
          <table:table-cell table:number-columns-repeated="2"/>
          <table:table-cell office:value-type="string">
            <text:p>A) Fortran</text:p>
          </table:table-cell>
          <table:table-cell office:value-type="string">
            <text:p>B) Perl</text:p>
          </table:table-cell>
          <table:table-cell office:value-type="string">
            <text:p>C) C++</text:p>
          </table:table-cell>
          <table:table-cell office:value-type="string">
            <text:p>D) Emacs</text:p>
          </table:table-cell>
          <table:table-cell table:number-columns-repeated="10"/>
          <table:table-cell office:value-type="string">
            <text:p>wissen IT</text:p>
          </table:table-cell>
          <table:table-cell table:number-columns-repeated="3"/>
        </table:table-row>
        <table:table-row table:style-name="ro1">
          <table:table-cell office:value-type="float" office:value="111">
            <text:p>111</text:p>
          </table:table-cell>
          <table:table-cell office:value-type="string">
            <text:p>WITit_post</text:p>
          </table:table-cell>
          <table:table-cell office:value-type="string">
            <text:p>Vielen Dank, das waren alle Aufgaben. Bitte schätzen Sie ein, wie viele der 20 Fragen Sie korrekt beantwortet haben. <text:s/></text:p>
          </table:table-cell>
          <table:table-cell table:number-columns-repeated="2"/>
          <table:table-cell office:value-type="string">
            <text:p>offen</text:p>
          </table:table-cell>
          <table:table-cell office:value-type="float" office:value="2">
            <text:p>2</text:p>
          </table:table-cell>
          <table:table-cell table:number-columns-repeated="16"/>
          <table:table-cell office:value-type="string">
            <text:p>wortschatz</text:p>
          </table:table-cell>
          <table:table-cell table:number-columns-repeated="3"/>
        </table:table-row>
        <table:table-row table:style-name="ro6">
          <table:table-cell office:value-type="float" office:value="112">
            <text:p>112</text:p>
          </table:table-cell>
          <table:table-cell office:value-type="string">
            <text:p>instr_need_for</text:p>
          </table:table-cell>
          <table:table-cell office:value-type="string">
            <text:p>Bitte geben Sie im folgenden Fragebogen an, inwieweit die hier aufgelisteten Aussagen auf Ihre momentane Situation zutreffen: (von „völlig unzutreffend“ bis „trifft ganz genau zu“)</text:p>
          </table:table-cell>
          <table:table-cell table:number-columns-repeated="2"/>
          <table:table-cell office:value-type="string">
            <text:p>instruktion</text:p>
          </table:table-cell>
          <table:table-cell office:value-type="float" office:value="1">
            <text:p>1</text:p>
          </table:table-cell>
          <table:table-cell table:number-columns-repeated="16"/>
          <table:table-cell office:value-type="string">
            <text:p>NeedforCognition</text:p>
          </table:table-cell>
          <table:table-cell table:number-columns-repeated="3"/>
        </table:table-row>
        <table:table-row table:style-name="ro1">
          <table:table-cell office:value-type="float" office:value="113">
            <text:p>113</text:p>
          </table:table-cell>
          <table:table-cell office:value-type="string">
            <text:p>nfc1</text:p>
          </table:table-cell>
          <table:table-cell office:value-type="string">
            <text:p>Die Aufgabe, neue Lösungen für Probleme zu finden, macht mir wirklich Spaß.</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14">
            <text:p>114</text:p>
          </table:table-cell>
          <table:table-cell office:value-type="string">
            <text:p>nfc2</text:p>
          </table:table-cell>
          <table:table-cell office:value-type="string">
            <text:p>Ich würde lieber eine Aufgabe lösen, die Intelligenz erfordert, schwierig und bedeutend ist, als eine Aufgabe, die zwar irgendwie wichtig ist, aber nicht viel Nachdenken erfordert.</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15">
            <text:p>115</text:p>
          </table:table-cell>
          <table:table-cell office:value-type="string">
            <text:p>nfc3</text:p>
          </table:table-cell>
          <table:table-cell office:value-type="string">
            <text:p>Ich setze mir eher solche Ziele, die nur mit erheblicher geistiger Anstrengung erreicht werden können.</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16">
            <text:p>116</text:p>
          </table:table-cell>
          <table:table-cell office:value-type="string">
            <text:p>nfc4</text:p>
          </table:table-cell>
          <table:table-cell office:value-type="string">
            <text:p>Wenn ich etwas lese, das mich verwirrt, dann lege ich es zur Seite und vergesse es.</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17">
            <text:p>117</text:p>
          </table:table-cell>
          <table:table-cell office:value-type="string">
            <text:p>nfc5</text:p>
          </table:table-cell>
          <table:table-cell office:value-type="string">
            <text:p>Ich neige gewöhnlich dazu, mir über eine Aufgabe mehr Gedanken zu machen, als zu ihrer Bewältigung gerade notwendig wäre.</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18">
            <text:p>118</text:p>
          </table:table-cell>
          <table:table-cell office:value-type="string">
            <text:p>nfc6</text:p>
          </table:table-cell>
          <table:table-cell office:value-type="string">
            <text:p>Ich finde es nicht sonderlich aufregend, neue Denkweisen zu lernen.</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19">
            <text:p>119</text:p>
          </table:table-cell>
          <table:table-cell office:value-type="string">
            <text:p>nfc7</text:p>
          </table:table-cell>
          <table:table-cell office:value-type="string">
            <text:p>Ich lasse den Dingen lieber freien Lauf, als dass ich versuche zu ergründen, warum sie so gelaufen sind.</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20">
            <text:p>120</text:p>
          </table:table-cell>
          <table:table-cell office:value-type="string">
            <text:p>nfc8</text:p>
          </table:table-cell>
          <table:table-cell office:value-type="string">
            <text:p>Das Denken in neuen und unbekannten Situationen fällt mir schwer.</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21">
            <text:p>121</text:p>
          </table:table-cell>
          <table:table-cell office:value-type="string">
            <text:p>nfc9</text:p>
          </table:table-cell>
          <table:table-cell office:value-type="string">
            <text:p>Die Vorstellung, mich auf mein Denkvermögen zu verlassen, um es zu etwas zu bringen, spricht mich nicht an.</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22">
            <text:p>122</text:p>
          </table:table-cell>
          <table:table-cell office:value-type="string">
            <text:p>nfc10</text:p>
          </table:table-cell>
          <table:table-cell office:value-type="string">
            <text:p>Abstrakt zu denken reizt mich nicht.</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23">
            <text:p>123</text:p>
          </table:table-cell>
          <table:table-cell office:value-type="string">
            <text:p>nfc11</text:p>
          </table:table-cell>
          <table:table-cell office:value-type="string">
            <text:p>Man könnte mich als Intellektuelle/n bezeichnen.</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24">
            <text:p>124</text:p>
          </table:table-cell>
          <table:table-cell office:value-type="string">
            <text:p>nfc12</text:p>
          </table:table-cell>
          <table:table-cell office:value-type="string">
            <text:p>Ich finde es besonders befriedigend, eine bedeutende Aufgabe abzuschließen, die viel Denken und geistige Anstrengung erfordert hat.</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25">
            <text:p>125</text:p>
          </table:table-cell>
          <table:table-cell office:value-type="string">
            <text:p>nfc13</text:p>
          </table:table-cell>
          <table:table-cell office:value-type="string">
            <text:p>Ich mag Aufgaben, die, wenn ich sie einmal erlernt habe, wenig nachdenken erfordern.</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26">
            <text:p>126</text:p>
          </table:table-cell>
          <table:table-cell office:value-type="string">
            <text:p>nfc14</text:p>
          </table:table-cell>
          <table:table-cell office:value-type="string">
            <text:p>Ich denke lieber über kleine, alltägliche Vorhaben nach, als über langfristige.</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27">
            <text:p>127</text:p>
          </table:table-cell>
          <table:table-cell office:value-type="string">
            <text:p>nfc15</text:p>
          </table:table-cell>
          <table:table-cell office:value-type="string">
            <text:p>Ich würde lieber etwas tun, das wenig Denken erfordert, als etwas, das mit Sicherheit meine Denkfähigkeit herausfordert.</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28">
            <text:p>128</text:p>
          </table:table-cell>
          <table:table-cell office:value-type="string">
            <text:p>nfc16</text:p>
          </table:table-cell>
          <table:table-cell office:value-type="string">
            <text:p>Ich finde wenig Befriedigung darin, angestrengt und stundenlang nachzudenken.</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29">
            <text:p>129</text:p>
          </table:table-cell>
          <table:table-cell office:value-type="string">
            <text:p>nfc17</text:p>
          </table:table-cell>
          <table:table-cell office:value-type="string">
            <text:p>In erster Linie denke ich, weil ich muss.</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30">
            <text:p>130</text:p>
          </table:table-cell>
          <table:table-cell office:value-type="string">
            <text:p>nfc18</text:p>
          </table:table-cell>
          <table:table-cell office:value-type="string">
            <text:p>Ich rede öfter mit anderen Menschen über die Gründe und die möglichen Lösungen für internationale Probleme als über Klatsch und Tratsch berühmter Leute.</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31">
            <text:p>131</text:p>
          </table:table-cell>
          <table:table-cell office:value-type="string">
            <text:p>nfc19</text:p>
          </table:table-cell>
          <table:table-cell office:value-type="string">
            <text:p>Ich trage nicht gerne die Verantwortung für eine Situation, die sehr viel Denken erfordert.</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32">
            <text:p>132</text:p>
          </table:table-cell>
          <table:table-cell office:value-type="string">
            <text:p>nfc20</text:p>
          </table:table-cell>
          <table:table-cell office:value-type="string">
            <text:p>Ich schätze Gelegenheiten, die Stärken und Schwächen meiner eigenen Urteilskraft zu entdecken.</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33">
            <text:p>133</text:p>
          </table:table-cell>
          <table:table-cell office:value-type="string">
            <text:p>nfc21</text:p>
          </table:table-cell>
          <table:table-cell office:value-type="string">
            <text:p>Wenn ich eine Aufgabe erledigt habe, die viel geistige Anstrengung erfordert hat, fühle ich mich eher erleichtert als befriedigt.</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34">
            <text:p>134</text:p>
          </table:table-cell>
          <table:table-cell office:value-type="string">
            <text:p>nfc22</text:p>
          </table:table-cell>
          <table:table-cell office:value-type="string">
            <text:p>Denken entspricht nicht dem, was ich unter Spaß verstehe.</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35">
            <text:p>135</text:p>
          </table:table-cell>
          <table:table-cell office:value-type="string">
            <text:p>nfc23</text:p>
          </table:table-cell>
          <table:table-cell office:value-type="string">
            <text:p>Ich versuche, Situationen vorauszuahnen und zu vermeiden, in denen die Wahrscheinlichkeit groß ist, dass ich intensiv <text:s/>über etwas nachdenken muss.</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36">
            <text:p>136</text:p>
          </table:table-cell>
          <table:table-cell office:value-type="string">
            <text:p>nfc24</text:p>
          </table:table-cell>
          <table:table-cell office:value-type="string">
            <text:p>Ich bin nicht gern dafür verantwortlich, mir darüber Gedanken zu machen, wie ich mein Leben gestalten soll.</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37">
            <text:p>137</text:p>
          </table:table-cell>
          <table:table-cell office:value-type="string">
            <text:p>nfc25</text:p>
          </table:table-cell>
          <table:table-cell office:value-type="string">
            <text:p>Ich würde mir lieber Bildungssendungen anschauen als Unterhaltungssendungen.</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38">
            <text:p>138</text:p>
          </table:table-cell>
          <table:table-cell office:value-type="string">
            <text:p>nfc26</text:p>
          </table:table-cell>
          <table:table-cell office:value-type="string">
            <text:p>Es gelingt mir oft, schwierige Probleme, die ich mir gestellt habe, zu lösen.</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39">
            <text:p>139</text:p>
          </table:table-cell>
          <table:table-cell office:value-type="string">
            <text:p>nfc27</text:p>
          </table:table-cell>
          <table:table-cell office:value-type="string">
            <text:p>Ich bin nicht zufrieden, wenn ich nicht denke.</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40">
            <text:p>140</text:p>
          </table:table-cell>
          <table:table-cell office:value-type="string">
            <text:p>nfc28</text:p>
          </table:table-cell>
          <table:table-cell office:value-type="string">
            <text:p>Ich habe es gern, wenn mein Leben voller kniffliger Aufgaben ist, die ich lösen muss.</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41">
            <text:p>141</text:p>
          </table:table-cell>
          <table:table-cell office:value-type="string">
            <text:p>nfc29</text:p>
          </table:table-cell>
          <table:table-cell office:value-type="string">
            <text:p>Ich würde komplizierte Probleme einfachen Problemen vorziehen.</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42">
            <text:p>142</text:p>
          </table:table-cell>
          <table:table-cell office:value-type="string">
            <text:p>nfc30</text:p>
          </table:table-cell>
          <table:table-cell office:value-type="string">
            <text:p>Es genügt mir, einfach die Antwort zu kennen, ohne die Gründe für die Antwort eines Problems zu verstehen.</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43">
            <text:p>143</text:p>
          </table:table-cell>
          <table:table-cell office:value-type="string">
            <text:p>nfc31</text:p>
          </table:table-cell>
          <table:table-cell office:value-type="string">
            <text:p>Es genügt, dass etwas funktioniert, mir ist es egal, wie oder warum.</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44">
            <text:p>144</text:p>
          </table:table-cell>
          <table:table-cell office:value-type="string">
            <text:p>nfc32</text:p>
          </table:table-cell>
          <table:table-cell office:value-type="string">
            <text:p>Was ich nicht weiß, macht mich nicht heiß.</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45">
            <text:p>145</text:p>
          </table:table-cell>
          <table:table-cell office:value-type="string">
            <text:p>nfc33</text:p>
          </table:table-cell>
          <table:table-cell office:value-type="string">
            <text:p>Es macht mir Spaß, über ein Problem nachzudenken, sogar dann, wenn die Ergebnisse meines Denkens keinen Einfluss auf die Lösung des Problems haben.</text:p>
          </table:table-cell>
          <table:table-cell table:number-columns-repeated="2"/>
          <table:table-cell office:value-type="string">
            <text:p>rating</text:p>
          </table:table-cell>
          <table:table-cell office:value-type="float" office:value="7">
            <text:p>7</text:p>
          </table:table-cell>
          <table:table-cell office:value-type="string">
            <text:p>völlig unzutreffend</text:p>
          </table:table-cell>
          <table:table-cell office:value-type="string">
            <text:p>trifft ganz genau zu</text:p>
          </table:table-cell>
          <table:table-cell table:number-columns-repeated="14"/>
          <table:table-cell office:value-type="string">
            <text:p>NeedforCognition</text:p>
          </table:table-cell>
          <table:table-cell table:number-columns-repeated="3"/>
        </table:table-row>
        <table:table-row table:style-name="ro1">
          <table:table-cell office:value-type="float" office:value="146">
            <text:p>146</text:p>
          </table:table-cell>
          <table:table-cell office:value-type="string">
            <text:p>Instr1_MWT</text:p>
          </table:table-cell>
          <table:table-cell office:value-type="string">
            <text:p>Bei den nächsten Aufgaben zeigen wir Ihnen jeweils 5 Wörter. Nur eines dieser Wörter ergibt einen Sinn. Dieses Wort sollen Sie finden. Bitte beantworten Sie die Aufgaben SO SCHNELL WIE MÖGLICH. Es gibt 35 Aufgaben. Bitte arbeiten Sie &lt;strong&gt;alleine&lt;/strong&gt; und &lt;strong&gt;ohne Hilfsmittel&lt;/strong&gt; wie Lexika, Suchmaschinen, usw. Wenn Ihnen einmal eine Frage Probleme bereiten sollte, klicken Sie trotzdem immer eine Antwort an, auch wenn Sie raten müssen. Hier sehen Sie drei Beispiele, wie die Aufgaben aufgebaut sein werden. Die richtige Antwort ist jeweils markiert. &lt;br&gt;&lt;strong&gt;Die Beispiele dienen nur der Illustration - der Test beginnt auf der nächsten Seite.&lt;/strong&gt;</text:p>
          </table:table-cell>
          <table:table-cell table:number-columns-repeated="2"/>
          <table:table-cell office:value-type="string">
            <text:p>instruktion</text:p>
          </table:table-cell>
          <table:table-cell office:value-type="float" office:value="1">
            <text:p>1</text:p>
          </table:table-cell>
          <table:table-cell table:number-columns-repeated="20"/>
        </table:table-row>
        <table:table-row table:style-name="ro1">
          <table:table-cell office:value-type="float" office:value="147">
            <text:p>147</text:p>
          </table:table-cell>
          <table:table-cell office:value-type="string">
            <text:p>Bsp1</text:p>
          </table:table-cell>
          <table:table-cell office:value-type="string">
            <text:p>Beispiel 1</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Bamu</text:p>
          </table:table-cell>
          <table:table-cell office:value-type="string">
            <text:p>Paum</text:p>
          </table:table-cell>
          <table:table-cell office:value-type="string">
            <text:p>Buma</text:p>
          </table:table-cell>
          <table:table-cell office:value-type="string">
            <text:p>&lt;strong&gt;Baum&lt;/strong&gt;</text:p>
          </table:table-cell>
          <table:table-cell office:value-type="string">
            <text:p>Baun</text:p>
          </table:table-cell>
          <table:table-cell table:number-columns-repeated="13"/>
        </table:table-row>
        <table:table-row table:style-name="ro1">
          <table:table-cell office:value-type="float" office:value="148">
            <text:p>148</text:p>
          </table:table-cell>
          <table:table-cell office:value-type="string">
            <text:p>Bsp2</text:p>
          </table:table-cell>
          <table:table-cell office:value-type="string">
            <text:p>Beispiel 2</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Purk</text:p>
          </table:table-cell>
          <table:table-cell office:value-type="string">
            <text:p>Brug</text:p>
          </table:table-cell>
          <table:table-cell office:value-type="string">
            <text:p>Lurk</text:p>
          </table:table-cell>
          <table:table-cell office:value-type="string">
            <text:p>Krub</text:p>
          </table:table-cell>
          <table:table-cell office:value-type="string">
            <text:p>&lt;strong&gt;Burg&lt;/strong&gt;</text:p>
          </table:table-cell>
          <table:table-cell table:number-columns-repeated="13"/>
        </table:table-row>
        <table:table-row table:style-name="ro1">
          <table:table-cell office:value-type="float" office:value="149">
            <text:p>149</text:p>
          </table:table-cell>
          <table:table-cell office:value-type="string">
            <text:p>Bsp3</text:p>
          </table:table-cell>
          <table:table-cell office:value-type="string">
            <text:p>Beispiel 3</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lt;strong&gt;Maschine&lt;/strong&gt;</text:p>
          </table:table-cell>
          <table:table-cell office:value-type="string">
            <text:p>Mischane</text:p>
          </table:table-cell>
          <table:table-cell office:value-type="string">
            <text:p>Schamire</text:p>
          </table:table-cell>
          <table:table-cell office:value-type="string">
            <text:p>Meschina</text:p>
          </table:table-cell>
          <table:table-cell office:value-type="string">
            <text:p>Manischa</text:p>
          </table:table-cell>
          <table:table-cell table:number-columns-repeated="10"/>
          <table:table-cell office:value-type="string">
            <text:p>x</text:p>
          </table:table-cell>
          <table:table-cell table:number-columns-repeated="2"/>
        </table:table-row>
        <table:table-row table:style-name="ro1">
          <table:table-cell office:value-type="float" office:value="150">
            <text:p>150</text:p>
          </table:table-cell>
          <table:table-cell office:value-type="string">
            <text:p>MWT_self_pre</text:p>
          </table:table-cell>
          <table:table-cell office:value-type="string">
            <text:p>Bei dem Test werden Sie insgesamt 35 Aufgaben mit unterschiedlicher Schwierigkeit bearbeiten. Eine Aufgabe besteht beispielsweise darin, aus folgenden fünf Buchstabenkombinationen diejenige zu erkennen, welche ein Wort ergibt: 1=Lamone, 2 =Talane, 2=Matrone, 4=Tarone, 5=Malonte. Der durchschnittliche Testteilnehmer bearbeitet 27 Aufgaben korrekt. Bitte schätzen Sie ein, wie viele der Aufgaben Sie korrekt lösen werden. <text:s/></text:p>
          </table:table-cell>
          <table:table-cell table:number-columns-repeated="2"/>
          <table:table-cell office:value-type="string">
            <text:p>offen</text:p>
          </table:table-cell>
          <table:table-cell office:value-type="float" office:value="2">
            <text:p>2</text:p>
          </table:table-cell>
          <table:table-cell table:number-columns-repeated="16"/>
          <table:table-cell office:value-type="string">
            <text:p>wortschatz</text:p>
          </table:table-cell>
          <table:table-cell office:value-type="string">
            <text:p>x</text:p>
          </table:table-cell>
          <table:table-cell table:number-columns-repeated="2"/>
        </table:table-row>
        <table:table-row table:style-name="ro1">
          <table:table-cell office:value-type="float" office:value="151">
            <text:p>151</text:p>
          </table:table-cell>
          <table:table-cell office:value-type="string">
            <text:p>Instr2_MWT</text:p>
          </table:table-cell>
          <table:table-cell office:value-type="string">
            <text:p>Bitte finden Sie jeweils das einzige Wort in jeder Zeile, das einen Sinn ergibt. Wenn Ihnen einmal eine Frage Probleme bereiten sollte, klicken Sie trotzdem immer eine Antwort an, auch wenn Sie raten müssen. &lt;br&gt;&lt;strong&gt;Sie können erst weitermachen, wenn Sie alle Fragen beantwortet haben.&lt;/strong&gt;</text:p>
          </table:table-cell>
          <table:table-cell table:number-columns-repeated="2"/>
          <table:table-cell office:value-type="string">
            <text:p>instruktion</text:p>
          </table:table-cell>
          <table:table-cell office:value-type="float" office:value="1">
            <text:p>1</text:p>
          </table:table-cell>
          <table:table-cell table:number-columns-repeated="16"/>
          <table:table-cell office:value-type="string">
            <text:p>wortschatz</text:p>
          </table:table-cell>
          <table:table-cell table:number-columns-repeated="3"/>
        </table:table-row>
        <table:table-row table:style-name="ro1">
          <table:table-cell office:value-type="float" office:value="152">
            <text:p>152</text:p>
          </table:table-cell>
          <table:table-cell office:value-type="string">
            <text:p>MWT1</text:p>
          </table:table-cell>
          <table:table-cell office:value-type="string">
            <text:p>Aufgabe 1</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siziol</text:p>
          </table:table-cell>
          <table:table-cell office:value-type="string">
            <text:p>salzahl</text:p>
          </table:table-cell>
          <table:table-cell office:value-type="string">
            <text:p>sozihl</text:p>
          </table:table-cell>
          <table:table-cell office:value-type="string">
            <text:p>sziam</text:p>
          </table:table-cell>
          <table:table-cell office:value-type="string">
            <text:p>sozial</text:p>
          </table:table-cell>
          <table:table-cell table:number-columns-repeated="9"/>
          <table:table-cell office:value-type="string">
            <text:p>wortschatz</text:p>
          </table:table-cell>
          <table:table-cell table:number-columns-repeated="3"/>
        </table:table-row>
        <table:table-row table:style-name="ro1">
          <table:table-cell office:value-type="float" office:value="153">
            <text:p>153</text:p>
          </table:table-cell>
          <table:table-cell office:value-type="string">
            <text:p>MWT2</text:p>
          </table:table-cell>
          <table:table-cell office:value-type="string">
            <text:p>Aufgabe 2</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Lamone</text:p>
          </table:table-cell>
          <table:table-cell office:value-type="string">
            <text:p>Talane</text:p>
          </table:table-cell>
          <table:table-cell office:value-type="string">
            <text:p>Matrone</text:p>
          </table:table-cell>
          <table:table-cell office:value-type="string">
            <text:p>Tarone</text:p>
          </table:table-cell>
          <table:table-cell office:value-type="string">
            <text:p>Malonte</text:p>
          </table:table-cell>
          <table:table-cell table:number-columns-repeated="9"/>
          <table:table-cell office:value-type="string">
            <text:p>wortschatz</text:p>
          </table:table-cell>
          <table:table-cell table:number-columns-repeated="3"/>
        </table:table-row>
        <table:table-row table:style-name="ro1">
          <table:table-cell office:value-type="float" office:value="154">
            <text:p>154</text:p>
          </table:table-cell>
          <table:table-cell office:value-type="string">
            <text:p>MWT3</text:p>
          </table:table-cell>
          <table:table-cell office:value-type="string">
            <text:p>Aufgabe 3</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kurinesisch</text:p>
          </table:table-cell>
          <table:table-cell office:value-type="string">
            <text:p>kulinarisch</text:p>
          </table:table-cell>
          <table:table-cell office:value-type="string">
            <text:p>kumenisch</text:p>
          </table:table-cell>
          <table:table-cell office:value-type="string">
            <text:p>kulissarisch</text:p>
          </table:table-cell>
          <table:table-cell office:value-type="string">
            <text:p>kannastrisch</text:p>
          </table:table-cell>
          <table:table-cell table:number-columns-repeated="9"/>
          <table:table-cell office:value-type="string">
            <text:p>wortschatz</text:p>
          </table:table-cell>
          <table:table-cell table:number-columns-repeated="3"/>
        </table:table-row>
        <table:table-row table:style-name="ro1">
          <table:table-cell office:value-type="float" office:value="155">
            <text:p>155</text:p>
          </table:table-cell>
          <table:table-cell office:value-type="string">
            <text:p>MWT4</text:p>
          </table:table-cell>
          <table:table-cell office:value-type="string">
            <text:p>Aufgabe 4</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Tinxur</text:p>
          </table:table-cell>
          <table:table-cell office:value-type="string">
            <text:p><text:s/>Kukutur</text:p>
          </table:table-cell>
          <table:table-cell office:value-type="string">
            <text:p>Fraktan</text:p>
          </table:table-cell>
          <table:table-cell office:value-type="string">
            <text:p>Tinktur</text:p>
          </table:table-cell>
          <table:table-cell office:value-type="string">
            <text:p>Rimsuhr</text:p>
          </table:table-cell>
          <table:table-cell table:number-columns-repeated="9"/>
          <table:table-cell office:value-type="string">
            <text:p>wortschatz</text:p>
          </table:table-cell>
          <table:table-cell table:number-columns-repeated="3"/>
        </table:table-row>
        <table:table-row table:style-name="ro1">
          <table:table-cell office:value-type="float" office:value="156">
            <text:p>156</text:p>
          </table:table-cell>
          <table:table-cell office:value-type="string">
            <text:p>MWT5</text:p>
          </table:table-cell>
          <table:table-cell office:value-type="string">
            <text:p>Aufgabe 5</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beralen</text:p>
          </table:table-cell>
          <table:table-cell office:value-type="string">
            <text:p><text:s/>gerältet</text:p>
          </table:table-cell>
          <table:table-cell office:value-type="string">
            <text:p>anälteren</text:p>
          </table:table-cell>
          <table:table-cell office:value-type="string">
            <text:p>untären</text:p>
          </table:table-cell>
          <table:table-cell office:value-type="string">
            <text:p>verbrämen</text:p>
          </table:table-cell>
          <table:table-cell table:number-columns-repeated="9"/>
          <table:table-cell office:value-type="string">
            <text:p>wortschatz</text:p>
          </table:table-cell>
          <table:table-cell table:number-columns-repeated="3"/>
        </table:table-row>
        <table:table-row table:style-name="ro1">
          <table:table-cell office:value-type="float" office:value="157">
            <text:p>157</text:p>
          </table:table-cell>
          <table:table-cell office:value-type="string">
            <text:p>MWT6</text:p>
          </table:table-cell>
          <table:table-cell office:value-type="string">
            <text:p>Aufgabe 6</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Rosto</text:p>
          </table:table-cell>
          <table:table-cell office:value-type="string">
            <text:p>Torso</text:p>
          </table:table-cell>
          <table:table-cell office:value-type="string">
            <text:p>Soro</text:p>
          </table:table-cell>
          <table:table-cell office:value-type="string">
            <text:p>Torgos</text:p>
          </table:table-cell>
          <table:table-cell office:value-type="string">
            <text:p>Tosor</text:p>
          </table:table-cell>
          <table:table-cell table:number-columns-repeated="9"/>
          <table:table-cell office:value-type="string">
            <text:p>wortschatz</text:p>
          </table:table-cell>
          <table:table-cell table:number-columns-repeated="3"/>
        </table:table-row>
        <table:table-row table:style-name="ro1">
          <table:table-cell office:value-type="float" office:value="158">
            <text:p>158</text:p>
          </table:table-cell>
          <table:table-cell office:value-type="string">
            <text:p>MWT7</text:p>
          </table:table-cell>
          <table:table-cell office:value-type="string">
            <text:p>Aufgabe 7</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Redor</text:p>
          </table:table-cell>
          <table:table-cell office:value-type="string">
            <text:p>Radium</text:p>
          </table:table-cell>
          <table:table-cell office:value-type="string">
            <text:p>Terion</text:p>
          </table:table-cell>
          <table:table-cell office:value-type="string">
            <text:p>Dramin</text:p>
          </table:table-cell>
          <table:table-cell office:value-type="string">
            <text:p>Orakium</text:p>
          </table:table-cell>
          <table:table-cell table:number-columns-repeated="9"/>
          <table:table-cell office:value-type="string">
            <text:p>wortschatz</text:p>
          </table:table-cell>
          <table:table-cell table:number-columns-repeated="3"/>
        </table:table-row>
        <table:table-row table:style-name="ro1">
          <table:table-cell office:value-type="float" office:value="159">
            <text:p>159</text:p>
          </table:table-cell>
          <table:table-cell office:value-type="string">
            <text:p>MWT8</text:p>
          </table:table-cell>
          <table:table-cell office:value-type="string">
            <text:p>Aufgabe 8</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Nale</text:p>
          </table:table-cell>
          <table:table-cell office:value-type="string">
            <text:p>Sahe</text:p>
          </table:table-cell>
          <table:table-cell office:value-type="string">
            <text:p>Nase</text:p>
          </table:table-cell>
          <table:table-cell office:value-type="string">
            <text:p>Nesa</text:p>
          </table:table-cell>
          <table:table-cell office:value-type="string">
            <text:p>Sehna</text:p>
          </table:table-cell>
          <table:table-cell table:number-columns-repeated="9"/>
          <table:table-cell office:value-type="string">
            <text:p>wortschatz</text:p>
          </table:table-cell>
          <table:table-cell table:number-columns-repeated="3"/>
        </table:table-row>
        <table:table-row table:style-name="ro1">
          <table:table-cell office:value-type="float" office:value="160">
            <text:p>160</text:p>
          </table:table-cell>
          <table:table-cell office:value-type="string">
            <text:p>MWT9</text:p>
          </table:table-cell>
          <table:table-cell office:value-type="string">
            <text:p>Aufgabe 9</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Rilkiase</text:p>
          </table:table-cell>
          <table:table-cell office:value-type="string">
            <text:p>Kilister</text:p>
          </table:table-cell>
          <table:table-cell office:value-type="string">
            <text:p>Riliker</text:p>
          </table:table-cell>
          <table:table-cell office:value-type="string">
            <text:p>Klistier</text:p>
          </table:table-cell>
          <table:table-cell office:value-type="string">
            <text:p>Linkure</text:p>
          </table:table-cell>
          <table:table-cell table:number-columns-repeated="9"/>
          <table:table-cell office:value-type="string">
            <text:p>wortschatz</text:p>
          </table:table-cell>
          <table:table-cell table:number-columns-repeated="3"/>
        </table:table-row>
        <table:table-row table:style-name="ro1">
          <table:table-cell office:value-type="float" office:value="161">
            <text:p>161</text:p>
          </table:table-cell>
          <table:table-cell office:value-type="string">
            <text:p>MWT10</text:p>
          </table:table-cell>
          <table:table-cell office:value-type="string">
            <text:p>Aufgabe 10</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kentern</text:p>
          </table:table-cell>
          <table:table-cell office:value-type="string">
            <text:p>knerte</text:p>
          </table:table-cell>
          <table:table-cell office:value-type="string">
            <text:p>kanzen</text:p>
          </table:table-cell>
          <table:table-cell office:value-type="string">
            <text:p>kretern</text:p>
          </table:table-cell>
          <table:table-cell office:value-type="string">
            <text:p>trekern</text:p>
          </table:table-cell>
          <table:table-cell table:number-columns-repeated="9"/>
          <table:table-cell office:value-type="string">
            <text:p>wortschatz</text:p>
          </table:table-cell>
          <table:table-cell table:number-columns-repeated="3"/>
        </table:table-row>
        <table:table-row table:style-name="ro1">
          <table:table-cell office:value-type="float" office:value="162">
            <text:p>162</text:p>
          </table:table-cell>
          <table:table-cell office:value-type="string">
            <text:p>MWT11</text:p>
          </table:table-cell>
          <table:table-cell office:value-type="string">
            <text:p>Aufgabe 11</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Sorekin</text:p>
          </table:table-cell>
          <table:table-cell office:value-type="string">
            <text:p>Sarowin</text:p>
          </table:table-cell>
          <table:table-cell office:value-type="string">
            <text:p>Rosakin</text:p>
          </table:table-cell>
          <table:table-cell office:value-type="string">
            <text:p>Narosin</text:p>
          </table:table-cell>
          <table:table-cell office:value-type="string">
            <text:p>Kerosin</text:p>
          </table:table-cell>
          <table:table-cell table:number-columns-repeated="9"/>
          <table:table-cell office:value-type="string">
            <text:p>wortschatz</text:p>
          </table:table-cell>
          <table:table-cell table:number-columns-repeated="3"/>
        </table:table-row>
        <table:table-row table:style-name="ro1">
          <table:table-cell office:value-type="float" office:value="163">
            <text:p>163</text:p>
          </table:table-cell>
          <table:table-cell office:value-type="string">
            <text:p>MWT12</text:p>
          </table:table-cell>
          <table:table-cell office:value-type="string">
            <text:p>Aufgabe 12</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Ralke</text:p>
          </table:table-cell>
          <table:table-cell office:value-type="string">
            <text:p>Korre</text:p>
          </table:table-cell>
          <table:table-cell office:value-type="string">
            <text:p>Ruckse</text:p>
          </table:table-cell>
          <table:table-cell office:value-type="string">
            <text:p>Recke</text:p>
          </table:table-cell>
          <table:table-cell office:value-type="string">
            <text:p><text:s/>Ulte</text:p>
          </table:table-cell>
          <table:table-cell table:number-columns-repeated="9"/>
          <table:table-cell office:value-type="string">
            <text:p>wortschatz</text:p>
          </table:table-cell>
          <table:table-cell table:number-columns-repeated="3"/>
        </table:table-row>
        <table:table-row table:style-name="ro1">
          <table:table-cell office:value-type="float" office:value="164">
            <text:p>164</text:p>
          </table:table-cell>
          <table:table-cell office:value-type="string">
            <text:p>MWT13</text:p>
          </table:table-cell>
          <table:table-cell office:value-type="string">
            <text:p>Aufgabe 13</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Kapaun</text:p>
          </table:table-cell>
          <table:table-cell office:value-type="string">
            <text:p>Paukan</text:p>
          </table:table-cell>
          <table:table-cell office:value-type="string">
            <text:p>Naupack</text:p>
          </table:table-cell>
          <table:table-cell office:value-type="string">
            <text:p>Aupeck</text:p>
          </table:table-cell>
          <table:table-cell office:value-type="string">
            <text:p>Ankepran</text:p>
          </table:table-cell>
          <table:table-cell table:number-columns-repeated="9"/>
          <table:table-cell office:value-type="string">
            <text:p>wortschatz</text:p>
          </table:table-cell>
          <table:table-cell table:number-columns-repeated="3"/>
        </table:table-row>
        <table:table-row table:style-name="ro1">
          <table:table-cell office:value-type="float" office:value="165">
            <text:p>165</text:p>
          </table:table-cell>
          <table:table-cell office:value-type="string">
            <text:p>MWT14</text:p>
          </table:table-cell>
          <table:table-cell office:value-type="string">
            <text:p>Aufgabe 14</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Dissonanz</text:p>
          </table:table-cell>
          <table:table-cell office:value-type="string">
            <text:p>Diskrisanz</text:p>
          </table:table-cell>
          <table:table-cell office:value-type="string">
            <text:p>Distranz</text:p>
          </table:table-cell>
          <table:table-cell office:value-type="string">
            <text:p>Dinotanz</text:p>
          </table:table-cell>
          <table:table-cell office:value-type="string">
            <text:p>Sidonenz</text:p>
          </table:table-cell>
          <table:table-cell table:number-columns-repeated="9"/>
          <table:table-cell office:value-type="string">
            <text:p>wortschatz</text:p>
          </table:table-cell>
          <table:table-cell table:number-columns-repeated="3"/>
        </table:table-row>
        <table:table-row table:style-name="ro1">
          <table:table-cell office:value-type="float" office:value="166">
            <text:p>166</text:p>
          </table:table-cell>
          <table:table-cell office:value-type="string">
            <text:p>MWT15</text:p>
          </table:table-cell>
          <table:table-cell office:value-type="string">
            <text:p>Aufgabe 15</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Kirse</text:p>
          </table:table-cell>
          <table:table-cell office:value-type="string">
            <text:p>Sirke</text:p>
          </table:table-cell>
          <table:table-cell office:value-type="string">
            <text:p>Krise</text:p>
          </table:table-cell>
          <table:table-cell office:value-type="string">
            <text:p>Krospe</text:p>
          </table:table-cell>
          <table:table-cell office:value-type="string">
            <text:p>Serise</text:p>
          </table:table-cell>
          <table:table-cell table:number-columns-repeated="9"/>
          <table:table-cell office:value-type="string">
            <text:p>wortschatz</text:p>
          </table:table-cell>
          <table:table-cell table:number-columns-repeated="3"/>
        </table:table-row>
        <table:table-row table:style-name="ro1">
          <table:table-cell office:value-type="float" office:value="167">
            <text:p>167</text:p>
          </table:table-cell>
          <table:table-cell office:value-type="string">
            <text:p>MWT16</text:p>
          </table:table-cell>
          <table:table-cell office:value-type="string">
            <text:p>Aufgabe 16</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Tume</text:p>
          </table:table-cell>
          <table:table-cell office:value-type="string">
            <text:p>Umat</text:p>
          </table:table-cell>
          <table:table-cell office:value-type="string">
            <text:p>Maut</text:p>
          </table:table-cell>
          <table:table-cell office:value-type="string">
            <text:p>Taum</text:p>
          </table:table-cell>
          <table:table-cell office:value-type="string">
            <text:p>Muta</text:p>
          </table:table-cell>
          <table:table-cell table:number-columns-repeated="9"/>
          <table:table-cell office:value-type="string">
            <text:p>wortschatz</text:p>
          </table:table-cell>
          <table:table-cell table:number-columns-repeated="3"/>
        </table:table-row>
        <table:table-row table:style-name="ro1">
          <table:table-cell office:value-type="float" office:value="168">
            <text:p>168</text:p>
          </table:table-cell>
          <table:table-cell office:value-type="string">
            <text:p>MWT17</text:p>
          </table:table-cell>
          <table:table-cell office:value-type="string">
            <text:p>Aufgabe 17</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Tuhl</text:p>
          </table:table-cell>
          <table:table-cell office:value-type="string">
            <text:p>Lar</text:p>
          </table:table-cell>
          <table:table-cell office:value-type="string">
            <text:p>Lest</text:p>
          </table:table-cell>
          <table:table-cell office:value-type="string">
            <text:p>Dall</text:p>
          </table:table-cell>
          <table:table-cell office:value-type="string">
            <text:p>Lid</text:p>
          </table:table-cell>
          <table:table-cell table:number-columns-repeated="9"/>
          <table:table-cell office:value-type="string">
            <text:p>wortschatz</text:p>
          </table:table-cell>
          <table:table-cell table:number-columns-repeated="3"/>
        </table:table-row>
        <table:table-row table:style-name="ro1">
          <table:table-cell office:value-type="float" office:value="169">
            <text:p>169</text:p>
          </table:table-cell>
          <table:table-cell office:value-type="string">
            <text:p>MWT18</text:p>
          </table:table-cell>
          <table:table-cell office:value-type="string">
            <text:p>Aufgabe 18</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Adept</text:p>
          </table:table-cell>
          <table:table-cell office:value-type="string">
            <text:p>Padet</text:p>
          </table:table-cell>
          <table:table-cell office:value-type="string">
            <text:p>Edapt</text:p>
          </table:table-cell>
          <table:table-cell office:value-type="string">
            <text:p>Epatt</text:p>
          </table:table-cell>
          <table:table-cell office:value-type="string">
            <text:p>Taped</text:p>
          </table:table-cell>
          <table:table-cell table:number-columns-repeated="9"/>
          <table:table-cell office:value-type="string">
            <text:p>wortschatz</text:p>
          </table:table-cell>
          <table:table-cell table:number-columns-repeated="3"/>
        </table:table-row>
        <table:table-row table:style-name="ro1">
          <table:table-cell office:value-type="float" office:value="170">
            <text:p>170</text:p>
          </table:table-cell>
          <table:table-cell office:value-type="string">
            <text:p>MWT19</text:p>
          </table:table-cell>
          <table:table-cell office:value-type="string">
            <text:p>Aufgabe 19</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Spirine</text:p>
          </table:table-cell>
          <table:table-cell office:value-type="string">
            <text:p>Saprin</text:p>
          </table:table-cell>
          <table:table-cell office:value-type="string">
            <text:p>Parsin</text:p>
          </table:table-cell>
          <table:table-cell office:value-type="string">
            <text:p>Purin</text:p>
          </table:table-cell>
          <table:table-cell office:value-type="string">
            <text:p>Asprint</text:p>
          </table:table-cell>
          <table:table-cell table:number-columns-repeated="9"/>
          <table:table-cell office:value-type="string">
            <text:p>wortschatz</text:p>
          </table:table-cell>
          <table:table-cell table:number-columns-repeated="3"/>
        </table:table-row>
        <table:table-row table:style-name="ro1">
          <table:table-cell office:value-type="float" office:value="171">
            <text:p>171</text:p>
          </table:table-cell>
          <table:table-cell office:value-type="string">
            <text:p>MWT20</text:p>
          </table:table-cell>
          <table:table-cell office:value-type="string">
            <text:p>Aufgabe 20</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Kulon</text:p>
          </table:table-cell>
          <table:table-cell office:value-type="string">
            <text:p>Solgun</text:p>
          </table:table-cell>
          <table:table-cell office:value-type="string">
            <text:p>Koskan</text:p>
          </table:table-cell>
          <table:table-cell office:value-type="string">
            <text:p>Soran</text:p>
          </table:table-cell>
          <table:table-cell office:value-type="string">
            <text:p>Klonus</text:p>
          </table:table-cell>
          <table:table-cell table:number-columns-repeated="9"/>
          <table:table-cell office:value-type="string">
            <text:p>wortschatz</text:p>
          </table:table-cell>
          <table:table-cell table:number-columns-repeated="3"/>
        </table:table-row>
        <table:table-row table:style-name="ro1">
          <table:table-cell office:value-type="float" office:value="172">
            <text:p>172</text:p>
          </table:table-cell>
          <table:table-cell office:value-type="string">
            <text:p>MWT21</text:p>
          </table:table-cell>
          <table:table-cell office:value-type="string">
            <text:p>Aufgabe 21</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Tronke</text:p>
          </table:table-cell>
          <table:table-cell office:value-type="string">
            <text:p>Nocktherm</text:p>
          </table:table-cell>
          <table:table-cell office:value-type="string">
            <text:p>Teronk</text:p>
          </table:table-cell>
          <table:table-cell office:value-type="string">
            <text:p>Komtur</text:p>
          </table:table-cell>
          <table:table-cell office:value-type="string">
            <text:p>Rocktur</text:p>
          </table:table-cell>
          <table:table-cell table:number-columns-repeated="9"/>
          <table:table-cell office:value-type="string">
            <text:p>wortschatz</text:p>
          </table:table-cell>
          <table:table-cell table:number-columns-repeated="3"/>
        </table:table-row>
        <table:table-row table:style-name="ro1">
          <table:table-cell office:value-type="float" office:value="173">
            <text:p>173</text:p>
          </table:table-cell>
          <table:table-cell office:value-type="string">
            <text:p>MWT22</text:p>
          </table:table-cell>
          <table:table-cell office:value-type="string">
            <text:p>Aufgabe 22</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Ripat</text:p>
          </table:table-cell>
          <table:table-cell office:value-type="string">
            <text:p>Patinatte</text:p>
          </table:table-cell>
          <table:table-cell office:value-type="string">
            <text:p>Tapir</text:p>
          </table:table-cell>
          <table:table-cell office:value-type="string">
            <text:p>Apitt</text:p>
          </table:table-cell>
          <table:table-cell office:value-type="string">
            <text:p>Padir</text:p>
          </table:table-cell>
          <table:table-cell table:number-columns-repeated="9"/>
          <table:table-cell office:value-type="string">
            <text:p>wortschatz</text:p>
          </table:table-cell>
          <table:table-cell table:number-columns-repeated="3"/>
        </table:table-row>
        <table:table-row table:style-name="ro1">
          <table:table-cell office:value-type="float" office:value="174">
            <text:p>174</text:p>
          </table:table-cell>
          <table:table-cell office:value-type="string">
            <text:p>MWT23</text:p>
          </table:table-cell>
          <table:table-cell office:value-type="string">
            <text:p>Aufgabe 23</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Akifer</text:p>
          </table:table-cell>
          <table:table-cell office:value-type="string">
            <text:p>Fiaker</text:p>
          </table:table-cell>
          <table:table-cell office:value-type="string">
            <text:p>Kiaffa</text:p>
          </table:table-cell>
          <table:table-cell office:value-type="string">
            <text:p>Sariffer</text:p>
          </table:table-cell>
          <table:table-cell office:value-type="string">
            <text:p>Refisker</text:p>
          </table:table-cell>
          <table:table-cell table:number-columns-repeated="9"/>
          <table:table-cell office:value-type="string">
            <text:p>wortschatz</text:p>
          </table:table-cell>
          <table:table-cell table:number-columns-repeated="3"/>
        </table:table-row>
        <table:table-row table:style-name="ro1">
          <table:table-cell office:value-type="float" office:value="175">
            <text:p>175</text:p>
          </table:table-cell>
          <table:table-cell office:value-type="string">
            <text:p>MWT24</text:p>
          </table:table-cell>
          <table:table-cell office:value-type="string">
            <text:p>Aufgabe 24</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Kleiber</text:p>
          </table:table-cell>
          <table:table-cell office:value-type="string">
            <text:p>Beikel</text:p>
          </table:table-cell>
          <table:table-cell office:value-type="string">
            <text:p>Keibel</text:p>
          </table:table-cell>
          <table:table-cell office:value-type="string">
            <text:p>Reikler</text:p>
          </table:table-cell>
          <table:table-cell office:value-type="string">
            <text:p>Biekerl</text:p>
          </table:table-cell>
          <table:table-cell table:number-columns-repeated="9"/>
          <table:table-cell office:value-type="string">
            <text:p>wortschatz</text:p>
          </table:table-cell>
          <table:table-cell table:number-columns-repeated="3"/>
        </table:table-row>
        <table:table-row table:style-name="ro1">
          <table:table-cell office:value-type="float" office:value="176">
            <text:p>176</text:p>
          </table:table-cell>
          <table:table-cell office:value-type="string">
            <text:p>MWT25</text:p>
          </table:table-cell>
          <table:table-cell office:value-type="string">
            <text:p>Aufgabe 25</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Igäde</text:p>
          </table:table-cell>
          <table:table-cell office:value-type="string">
            <text:p>Dägie</text:p>
          </table:table-cell>
          <table:table-cell office:value-type="string">
            <text:p>Ägide</text:p>
          </table:table-cell>
          <table:table-cell office:value-type="string">
            <text:p>Digäde</text:p>
          </table:table-cell>
          <table:table-cell office:value-type="string">
            <text:p>Giad</text:p>
          </table:table-cell>
          <table:table-cell table:number-columns-repeated="9"/>
          <table:table-cell office:value-type="string">
            <text:p>wortschatz</text:p>
          </table:table-cell>
          <table:table-cell table:number-columns-repeated="3"/>
        </table:table-row>
        <table:table-row table:style-name="ro1">
          <table:table-cell office:value-type="float" office:value="177">
            <text:p>177</text:p>
          </table:table-cell>
          <table:table-cell office:value-type="string">
            <text:p>MWT26</text:p>
          </table:table-cell>
          <table:table-cell office:value-type="string">
            <text:p>Aufgabe 26</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Rixal</text:p>
          </table:table-cell>
          <table:table-cell office:value-type="string">
            <text:p><text:s/>Irtax</text:p>
          </table:table-cell>
          <table:table-cell office:value-type="string">
            <text:p>Rackizie</text:p>
          </table:table-cell>
          <table:table-cell office:value-type="string">
            <text:p>Matrix</text:p>
          </table:table-cell>
          <table:table-cell office:value-type="string">
            <text:p>Atrige</text:p>
          </table:table-cell>
          <table:table-cell table:number-columns-repeated="9"/>
          <table:table-cell office:value-type="string">
            <text:p>wortschatz</text:p>
          </table:table-cell>
          <table:table-cell table:number-columns-repeated="3"/>
        </table:table-row>
        <table:table-row table:style-name="ro1">
          <table:table-cell office:value-type="float" office:value="178">
            <text:p>178</text:p>
          </table:table-cell>
          <table:table-cell office:value-type="string">
            <text:p>MWT27</text:p>
          </table:table-cell>
          <table:table-cell office:value-type="string">
            <text:p>Aufgabe 27</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Haskisch</text:p>
          </table:table-cell>
          <table:table-cell office:value-type="string">
            <text:p>Asmisch</text:p>
          </table:table-cell>
          <table:table-cell office:value-type="string">
            <text:p>Schisma</text:p>
          </table:table-cell>
          <table:table-cell office:value-type="string">
            <text:p>Rasthmie</text:p>
          </table:table-cell>
          <table:table-cell office:value-type="string">
            <text:p>Ilschah</text:p>
          </table:table-cell>
          <table:table-cell table:number-columns-repeated="9"/>
          <table:table-cell office:value-type="string">
            <text:p>wortschatz</text:p>
          </table:table-cell>
          <table:table-cell table:number-columns-repeated="3"/>
        </table:table-row>
        <table:table-row table:style-name="ro1">
          <table:table-cell office:value-type="float" office:value="179">
            <text:p>179</text:p>
          </table:table-cell>
          <table:table-cell office:value-type="string">
            <text:p>MWT28</text:p>
          </table:table-cell>
          <table:table-cell office:value-type="string">
            <text:p>Aufgabe 28</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Sallose</text:p>
          </table:table-cell>
          <table:table-cell office:value-type="string">
            <text:p>Lordose</text:p>
          </table:table-cell>
          <table:table-cell office:value-type="string">
            <text:p>Dormase</text:p>
          </table:table-cell>
          <table:table-cell office:value-type="string">
            <text:p>Rollase</text:p>
          </table:table-cell>
          <table:table-cell office:value-type="string">
            <text:p>Ardierole</text:p>
          </table:table-cell>
          <table:table-cell table:number-columns-repeated="9"/>
          <table:table-cell office:value-type="string">
            <text:p>wortschatz</text:p>
          </table:table-cell>
          <table:table-cell table:number-columns-repeated="3"/>
        </table:table-row>
        <table:table-row table:style-name="ro1">
          <table:table-cell office:value-type="float" office:value="180">
            <text:p>180</text:p>
          </table:table-cell>
          <table:table-cell office:value-type="string">
            <text:p>MWT29</text:p>
          </table:table-cell>
          <table:table-cell office:value-type="string">
            <text:p>Aufgabe 29</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Intranotion</text:p>
          </table:table-cell>
          <table:table-cell office:value-type="string">
            <text:p>Infranatura</text:p>
          </table:table-cell>
          <table:table-cell office:value-type="string">
            <text:p>Internodium</text:p>
          </table:table-cell>
          <table:table-cell office:value-type="string">
            <text:p>Indotalie</text:p>
          </table:table-cell>
          <table:table-cell office:value-type="string">
            <text:p>Indosta</text:p>
          </table:table-cell>
          <table:table-cell table:number-columns-repeated="9"/>
          <table:table-cell office:value-type="string">
            <text:p>wortschatz</text:p>
          </table:table-cell>
          <table:table-cell table:number-columns-repeated="3"/>
        </table:table-row>
        <table:table-row table:style-name="ro1">
          <table:table-cell office:value-type="float" office:value="181">
            <text:p>181</text:p>
          </table:table-cell>
          <table:table-cell office:value-type="string">
            <text:p>MWT30</text:p>
          </table:table-cell>
          <table:table-cell office:value-type="string">
            <text:p>Aufgabe 30</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Idaste</text:p>
          </table:table-cell>
          <table:table-cell office:value-type="string">
            <text:p>Dastrix</text:p>
          </table:table-cell>
          <table:table-cell office:value-type="string">
            <text:p>Astike</text:p>
          </table:table-cell>
          <table:table-cell office:value-type="string">
            <text:p>Sadile</text:p>
          </table:table-cell>
          <table:table-cell office:value-type="string">
            <text:p>Kasside</text:p>
          </table:table-cell>
          <table:table-cell table:number-columns-repeated="9"/>
          <table:table-cell office:value-type="string">
            <text:p>wortschatz</text:p>
          </table:table-cell>
          <table:table-cell table:number-columns-repeated="3"/>
        </table:table-row>
        <table:table-row table:style-name="ro1">
          <table:table-cell office:value-type="float" office:value="182">
            <text:p>182</text:p>
          </table:table-cell>
          <table:table-cell office:value-type="string">
            <text:p>MWT31</text:p>
          </table:table-cell>
          <table:table-cell office:value-type="string">
            <text:p>Aufgabe 31</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Libration</text:p>
          </table:table-cell>
          <table:table-cell office:value-type="string">
            <text:p>Bilation</text:p>
          </table:table-cell>
          <table:table-cell office:value-type="string">
            <text:p>Arlation</text:p>
          </table:table-cell>
          <table:table-cell office:value-type="string">
            <text:p>Iberation</text:p>
          </table:table-cell>
          <table:table-cell office:value-type="string">
            <text:p>Tiradon</text:p>
          </table:table-cell>
          <table:table-cell table:number-columns-repeated="9"/>
          <table:table-cell office:value-type="string">
            <text:p>wortschatz</text:p>
          </table:table-cell>
          <table:table-cell table:number-columns-repeated="3"/>
        </table:table-row>
        <table:table-row table:style-name="ro1">
          <table:table-cell office:value-type="float" office:value="183">
            <text:p>183</text:p>
          </table:table-cell>
          <table:table-cell office:value-type="string">
            <text:p>MWT32</text:p>
          </table:table-cell>
          <table:table-cell office:value-type="string">
            <text:p>Aufgabe 32</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Pucker</text:p>
          </table:table-cell>
          <table:table-cell office:value-type="string">
            <text:p>Keuper</text:p>
          </table:table-cell>
          <table:table-cell office:value-type="string">
            <text:p>Eucker</text:p>
          </table:table-cell>
          <table:table-cell office:value-type="string">
            <text:p>Reuspeck</text:p>
          </table:table-cell>
          <table:table-cell office:value-type="string">
            <text:p>Urkane</text:p>
          </table:table-cell>
          <table:table-cell table:number-columns-repeated="9"/>
          <table:table-cell office:value-type="string">
            <text:p>wortschatz</text:p>
          </table:table-cell>
          <table:table-cell table:number-columns-repeated="3"/>
        </table:table-row>
        <table:table-row table:style-name="ro1">
          <table:table-cell office:value-type="float" office:value="184">
            <text:p>184</text:p>
          </table:table-cell>
          <table:table-cell office:value-type="string">
            <text:p>MWT33</text:p>
          </table:table-cell>
          <table:table-cell office:value-type="string">
            <text:p>Aufgabe 33</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Sickaber</text:p>
          </table:table-cell>
          <table:table-cell office:value-type="string">
            <text:p>Bassiker</text:p>
          </table:table-cell>
          <table:table-cell office:value-type="string">
            <text:p>Kassiber</text:p>
          </table:table-cell>
          <table:table-cell office:value-type="string">
            <text:p>Sassiker</text:p>
          </table:table-cell>
          <table:table-cell office:value-type="string">
            <text:p>Askiber</text:p>
          </table:table-cell>
          <table:table-cell table:number-columns-repeated="9"/>
          <table:table-cell office:value-type="string">
            <text:p>wortschatz</text:p>
          </table:table-cell>
          <table:table-cell table:number-columns-repeated="3"/>
        </table:table-row>
        <table:table-row table:style-name="ro1">
          <table:table-cell office:value-type="float" office:value="185">
            <text:p>185</text:p>
          </table:table-cell>
          <table:table-cell office:value-type="string">
            <text:p>MWT34</text:p>
          </table:table-cell>
          <table:table-cell office:value-type="string">
            <text:p>Aufgabe 34</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Alquallon</text:p>
          </table:table-cell>
          <table:table-cell office:value-type="string">
            <text:p>Lisqualien</text:p>
          </table:table-cell>
          <table:table-cell office:value-type="string">
            <text:p>Talquallen</text:p>
          </table:table-cell>
          <table:table-cell office:value-type="string">
            <text:p>Quisquilien</text:p>
          </table:table-cell>
          <table:table-cell office:value-type="string">
            <text:p>Rielquellen</text:p>
          </table:table-cell>
          <table:table-cell table:number-columns-repeated="9"/>
          <table:table-cell office:value-type="string">
            <text:p>wortschatz</text:p>
          </table:table-cell>
          <table:table-cell table:number-columns-repeated="3"/>
        </table:table-row>
        <table:table-row table:style-name="ro1">
          <table:table-cell office:value-type="float" office:value="186">
            <text:p>186</text:p>
          </table:table-cell>
          <table:table-cell office:value-type="string">
            <text:p>MWT35</text:p>
          </table:table-cell>
          <table:table-cell office:value-type="string">
            <text:p>Aufgabe 35</text:p>
          </table:table-cell>
          <table:table-cell table:number-columns-repeated="2"/>
          <table:table-cell office:value-type="string">
            <text:p>mcnt</text:p>
          </table:table-cell>
          <table:table-cell office:value-type="float" office:value="5">
            <text:p>5</text:p>
          </table:table-cell>
          <table:table-cell table:number-columns-repeated="2"/>
          <table:table-cell office:value-type="string">
            <text:p>Berkizia</text:p>
          </table:table-cell>
          <table:table-cell office:value-type="string">
            <text:p>Brekzie</text:p>
          </table:table-cell>
          <table:table-cell office:value-type="string">
            <text:p>Birakzie</text:p>
          </table:table-cell>
          <table:table-cell office:value-type="string">
            <text:p>Brikazie</text:p>
          </table:table-cell>
          <table:table-cell office:value-type="string">
            <text:p>Bakiria</text:p>
          </table:table-cell>
          <table:table-cell table:number-columns-repeated="9"/>
          <table:table-cell office:value-type="string">
            <text:p>wortschatz</text:p>
          </table:table-cell>
          <table:table-cell table:number-columns-repeated="3"/>
        </table:table-row>
        <table:table-row table:style-name="ro1">
          <table:table-cell office:value-type="float" office:value="187">
            <text:p>187</text:p>
          </table:table-cell>
          <table:table-cell office:value-type="string">
            <text:p>MWT_self_post</text:p>
          </table:table-cell>
          <table:table-cell office:value-type="string">
            <text:p>Vielen Dank, das waren alle Aufgaben. Bitte schätzen Sie ein, wie viele der 35 Aufgaben Sie korrekt gelöst haben. <text:s/></text:p>
          </table:table-cell>
          <table:table-cell table:number-columns-repeated="2"/>
          <table:table-cell office:value-type="string">
            <text:p>offen</text:p>
          </table:table-cell>
          <table:table-cell office:value-type="float" office:value="2">
            <text:p>2</text:p>
          </table:table-cell>
          <table:table-cell table:number-columns-repeated="16"/>
          <table:table-cell office:value-type="string">
            <text:p>wortschatz</text:p>
          </table:table-cell>
          <table:table-cell table:number-columns-repeated="3"/>
        </table:table-row>
        <table:table-row table:style-name="ro1">
          <table:table-cell office:value-type="float" office:value="188">
            <text:p>188</text:p>
          </table:table-cell>
          <table:table-cell office:value-type="string">
            <text:p>Muttersprache</text:p>
          </table:table-cell>
          <table:table-cell office:value-type="string">
            <text:p>Ist deutsch Ihre Muttersprache?</text:p>
          </table:table-cell>
          <table:table-cell table:number-columns-repeated="2"/>
          <table:table-cell office:value-type="string">
            <text:p>mcnt</text:p>
          </table:table-cell>
          <table:table-cell office:value-type="float" office:value="2">
            <text:p>2</text:p>
          </table:table-cell>
          <table:table-cell table:number-columns-repeated="2"/>
          <table:table-cell office:value-type="string">
            <text:p>Ja</text:p>
          </table:table-cell>
          <table:table-cell office:value-type="string">
            <text:p>Nein</text:p>
          </table:table-cell>
          <table:table-cell table:number-columns-repeated="16"/>
        </table:table-row>
        <table:table-row table:style-name="ro6">
          <table:table-cell office:value-type="float" office:value="189">
            <text:p>189</text:p>
          </table:table-cell>
          <table:table-cell office:value-type="string">
            <text:p>instr_ought_self</text:p>
          </table:table-cell>
          <table:table-cell office:value-type="string">
            <text:p>Im Folgenden finden Sie 30 Aussagen, die Reaktionen auf bestimmte Ereignisse beschreiben. Diesmal sollen Sie jedoch nicht angeben, inwiefern die Aussagen auf Sie zutreffen. Stattdessen sollen Sie so antworten, dass Ihre Antworten jeweils die &lt;b&gt;Optimale Reaktion&lt;/b&gt; auf das Ereignis beschreiben. Wenn sie bspw. der Auffassung sind, dass Personen nach einem Misserfolg etwas niedergeschlagen sein sollten, aber nicht zu sehr, setzen Sie Ihr Kreuz bei „trifft teilweise zu“:&lt;br&gt; „Wenn ich einen Misserfolg erlebe, bin ich niedergeschlagen“. &lt;br&gt;Zusätzlich sollen Sie für jede der Aussagen angeben, inwiefern Menschen, die Ihnen wichtig sind (wie etwa die Familie, Freunde oder Bekannte) die genannte Reaktion von Ihnen erwarten (bzw. sich diese Reaktion von Ihnen wünschen). Wenn für Sie wichtige Personen beispielsweise der Auffassung sind, Sie sollten bei einem Misserfolg überhaupt nicht niedergeschlagen sein, setzen Sie ihr Kreuz bei „trifft überhaupt nicht zu“. &lt;br&gt;Bitte geben Sie für jede der folgenden Aussagen an, inwieweit die entsprechende Reaktion nach Ihrer Auffassung die &lt;b&gt;Optimale Reaktion&lt;/b&gt; darstellt und inwiefern die Reaktion demjenigen entspricht, was für Sie wichtige Menschen von Ihnen erwarten.</text:p>
          </table:table-cell>
          <table:table-cell table:number-columns-repeated="2"/>
          <table:table-cell office:value-type="string">
            <text:p>instruktion</text:p>
          </table:table-cell>
          <table:table-cell office:value-type="float" office:value="1">
            <text:p>1</text:p>
          </table:table-cell>
          <table:table-cell table:number-columns-repeated="20"/>
        </table:table-row>
        <table:table-row table:style-name="ro1">
          <table:table-cell office:value-type="float" office:value="190">
            <text:p>190</text:p>
          </table:table-cell>
          <table:table-cell office:value-type="string">
            <text:p>expmot1opt</text:p>
          </table:table-cell>
          <table:table-cell office:value-type="string">
            <text:p>Wenn ich niemanden habe, dem ich mich anvertrauen kann, fühle ich mich verloren.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191">
            <text:p>191</text:p>
          </table:table-cell>
          <table:table-cell office:value-type="string">
            <text:p>expmot1erw</text:p>
          </table:table-cell>
          <table:table-cell office:value-type="string">
            <text:p>Wenn ich niemanden habe, dem ich mich anvertrauen kann, fühle ich mich verloren.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192">
            <text:p>192</text:p>
          </table:table-cell>
          <table:table-cell office:value-type="string">
            <text:p>expmot2opt</text:p>
          </table:table-cell>
          <table:table-cell office:value-type="string">
            <text:p>Wenn ich neue Freundschaften schließe, freut mich das sehr.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193">
            <text:p>193</text:p>
          </table:table-cell>
          <table:table-cell office:value-type="string">
            <text:p>expmot2erw</text:p>
          </table:table-cell>
          <table:table-cell office:value-type="string">
            <text:p>Wenn ich neue Freundschaften schließe, freut mich das sehr.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194">
            <text:p>194</text:p>
          </table:table-cell>
          <table:table-cell office:value-type="string">
            <text:p>expmot3opt</text:p>
          </table:table-cell>
          <table:table-cell office:value-type="string">
            <text:p>Wenn mir andere zu verstehen geben, dass sie mich als Person schätzen, macht mich das glücklich.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195">
            <text:p>195</text:p>
          </table:table-cell>
          <table:table-cell office:value-type="string">
            <text:p>expmot3erw</text:p>
          </table:table-cell>
          <table:table-cell office:value-type="string">
            <text:p>Wenn mir andere zu verstehen geben, dass sie mich als Person schätzen, macht mich das glücklich.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196">
            <text:p>196</text:p>
          </table:table-cell>
          <table:table-cell office:value-type="string">
            <text:p>expmot4opt</text:p>
          </table:table-cell>
          <table:table-cell office:value-type="string">
            <text:p>Wenn jemand sich meldet, bloß weil er an mich denken musste, dann berührt mich das sehr.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197">
            <text:p>197</text:p>
          </table:table-cell>
          <table:table-cell office:value-type="string">
            <text:p>expmot4erw</text:p>
          </table:table-cell>
          <table:table-cell office:value-type="string">
            <text:p>Wenn jemand sich meldet, bloß weil er an mich denken musste, dann berührt mich das sehr.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198">
            <text:p>198</text:p>
          </table:table-cell>
          <table:table-cell office:value-type="string">
            <text:p>expmot5opt</text:p>
          </table:table-cell>
          <table:table-cell office:value-type="string">
            <text:p>Wenn ich wenig Kontakt zu anderen Menschen habe, macht mich das traurig.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199">
            <text:p>199</text:p>
          </table:table-cell>
          <table:table-cell office:value-type="string">
            <text:p>expmot5erw</text:p>
          </table:table-cell>
          <table:table-cell office:value-type="string">
            <text:p>Wenn ich wenig Kontakt zu anderen Menschen habe, macht mich das traurig.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00">
            <text:p>200</text:p>
          </table:table-cell>
          <table:table-cell office:value-type="string">
            <text:p>expmot6opt</text:p>
          </table:table-cell>
          <table:table-cell office:value-type="string">
            <text:p>Wenn ich ein schwieriges Ziel erreiche, das ich mir selbst gesetzt habe, gibt mir das ein extrem gutes Gefühl.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01">
            <text:p>201</text:p>
          </table:table-cell>
          <table:table-cell office:value-type="string">
            <text:p>expmot6erw</text:p>
          </table:table-cell>
          <table:table-cell office:value-type="string">
            <text:p>Wenn ich ein schwieriges Ziel erreiche, das ich mir selbst gesetzt habe, gibt mir das ein extrem gutes Gefühl.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02">
            <text:p>202</text:p>
          </table:table-cell>
          <table:table-cell office:value-type="string">
            <text:p>expmot7erw</text:p>
          </table:table-cell>
          <table:table-cell office:value-type="string">
            <text:p>Wenn es mir nicht gelingt, Aufgaben zu bewältigen, bin ich frustriert.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03">
            <text:p>203</text:p>
          </table:table-cell>
          <table:table-cell office:value-type="string">
            <text:p>expmot7opt</text:p>
          </table:table-cell>
          <table:table-cell office:value-type="string">
            <text:p>Wenn es mir nicht gelingt, Aufgaben zu bewältigen, bin ich frustriert.&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04">
            <text:p>204</text:p>
          </table:table-cell>
          <table:table-cell office:value-type="string">
            <text:p>expmot8opt</text:p>
          </table:table-cell>
          <table:table-cell office:value-type="string">
            <text:p>Wenn ich merke, wie andere sich von mir lenken und leiten lassen, beflügelt mich das regelrecht.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05">
            <text:p>205</text:p>
          </table:table-cell>
          <table:table-cell office:value-type="string">
            <text:p>expmot8erw</text:p>
          </table:table-cell>
          <table:table-cell office:value-type="string">
            <text:p>Wenn ich merke, wie andere sich von mir lenken und leiten lassen, beflügelt mich das regelrecht.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06">
            <text:p>206</text:p>
          </table:table-cell>
          <table:table-cell office:value-type="string">
            <text:p>expmot9opt</text:p>
          </table:table-cell>
          <table:table-cell office:value-type="string">
            <text:p>Wenn mir eine andere Person zeigt, dass sie mich wirklich gern hat, fühle ich mich richtig wohl.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07">
            <text:p>207</text:p>
          </table:table-cell>
          <table:table-cell office:value-type="string">
            <text:p>expmot9erw</text:p>
          </table:table-cell>
          <table:table-cell office:value-type="string">
            <text:p>Wenn mir eine andere Person zeigt, dass sie mich wirklich gern hat, fühle ich mich richtig wohl.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08">
            <text:p>208</text:p>
          </table:table-cell>
          <table:table-cell office:value-type="string">
            <text:p>expmot10opt</text:p>
          </table:table-cell>
          <table:table-cell office:value-type="string">
            <text:p>Wenn ich ein komplexes Problem endlich löse, bin ich sehr glücklich und zufrieden.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09">
            <text:p>209</text:p>
          </table:table-cell>
          <table:table-cell office:value-type="string">
            <text:p>expmot10erw</text:p>
          </table:table-cell>
          <table:table-cell office:value-type="string">
            <text:p>Wenn ich ein komplexes Problem endlich löse, bin ich sehr glücklich und zufrieden.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10">
            <text:p>210</text:p>
          </table:table-cell>
          <table:table-cell office:value-type="string">
            <text:p>expmot11opt</text:p>
          </table:table-cell>
          <table:table-cell office:value-type="string">
            <text:p>Wenn ich bei der Arbeit oder beim Studium hinter meinen Erwartungen zurückbleibe, macht mich das wirklich unglücklich.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11">
            <text:p>211</text:p>
          </table:table-cell>
          <table:table-cell office:value-type="string">
            <text:p>expmot11erw</text:p>
          </table:table-cell>
          <table:table-cell office:value-type="string">
            <text:p>Wenn ich bei der Arbeit oder beim Studium hinter meinen Erwartungen zurückbleibe, macht mich das wirklich unglücklich.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12">
            <text:p>212</text:p>
          </table:table-cell>
          <table:table-cell office:value-type="string">
            <text:p>expmot12opt</text:p>
          </table:table-cell>
          <table:table-cell office:value-type="string">
            <text:p>Wenn andere meine Meinung übergehen, fühle ich mich bedeutungslos.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13">
            <text:p>213</text:p>
          </table:table-cell>
          <table:table-cell office:value-type="string">
            <text:p>expmot12erw</text:p>
          </table:table-cell>
          <table:table-cell office:value-type="string">
            <text:p>Wenn andere meine Meinung übergehen, fühle ich mich bedeutungslos.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14">
            <text:p>214</text:p>
          </table:table-cell>
          <table:table-cell office:value-type="string">
            <text:p>expmot13opt</text:p>
          </table:table-cell>
          <table:table-cell office:value-type="string">
            <text:p>Wenn andere Menschen sich nach mir richten, fühle ich mich wichtig und bedeutsam.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15">
            <text:p>215</text:p>
          </table:table-cell>
          <table:table-cell office:value-type="string">
            <text:p>expmot13erw</text:p>
          </table:table-cell>
          <table:table-cell office:value-type="string">
            <text:p>Wenn andere Menschen sich nach mir richten, fühle ich mich wichtig und bedeutsam.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16">
            <text:p>216</text:p>
          </table:table-cell>
          <table:table-cell office:value-type="string">
            <text:p>expmot14opt</text:p>
          </table:table-cell>
          <table:table-cell office:value-type="string">
            <text:p>Wenn andere Menschen meine Meinung nicht ernst nehmen, fühle ich mich schlecht.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17">
            <text:p>217</text:p>
          </table:table-cell>
          <table:table-cell office:value-type="string">
            <text:p>expmot14erw</text:p>
          </table:table-cell>
          <table:table-cell office:value-type="string">
            <text:p>Wenn andere Menschen meine Meinung nicht ernst nehmen, fühle ich mich schlecht.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18">
            <text:p>218</text:p>
          </table:table-cell>
          <table:table-cell office:value-type="string">
            <text:p>expmot15opt</text:p>
          </table:table-cell>
          <table:table-cell office:value-type="string">
            <text:p>Wenn ich eine ganze Gruppe von Menschen beeinflussen kann, fühle ich mich gut.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19">
            <text:p>219</text:p>
          </table:table-cell>
          <table:table-cell office:value-type="string">
            <text:p>expmot15erw</text:p>
          </table:table-cell>
          <table:table-cell office:value-type="string">
            <text:p>Wenn ich eine ganze Gruppe von Menschen beeinflussen kann, fühle ich mich gut.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20">
            <text:p>220</text:p>
          </table:table-cell>
          <table:table-cell office:value-type="string">
            <text:p>expmot16opt</text:p>
          </table:table-cell>
          <table:table-cell office:value-type="string">
            <text:p>Wenn andere mich nicht mögen, macht mich das unglücklich.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21">
            <text:p>221</text:p>
          </table:table-cell>
          <table:table-cell office:value-type="string">
            <text:p>expmot16erw</text:p>
          </table:table-cell>
          <table:table-cell office:value-type="string">
            <text:p>Wenn andere mich nicht mögen, macht mich das unglücklich.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22">
            <text:p>222</text:p>
          </table:table-cell>
          <table:table-cell office:value-type="string">
            <text:p>expmot17opt</text:p>
          </table:table-cell>
          <table:table-cell office:value-type="string">
            <text:p>Wenn ich eine Herausforderung gemeistert habe, fühle ich richtig mich gut.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23">
            <text:p>223</text:p>
          </table:table-cell>
          <table:table-cell office:value-type="string">
            <text:p>expmot17erw</text:p>
          </table:table-cell>
          <table:table-cell office:value-type="string">
            <text:p>Wenn ich eine Herausforderung gemeistert habe, fühle ich richtig mich gut.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24">
            <text:p>224</text:p>
          </table:table-cell>
          <table:table-cell office:value-type="string">
            <text:p>expmot18opt</text:p>
          </table:table-cell>
          <table:table-cell office:value-type="string">
            <text:p>Wenn ich die Arbeit anderer nach meinen Wünschen steuern kann, dann fühle ich mich sehr wohl.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25">
            <text:p>225</text:p>
          </table:table-cell>
          <table:table-cell office:value-type="string">
            <text:p>expmot18erw</text:p>
          </table:table-cell>
          <table:table-cell office:value-type="string">
            <text:p>Wenn ich die Arbeit anderer nach meinen Wünschen steuern kann, dann fühle ich mich sehr wohl.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26">
            <text:p>226</text:p>
          </table:table-cell>
          <table:table-cell office:value-type="string">
            <text:p>expmot19opt</text:p>
          </table:table-cell>
          <table:table-cell office:value-type="string">
            <text:p>Wenn andere zum Ausdruck bringen, gerne in meiner Nähe zu sein, macht mich das glücklich.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27">
            <text:p>227</text:p>
          </table:table-cell>
          <table:table-cell office:value-type="string">
            <text:p>expmot19erw</text:p>
          </table:table-cell>
          <table:table-cell office:value-type="string">
            <text:p>Wenn andere zum Ausdruck bringen, gerne in meiner Nähe zu sein, macht mich das glücklich.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28">
            <text:p>228</text:p>
          </table:table-cell>
          <table:table-cell office:value-type="string">
            <text:p>expmot20opt</text:p>
          </table:table-cell>
          <table:table-cell office:value-type="string">
            <text:p>Wenn andere nicht auf mich hören, frustriert mich das.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29">
            <text:p>229</text:p>
          </table:table-cell>
          <table:table-cell office:value-type="string">
            <text:p>expmot20erw</text:p>
          </table:table-cell>
          <table:table-cell office:value-type="string">
            <text:p>Wenn andere nicht auf mich hören, frustriert mich das.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30">
            <text:p>230</text:p>
          </table:table-cell>
          <table:table-cell office:value-type="string">
            <text:p>expmot21opt</text:p>
          </table:table-cell>
          <table:table-cell office:value-type="string">
            <text:p>Wenn ich keinen Einfluss habe, fühle ich mich unwohl.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31">
            <text:p>231</text:p>
          </table:table-cell>
          <table:table-cell office:value-type="string">
            <text:p>expmot21erw</text:p>
          </table:table-cell>
          <table:table-cell office:value-type="string">
            <text:p>Wenn ich keinen Einfluss habe, fühle ich mich unwohl.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32">
            <text:p>232</text:p>
          </table:table-cell>
          <table:table-cell office:value-type="string">
            <text:p>expmot22opt</text:p>
          </table:table-cell>
          <table:table-cell office:value-type="string">
            <text:p>Wenn es mir nicht gelingt ein Ziel zu erreichen, bin ich richtig frustriert.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33">
            <text:p>233</text:p>
          </table:table-cell>
          <table:table-cell office:value-type="string">
            <text:p>expmot22erw</text:p>
          </table:table-cell>
          <table:table-cell office:value-type="string">
            <text:p>Wenn es mir nicht gelingt ein Ziel zu erreichen, bin ich richtig frustriert.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34">
            <text:p>234</text:p>
          </table:table-cell>
          <table:table-cell office:value-type="string">
            <text:p>expmot23opt</text:p>
          </table:table-cell>
          <table:table-cell office:value-type="string">
            <text:p>Wenn andere Menschen mir aus dem Weg gehen, macht mich das unglücklich.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35">
            <text:p>235</text:p>
          </table:table-cell>
          <table:table-cell office:value-type="string">
            <text:p>expmot23erw</text:p>
          </table:table-cell>
          <table:table-cell office:value-type="string">
            <text:p>Wenn andere Menschen mir aus dem Weg gehen, macht mich das unglücklich.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36">
            <text:p>236</text:p>
          </table:table-cell>
          <table:table-cell office:value-type="string">
            <text:p>expmot24opt</text:p>
          </table:table-cell>
          <table:table-cell office:value-type="string">
            <text:p>Wenn ich eine Aufgabe geschafft habe, für die ich hart arbeiten musste, ist das eine große Genugtuung für mich.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37">
            <text:p>237</text:p>
          </table:table-cell>
          <table:table-cell office:value-type="string">
            <text:p>expmot24erw</text:p>
          </table:table-cell>
          <table:table-cell office:value-type="string">
            <text:p>Wenn ich eine Aufgabe geschafft habe, für die ich hart arbeiten musste, ist das eine große Genugtuung für mich.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38">
            <text:p>238</text:p>
          </table:table-cell>
          <table:table-cell office:value-type="string">
            <text:p>expmot25opt</text:p>
          </table:table-cell>
          <table:table-cell office:value-type="string">
            <text:p>Wenn ich meine Leistung verbessern kann, fühle ich mich gut.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39">
            <text:p>239</text:p>
          </table:table-cell>
          <table:table-cell office:value-type="string">
            <text:p>expmot25erw</text:p>
          </table:table-cell>
          <table:table-cell office:value-type="string">
            <text:p>Wenn ich meine Leistung verbessern kann, fühle ich mich gut.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40">
            <text:p>240</text:p>
          </table:table-cell>
          <table:table-cell office:value-type="string">
            <text:p>expmot26opt</text:p>
          </table:table-cell>
          <table:table-cell office:value-type="string">
            <text:p>Wenn man mir eine einflussreiche Position überträgt, genieße ich das sehr.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41">
            <text:p>241</text:p>
          </table:table-cell>
          <table:table-cell office:value-type="string">
            <text:p>expmot26erw</text:p>
          </table:table-cell>
          <table:table-cell office:value-type="string">
            <text:p>Wenn man mir eine einflussreiche Position überträgt, genieße ich das sehr.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42">
            <text:p>242</text:p>
          </table:table-cell>
          <table:table-cell office:value-type="string">
            <text:p>expmot27opt</text:p>
          </table:table-cell>
          <table:table-cell office:value-type="string">
            <text:p>Wenn jemand nicht auf meine Meinung hört, ärgert mich das.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43">
            <text:p>243</text:p>
          </table:table-cell>
          <table:table-cell office:value-type="string">
            <text:p>expmot27erw</text:p>
          </table:table-cell>
          <table:table-cell office:value-type="string">
            <text:p>Wenn jemand nicht auf meine Meinung hört, ärgert mich das.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44">
            <text:p>244</text:p>
          </table:table-cell>
          <table:table-cell office:value-type="string">
            <text:p>expmot28opt</text:p>
          </table:table-cell>
          <table:table-cell office:value-type="string">
            <text:p>Wenn ich an einer Aufgabe scheitere, fühle ich mich richtig schlecht.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45">
            <text:p>245</text:p>
          </table:table-cell>
          <table:table-cell office:value-type="string">
            <text:p>expmot28erw</text:p>
          </table:table-cell>
          <table:table-cell office:value-type="string">
            <text:p>Wenn ich an einer Aufgabe scheitere, fühle ich mich richtig schlecht.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46">
            <text:p>246</text:p>
          </table:table-cell>
          <table:table-cell office:value-type="string">
            <text:p>expmot29opt</text:p>
          </table:table-cell>
          <table:table-cell office:value-type="string">
            <text:p>Wenn mir jemand signalisiert, dass er oder sie mich nicht mag, trifft mich das sehr.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47">
            <text:p>247</text:p>
          </table:table-cell>
          <table:table-cell office:value-type="string">
            <text:p>expmot29erw</text:p>
          </table:table-cell>
          <table:table-cell office:value-type="string">
            <text:p>Wenn mir jemand signalisiert, dass er oder sie mich nicht mag, trifft mich das sehr.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48">
            <text:p>248</text:p>
          </table:table-cell>
          <table:table-cell office:value-type="string">
            <text:p>expmot30opt</text:p>
          </table:table-cell>
          <table:table-cell office:value-type="string">
            <text:p>Wenn sich meine Leistung verschlechtert, fühle ich mich schlecht. &lt;b&gt;Optimal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1">
          <table:table-cell office:value-type="float" office:value="249">
            <text:p>249</text:p>
          </table:table-cell>
          <table:table-cell office:value-type="string">
            <text:p>expmot30erw</text:p>
          </table:table-cell>
          <table:table-cell office:value-type="string">
            <text:p>Wenn sich meine Leistung verschlechtert, fühle ich mich schlecht. &lt;b&gt;Von Anderen erwartete Reaktion.&lt;/b&g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trifft <text:s/>überhaupt nicht zu</text:p>
          </table:table-cell>
          <table:table-cell office:value-type="string">
            <text:p>trifft eher nicht zu</text:p>
          </table:table-cell>
          <table:table-cell office:value-type="string">
            <text:p>teils/teils</text:p>
          </table:table-cell>
          <table:table-cell office:value-type="string">
            <text:p>trifft teilweise zu</text:p>
          </table:table-cell>
          <table:table-cell office:value-type="string">
            <text:p>trifft extrem zu</text:p>
          </table:table-cell>
          <table:table-cell table:number-columns-repeated="9"/>
          <table:table-cell office:value-type="string">
            <text:p>optimalundoughselves</text:p>
          </table:table-cell>
          <table:table-cell table:number-columns-repeated="3"/>
        </table:table-row>
        <table:table-row table:style-name="ro6">
          <table:table-cell office:value-type="float" office:value="250">
            <text:p>250</text:p>
          </table:table-cell>
          <table:table-cell office:value-type="string">
            <text:p>instr_selbstaufm</text:p>
          </table:table-cell>
          <table:table-cell office:value-type="string">
            <text:p>Bitte beurteilen Sie, inwiefern die folgenden Aussagen auf Sie zutreffen.</text:p>
          </table:table-cell>
          <table:table-cell table:number-columns-repeated="2"/>
          <table:table-cell office:value-type="string">
            <text:p>instruktion</text:p>
          </table:table-cell>
          <table:table-cell office:value-type="float" office:value="1">
            <text:p>1</text:p>
          </table:table-cell>
          <table:table-cell table:number-columns-repeated="20"/>
        </table:table-row>
        <table:table-row table:style-name="ro1">
          <table:table-cell office:value-type="float" office:value="251">
            <text:p>251</text:p>
          </table:table-cell>
          <table:table-cell office:value-type="string">
            <text:p>sam1</text:p>
          </table:table-cell>
          <table:table-cell office:value-type="string">
            <text:p>Es ist mir wichtig, meine eigenen Bedürfnisse zu erkennen.</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52">
            <text:p>252</text:p>
          </table:table-cell>
          <table:table-cell office:value-type="string">
            <text:p>sam2</text:p>
          </table:table-cell>
          <table:table-cell office:value-type="string">
            <text:p>Ich achte darauf, wie ich aussehe.</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53">
            <text:p>253</text:p>
          </table:table-cell>
          <table:table-cell office:value-type="string">
            <text:p>sam3</text:p>
          </table:table-cell>
          <table:table-cell office:value-type="string">
            <text:p>Ich erforsche gründlich meine Absichten.</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54">
            <text:p>254</text:p>
          </table:table-cell>
          <table:table-cell office:value-type="string">
            <text:p>sam4</text:p>
          </table:table-cell>
          <table:table-cell office:value-type="string">
            <text:p>Ich betrachte mich gern im Spiegel.</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55">
            <text:p>255</text:p>
          </table:table-cell>
          <table:table-cell office:value-type="string">
            <text:p>sam5</text:p>
          </table:table-cell>
          <table:table-cell office:value-type="string">
            <text:p>Ich mache mir Gedanken darüber, wie ich auf andere Menschen wirke.</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56">
            <text:p>256</text:p>
          </table:table-cell>
          <table:table-cell office:value-type="string">
            <text:p>sam6</text:p>
          </table:table-cell>
          <table:table-cell office:value-type="string">
            <text:p>Ich versuche, über mich selbst etwas herauszufinden.</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57">
            <text:p>257</text:p>
          </table:table-cell>
          <table:table-cell office:value-type="string">
            <text:p>sam7</text:p>
          </table:table-cell>
          <table:table-cell office:value-type="string">
            <text:p>Ich denke über mich nach.</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58">
            <text:p>258</text:p>
          </table:table-cell>
          <table:table-cell office:value-type="string">
            <text:p>sam8</text:p>
          </table:table-cell>
          <table:table-cell office:value-type="string">
            <text:p>Ich mache mir Gedanken über die Art, wie ich Dinge anpacke.</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59">
            <text:p>259</text:p>
          </table:table-cell>
          <table:table-cell office:value-type="string">
            <text:p>sam9</text:p>
          </table:table-cell>
          <table:table-cell office:value-type="string">
            <text:p>Ich spüre es, wenn sich meine Stimmung änder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60">
            <text:p>260</text:p>
          </table:table-cell>
          <table:table-cell office:value-type="string">
            <text:p>sam10</text:p>
          </table:table-cell>
          <table:table-cell office:value-type="string">
            <text:p>Ich beobachte sorgfältig meine innersten Gefühle.</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61">
            <text:p>261</text:p>
          </table:table-cell>
          <table:table-cell office:value-type="string">
            <text:p>sam11</text:p>
          </table:table-cell>
          <table:table-cell office:value-type="string">
            <text:p>Ich denke im Nachhinein darüber nach, welchen Eindruck ich auf andere gemacht habe.</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62">
            <text:p>262</text:p>
          </table:table-cell>
          <table:table-cell office:value-type="string">
            <text:p>sam12</text:p>
          </table:table-cell>
          <table:table-cell office:value-type="string">
            <text:p>Ich merke, wie ich mich selbst beobachte.</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63">
            <text:p>263</text:p>
          </table:table-cell>
          <table:table-cell office:value-type="string">
            <text:p>sam13</text:p>
          </table:table-cell>
          <table:table-cell office:value-type="string">
            <text:p>Ich glaube, ich kenne mich selbst sehr genau.</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64">
            <text:p>264</text:p>
          </table:table-cell>
          <table:table-cell office:value-type="string">
            <text:p>sam14</text:p>
          </table:table-cell>
          <table:table-cell office:value-type="string">
            <text:p>Ich achte darauf, dass ich in einem guten Licht erscheine.</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65">
            <text:p>265</text:p>
          </table:table-cell>
          <table:table-cell office:value-type="string">
            <text:p>sam15</text:p>
          </table:table-cell>
          <table:table-cell office:value-type="string">
            <text:p>Bevor ich aus dem Haus gehe, werfe ich einen letzten Blick in den Spiegel.</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66">
            <text:p>266</text:p>
          </table:table-cell>
          <table:table-cell office:value-type="string">
            <text:p>sam16</text:p>
          </table:table-cell>
          <table:table-cell office:value-type="string">
            <text:p>Ich spüre richtig, wie mein Kopf arbeitet, wenn ich ein Problem löse.</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67">
            <text:p>267</text:p>
          </table:table-cell>
          <table:table-cell office:value-type="string">
            <text:p>sam17</text:p>
          </table:table-cell>
          <table:table-cell office:value-type="string">
            <text:p>Es ist mir unangenehm, wenn andere mich beobachten.</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68">
            <text:p>268</text:p>
          </table:table-cell>
          <table:table-cell office:value-type="string">
            <text:p>sam18</text:p>
          </table:table-cell>
          <table:table-cell office:value-type="string">
            <text:p>Ich achte auf mein Aussehen.</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69">
            <text:p>269</text:p>
          </table:table-cell>
          <table:table-cell office:value-type="string">
            <text:p>sam19</text:p>
          </table:table-cell>
          <table:table-cell office:value-type="string">
            <text:p>Ich mache mir Gedanken darüber, wie ich mich in Gegenwart anderer geben soll.</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70">
            <text:p>270</text:p>
          </table:table-cell>
          <table:table-cell office:value-type="string">
            <text:p>sam20</text:p>
          </table:table-cell>
          <table:table-cell office:value-type="string">
            <text:p>Ich achte auf meine eigenen Bewegungen und meine Körperhaltung.</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71">
            <text:p>271</text:p>
          </table:table-cell>
          <table:table-cell office:value-type="string">
            <text:p>sam21</text:p>
          </table:table-cell>
          <table:table-cell office:value-type="string">
            <text:p>Ich ertappe mich dabei, wie meine Gedanken um mich selbst kreisen.</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72">
            <text:p>272</text:p>
          </table:table-cell>
          <table:table-cell office:value-type="string">
            <text:p>sam22</text:p>
          </table:table-cell>
          <table:table-cell office:value-type="string">
            <text:p>Ich überlege, was meine Freunde und Bekannten von mir denken.</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73">
            <text:p>273</text:p>
          </table:table-cell>
          <table:table-cell office:value-type="string">
            <text:p>sam23</text:p>
          </table:table-cell>
          <table:table-cell office:value-type="string">
            <text:p>Ich bin mir über meine eigenen Pläne und Ziele sehr gut im Klaren.</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74">
            <text:p>274</text:p>
          </table:table-cell>
          <table:table-cell office:value-type="string">
            <text:p>sam24</text:p>
          </table:table-cell>
          <table:table-cell office:value-type="string">
            <text:p>Ich spüre es, wenn mich jemand beobachtet.</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75">
            <text:p>275</text:p>
          </table:table-cell>
          <table:table-cell office:value-type="string">
            <text:p>sam25</text:p>
          </table:table-cell>
          <table:table-cell office:value-type="string">
            <text:p>Ich denke über mich und mein Leben intensiver nach als andere Menschen.</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76">
            <text:p>276</text:p>
          </table:table-cell>
          <table:table-cell office:value-type="string">
            <text:p>sam26</text:p>
          </table:table-cell>
          <table:table-cell office:value-type="string">
            <text:p>Ich denke darüber nach, welchen Gesichtsausdruck ich gerade habe.</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77">
            <text:p>277</text:p>
          </table:table-cell>
          <table:table-cell office:value-type="string">
            <text:p>sam27</text:p>
          </table:table-cell>
          <table:table-cell office:value-type="string">
            <text:p>Es ist mir wichtig, wie andere über mich denken.</text:p>
          </table:table-cell>
          <table:table-cell table:number-columns-repeated="2"/>
          <table:table-cell office:value-type="string">
            <text:p>mc</text:p>
          </table:table-cell>
          <table:table-cell office:value-type="float" office:value="5">
            <text:p>5</text:p>
          </table:table-cell>
          <table:table-cell table:number-columns-repeated="2"/>
          <table:table-cell office:value-type="string">
            <text:p>sehr selten</text:p>
          </table:table-cell>
          <table:table-cell office:value-type="string">
            <text:p>selten</text:p>
          </table:table-cell>
          <table:table-cell office:value-type="string">
            <text:p>ab und zu</text:p>
          </table:table-cell>
          <table:table-cell office:value-type="string">
            <text:p>oft</text:p>
          </table:table-cell>
          <table:table-cell office:value-type="string">
            <text:p>sehr oft</text:p>
          </table:table-cell>
          <table:table-cell table:number-columns-repeated="9"/>
          <table:table-cell office:value-type="string">
            <text:p>Selbstaufmerksamkeit</text:p>
          </table:table-cell>
          <table:table-cell table:number-columns-repeated="3"/>
        </table:table-row>
        <table:table-row table:style-name="ro1">
          <table:table-cell office:value-type="float" office:value="278">
            <text:p>278</text:p>
          </table:table-cell>
          <table:table-cell office:value-type="string">
            <text:p>instr_SNI</text:p>
          </table:table-cell>
          <table:table-cell office:value-type="string">
            <text:p>Bei den folgenden Fragen geht es darum, mit wie vielen Menschen Sie regelmäßig Kontakt haben, einschließlich Familie, Freunde, Arbeitskollegen, Nachbarn, etc. Bitte lesen und beantworten Sie jede Frage sorgfältig.</text:p>
          </table:table-cell>
          <table:table-cell table:number-columns-repeated="2"/>
          <table:table-cell office:value-type="string">
            <text:p>instruktion</text:p>
          </table:table-cell>
          <table:table-cell office:value-type="float" office:value="1">
            <text:p>1</text:p>
          </table:table-cell>
          <table:table-cell table:number-columns-repeated="20"/>
        </table:table-row>
        <table:table-row table:style-name="ro1">
          <table:table-cell office:value-type="float" office:value="279">
            <text:p>279</text:p>
          </table:table-cell>
          <table:table-cell office:value-type="string">
            <text:p>SNI1</text:p>
          </table:table-cell>
          <table:table-cell office:value-type="string">
            <text:p>Welche der folgenden Aussagen beschreibt am besten Ihren Familienstand?</text:p>
          </table:table-cell>
          <table:table-cell table:number-columns-repeated="2"/>
          <table:table-cell office:value-type="string">
            <text:p>mc</text:p>
          </table:table-cell>
          <table:table-cell office:value-type="float" office:value="3">
            <text:p>3</text:p>
          </table:table-cell>
          <table:table-cell table:number-columns-repeated="2"/>
          <table:table-cell office:value-type="string">
            <text:p>verheiratet oder in einer festen Partnerschaft</text:p>
          </table:table-cell>
          <table:table-cell office:value-type="string">
            <text:p>derzeit single</text:p>
          </table:table-cell>
          <table:table-cell office:value-type="string">
            <text:p>noch nie in einer festen Partnerschaft gelebt</text:p>
          </table:table-cell>
          <table:table-cell table:number-columns-repeated="15"/>
        </table:table-row>
        <table:table-row table:style-name="ro1">
          <table:table-cell office:value-type="float" office:value="280">
            <text:p>280</text:p>
          </table:table-cell>
          <table:table-cell office:value-type="string">
            <text:p>SNI2</text:p>
          </table:table-cell>
          <table:table-cell office:value-type="string">
            <text:p>Wie viele Kinder haben Sie? (Falls Sie keine Kinder haben, kreuzen Sie „0“ an)</text:p>
          </table:table-cell>
          <table:table-cell table:number-columns-repeated="2"/>
          <table:table-cell office:value-type="string">
            <text:p>mc</text:p>
          </table:table-cell>
          <table:table-cell office:value-type="float" office:value="6">
            <text:p>6</text:p>
          </table:table-cell>
          <table:table-cell table:number-columns-repeated="2"/>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string">
            <text:p>5 oder mehr</text:p>
          </table:table-cell>
          <table:table-cell table:number-columns-repeated="12"/>
        </table:table-row>
        <table:table-row table:style-name="ro1">
          <table:table-cell office:value-type="float" office:value="281">
            <text:p>281</text:p>
          </table:table-cell>
          <table:table-cell office:value-type="string">
            <text:p>SNI3</text:p>
          </table:table-cell>
          <table:table-cell office:value-type="string">
            <text:p>Leben Ihre Eltern noch?</text:p>
          </table:table-cell>
          <table:table-cell table:number-columns-repeated="2"/>
          <table:table-cell office:value-type="string">
            <text:p>mc</text:p>
          </table:table-cell>
          <table:table-cell office:value-type="float" office:value="4">
            <text:p>4</text:p>
          </table:table-cell>
          <table:table-cell table:number-columns-repeated="2"/>
          <table:table-cell office:value-type="string">
            <text:p>beide leben noch</text:p>
          </table:table-cell>
          <table:table-cell office:value-type="string">
            <text:p>nur die Mutter lebt noch</text:p>
          </table:table-cell>
          <table:table-cell office:value-type="string">
            <text:p>nur der Vater lebt noch</text:p>
          </table:table-cell>
          <table:table-cell office:value-type="string">
            <text:p>beide Eltern leben nicht mehr</text:p>
          </table:table-cell>
          <table:table-cell table:number-columns-repeated="14"/>
        </table:table-row>
        <table:table-row table:style-name="ro1">
          <table:table-cell office:value-type="float" office:value="282">
            <text:p>282</text:p>
          </table:table-cell>
          <table:table-cell office:value-type="string">
            <text:p>SNI4</text:p>
          </table:table-cell>
          <table:table-cell office:value-type="string">
            <text:p>Treffen Sie sich oder telefonieren Sie mit einem Elternteil mindestens alle zwei Wochen?</text:p>
          </table:table-cell>
          <table:table-cell table:number-columns-repeated="2"/>
          <table:table-cell office:value-type="string">
            <text:p>mc</text:p>
          </table:table-cell>
          <table:table-cell office:value-type="float" office:value="4">
            <text:p>4</text:p>
          </table:table-cell>
          <table:table-cell table:number-columns-repeated="2"/>
          <table:table-cell office:value-type="string">
            <text:p>mit beiden</text:p>
          </table:table-cell>
          <table:table-cell office:value-type="string">
            <text:p>nur mit der Mutter</text:p>
          </table:table-cell>
          <table:table-cell office:value-type="string">
            <text:p>nur mit dem Vater</text:p>
          </table:table-cell>
          <table:table-cell office:value-type="string">
            <text:p>mit keinem von beiden</text:p>
          </table:table-cell>
          <table:table-cell table:number-columns-repeated="10"/>
          <table:table-cell office:value-type="string">
            <text:p>Social Network Index (angepasst)</text:p>
          </table:table-cell>
          <table:table-cell/>
          <table:table-cell office:value-type="string">
            <text:p>SNI3==4</text:p>
          </table:table-cell>
          <table:table-cell/>
        </table:table-row>
        <table:table-row table:style-name="ro1">
          <table:table-cell office:value-type="float" office:value="283">
            <text:p>283</text:p>
          </table:table-cell>
          <table:table-cell office:value-type="string">
            <text:p>SNI5</text:p>
          </table:table-cell>
          <table:table-cell office:value-type="string">
            <text:p>Zu wie vielen Ihrer Verwandten (abgesehen von Ihren Eltern und Kindern) haben Sie eine enge Beziehung?</text:p>
          </table:table-cell>
          <table:table-cell table:number-columns-repeated="2"/>
          <table:table-cell office:value-type="string">
            <text:p>mc</text:p>
          </table:table-cell>
          <table:table-cell office:value-type="float" office:value="7">
            <text:p>7</text:p>
          </table:table-cell>
          <table:table-cell table:number-columns-repeated="2"/>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string">
            <text:p>6 oder mehr</text:p>
          </table:table-cell>
          <table:table-cell table:number-columns-repeated="7"/>
          <table:table-cell office:value-type="string">
            <text:p>Social Network Index (angepasst)</text:p>
          </table:table-cell>
          <table:table-cell table:number-columns-repeated="3"/>
        </table:table-row>
        <table:table-row table:style-name="ro1">
          <table:table-cell office:value-type="float" office:value="284">
            <text:p>284</text:p>
          </table:table-cell>
          <table:table-cell office:value-type="string">
            <text:p>SNI6</text:p>
          </table:table-cell>
          <table:table-cell office:value-type="string">
            <text:p>Mit wie vielen dieser Verwandten treffen Sie sich oder telefonieren Sie mindestens alle zwei Wochen?</text:p>
          </table:table-cell>
          <table:table-cell table:number-columns-repeated="2"/>
          <table:table-cell office:value-type="string">
            <text:p>mc</text:p>
          </table:table-cell>
          <table:table-cell office:value-type="float" office:value="7">
            <text:p>7</text:p>
          </table:table-cell>
          <table:table-cell table:number-columns-repeated="2"/>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string">
            <text:p>6 oder mehr</text:p>
          </table:table-cell>
          <table:table-cell table:number-columns-repeated="7"/>
          <table:table-cell office:value-type="string">
            <text:p>Social Network Index (angepasst)</text:p>
          </table:table-cell>
          <table:table-cell/>
          <table:table-cell office:value-type="string">
            <text:p>SNI3==4</text:p>
          </table:table-cell>
          <table:table-cell/>
        </table:table-row>
        <table:table-row table:style-name="ro1">
          <table:table-cell office:value-type="float" office:value="285">
            <text:p>285</text:p>
          </table:table-cell>
          <table:table-cell office:value-type="string">
            <text:p>SNI7</text:p>
          </table:table-cell>
          <table:table-cell office:value-type="string">
            <text:p>Wie viele enge Freunde haben Sie? (Damit sind Personen gemeint, bei denen Sie sich wohl fühlen, mit denen Sie über private Dinge sprechen und auf deren Unterstützung Sie zählen können)</text:p>
          </table:table-cell>
          <table:table-cell table:number-columns-repeated="2"/>
          <table:table-cell office:value-type="string">
            <text:p>mc</text:p>
          </table:table-cell>
          <table:table-cell office:value-type="float" office:value="7">
            <text:p>7</text:p>
          </table:table-cell>
          <table:table-cell table:number-columns-repeated="2"/>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string">
            <text:p>6 oder mehr</text:p>
          </table:table-cell>
          <table:table-cell table:number-columns-repeated="7"/>
          <table:table-cell office:value-type="string">
            <text:p>Social Network Index (angepasst)</text:p>
          </table:table-cell>
          <table:table-cell table:number-columns-repeated="3"/>
        </table:table-row>
        <table:table-row table:style-name="ro1">
          <table:table-cell office:value-type="float" office:value="286">
            <text:p>286</text:p>
          </table:table-cell>
          <table:table-cell office:value-type="string">
            <text:p>SNI8</text:p>
          </table:table-cell>
          <table:table-cell office:value-type="string">
            <text:p>Mit wie vielen dieser Freunde treffen Sie sich oder telefonieren Sie mindestens alle zwei Wochen?</text:p>
          </table:table-cell>
          <table:table-cell table:number-columns-repeated="2"/>
          <table:table-cell office:value-type="string">
            <text:p>mc</text:p>
          </table:table-cell>
          <table:table-cell office:value-type="float" office:value="7">
            <text:p>7</text:p>
          </table:table-cell>
          <table:table-cell table:number-columns-repeated="2"/>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string">
            <text:p>6 oder mehr</text:p>
          </table:table-cell>
          <table:table-cell table:number-columns-repeated="7"/>
          <table:table-cell office:value-type="string">
            <text:p>Social Network Index (angepasst)</text:p>
          </table:table-cell>
          <table:table-cell/>
          <table:table-cell office:value-type="string">
            <text:p>SNI3==4</text:p>
          </table:table-cell>
          <table:table-cell/>
        </table:table-row>
        <table:table-row table:style-name="ro1">
          <table:table-cell office:value-type="float" office:value="287">
            <text:p>287</text:p>
          </table:table-cell>
          <table:table-cell office:value-type="string">
            <text:p>SNI9</text:p>
          </table:table-cell>
          <table:table-cell office:value-type="string">
            <text:p>Mit wie vielen Ihrer Kommilitonen oder Kollegen sind Sie befreundet?</text:p>
          </table:table-cell>
          <table:table-cell table:number-columns-repeated="2"/>
          <table:table-cell office:value-type="string">
            <text:p>mc</text:p>
          </table:table-cell>
          <table:table-cell office:value-type="float" office:value="7">
            <text:p>7</text:p>
          </table:table-cell>
          <table:table-cell table:number-columns-repeated="2"/>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string">
            <text:p>6 oder mehr</text:p>
          </table:table-cell>
          <table:table-cell table:number-columns-repeated="7"/>
          <table:table-cell office:value-type="string">
            <text:p>Social Network Index (angepasst)</text:p>
          </table:table-cell>
          <table:table-cell table:number-columns-repeated="3"/>
        </table:table-row>
        <table:table-row table:style-name="ro1">
          <table:table-cell office:value-type="float" office:value="288">
            <text:p>288</text:p>
          </table:table-cell>
          <table:table-cell office:value-type="string">
            <text:p>SNI10</text:p>
          </table:table-cell>
          <table:table-cell office:value-type="string">
            <text:p>Gehören Sie einer kirchlichen oder religiösen Gruppe a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Ja</text:p>
          </table:table-cell>
          <table:table-cell office:value-type="string">
            <text:p>Nein</text:p>
          </table:table-cell>
          <table:table-cell table:number-columns-repeated="12"/>
          <table:table-cell office:value-type="string">
            <text:p>Social Network Index (angepasst)</text:p>
          </table:table-cell>
          <table:table-cell table:number-columns-repeated="3"/>
        </table:table-row>
        <table:table-row table:style-name="ro1">
          <table:table-cell office:value-type="float" office:value="289">
            <text:p>289</text:p>
          </table:table-cell>
          <table:table-cell office:value-type="string">
            <text:p>SNI11</text:p>
          </table:table-cell>
          <table:table-cell office:value-type="string">
            <text:p>Mit wie vielen Mitgliedern Ihrer Kirche oder der religiösen Gruppe sprechen Sie mindestens alle zwei Wochen? (Das schließt auch Gruppentreffen und Gottesdienste mit ein.)</text:p>
          </table:table-cell>
          <table:table-cell table:number-columns-repeated="2"/>
          <table:table-cell office:value-type="string">
            <text:p>mc</text:p>
          </table:table-cell>
          <table:table-cell office:value-type="float" office:value="7">
            <text:p>7</text:p>
          </table:table-cell>
          <table:table-cell table:number-columns-repeated="2"/>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string">
            <text:p>6 oder mehr</text:p>
          </table:table-cell>
          <table:table-cell table:number-columns-repeated="7"/>
          <table:table-cell office:value-type="string">
            <text:p>Social Network Index (angepasst)</text:p>
          </table:table-cell>
          <table:table-cell/>
          <table:table-cell office:value-type="string">
            <text:p>SNI3==4</text:p>
          </table:table-cell>
          <table:table-cell/>
        </table:table-row>
        <table:table-row table:style-name="ro1">
          <table:table-cell office:value-type="float" office:value="290">
            <text:p>290</text:p>
          </table:table-cell>
          <table:table-cell office:value-type="string">
            <text:p>SNI12</text:p>
          </table:table-cell>
          <table:table-cell office:value-type="string">
            <text:p>Nehmen Sie regelmäßig an Kursen teil (bspw. an Sprachkurse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Ja</text:p>
          </table:table-cell>
          <table:table-cell office:value-type="string">
            <text:p>Nein</text:p>
          </table:table-cell>
          <table:table-cell table:number-columns-repeated="12"/>
          <table:table-cell office:value-type="string">
            <text:p>Social Network Index (angepasst)</text:p>
          </table:table-cell>
          <table:table-cell table:number-columns-repeated="3"/>
        </table:table-row>
        <table:table-row table:style-name="ro1">
          <table:table-cell office:value-type="float" office:value="291">
            <text:p>291</text:p>
          </table:table-cell>
          <table:table-cell office:value-type="string">
            <text:p>SNI13</text:p>
          </table:table-cell>
          <table:table-cell office:value-type="string">
            <text:p>Mit wie vielen Kursteilnehmern/Kommilitonen sprechen Sie mindestens einmal alle zwei Wochen?</text:p>
          </table:table-cell>
          <table:table-cell table:number-columns-repeated="2"/>
          <table:table-cell office:value-type="string">
            <text:p>mc</text:p>
          </table:table-cell>
          <table:table-cell office:value-type="float" office:value="7">
            <text:p>7</text:p>
          </table:table-cell>
          <table:table-cell table:number-columns-repeated="2"/>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string">
            <text:p>6 oder mehr</text:p>
          </table:table-cell>
          <table:table-cell table:number-columns-repeated="7"/>
          <table:table-cell office:value-type="string">
            <text:p>Social Network Index (angepasst)</text:p>
          </table:table-cell>
          <table:table-cell/>
          <table:table-cell office:value-type="string">
            <text:p>SNI3==4</text:p>
          </table:table-cell>
          <table:table-cell/>
        </table:table-row>
        <table:table-row table:style-name="ro1">
          <table:table-cell office:value-type="float" office:value="292">
            <text:p>292</text:p>
          </table:table-cell>
          <table:table-cell office:value-type="string">
            <text:p>SNI14</text:p>
          </table:table-cell>
          <table:table-cell office:value-type="string">
            <text:p>Gehen Sie derzeit einer Vollzeit- oder Teilzeitbeschäftigung nach?</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Ja</text:p>
          </table:table-cell>
          <table:table-cell office:value-type="string">
            <text:p>Nein</text:p>
          </table:table-cell>
          <table:table-cell table:number-columns-repeated="12"/>
          <table:table-cell office:value-type="string">
            <text:p>Social Network Index (angepasst)</text:p>
          </table:table-cell>
          <table:table-cell table:number-columns-repeated="3"/>
        </table:table-row>
        <table:table-row table:style-name="ro1">
          <table:table-cell office:value-type="float" office:value="293">
            <text:p>293</text:p>
          </table:table-cell>
          <table:table-cell office:value-type="string">
            <text:p>SNI15</text:p>
          </table:table-cell>
          <table:table-cell office:value-type="string">
            <text:p>Mit wie vielen Personen reden Sie bei der Arbeit mindestens einmal alle zwei Wochen?</text:p>
          </table:table-cell>
          <table:table-cell table:number-columns-repeated="2"/>
          <table:table-cell office:value-type="string">
            <text:p>mc</text:p>
          </table:table-cell>
          <table:table-cell office:value-type="float" office:value="7">
            <text:p>7</text:p>
          </table:table-cell>
          <table:table-cell table:number-columns-repeated="2"/>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string">
            <text:p>6 oder mehr</text:p>
          </table:table-cell>
          <table:table-cell table:number-columns-repeated="7"/>
          <table:table-cell office:value-type="string">
            <text:p>Social Network Index (angepasst)</text:p>
          </table:table-cell>
          <table:table-cell/>
          <table:table-cell office:value-type="string">
            <text:p>SNI3==4</text:p>
          </table:table-cell>
          <table:table-cell/>
        </table:table-row>
        <table:table-row table:style-name="ro1">
          <table:table-cell office:value-type="float" office:value="294">
            <text:p>294</text:p>
          </table:table-cell>
          <table:table-cell office:value-type="string">
            <text:p>SNI16</text:p>
          </table:table-cell>
          <table:table-cell office:value-type="string">
            <text:p>Wie viele Ihrer Nachbarn besuchen Sie oder sprechen Sie mindestens einmal alle zwei Wochen?</text:p>
          </table:table-cell>
          <table:table-cell table:number-columns-repeated="2"/>
          <table:table-cell office:value-type="string">
            <text:p>mc</text:p>
          </table:table-cell>
          <table:table-cell office:value-type="float" office:value="7">
            <text:p>7</text:p>
          </table:table-cell>
          <table:table-cell table:number-columns-repeated="2"/>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string">
            <text:p>6 oder mehr</text:p>
          </table:table-cell>
          <table:table-cell table:number-columns-repeated="7"/>
          <table:table-cell office:value-type="string">
            <text:p>Social Network Index (angepasst)</text:p>
          </table:table-cell>
          <table:table-cell table:number-columns-repeated="3"/>
        </table:table-row>
        <table:table-row table:style-name="ro1">
          <table:table-cell office:value-type="float" office:value="295">
            <text:p>295</text:p>
          </table:table-cell>
          <table:table-cell office:value-type="string">
            <text:p>SNI17</text:p>
          </table:table-cell>
          <table:table-cell office:value-type="string">
            <text:p>Engagieren Sie sich derzeit regelmäßig in ehrenamtlicher Arbeit?</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Ja</text:p>
          </table:table-cell>
          <table:table-cell office:value-type="string">
            <text:p>Nein</text:p>
          </table:table-cell>
          <table:table-cell table:number-columns-repeated="12"/>
          <table:table-cell office:value-type="string">
            <text:p>Social Network Index (angepasst)</text:p>
          </table:table-cell>
          <table:table-cell table:number-columns-repeated="3"/>
        </table:table-row>
        <table:table-row table:style-name="ro1">
          <table:table-cell office:value-type="float" office:value="296">
            <text:p>296</text:p>
          </table:table-cell>
          <table:table-cell office:value-type="string">
            <text:p>SNI18</text:p>
          </table:table-cell>
          <table:table-cell office:value-type="string">
            <text:p>Mit wie vielen Personen, die mit Ihnen ehrenamtlich arbeiten, sprechen Sie mindestens alle zwei Wochen über ehrenamtlich relevante Themen?</text:p>
          </table:table-cell>
          <table:table-cell table:number-columns-repeated="2"/>
          <table:table-cell office:value-type="string">
            <text:p>mc</text:p>
          </table:table-cell>
          <table:table-cell office:value-type="float" office:value="7">
            <text:p>7</text:p>
          </table:table-cell>
          <table:table-cell table:number-columns-repeated="2"/>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string">
            <text:p>6 oder mehr</text:p>
          </table:table-cell>
          <table:table-cell table:number-columns-repeated="7"/>
          <table:table-cell office:value-type="string">
            <text:p>Social Network Index (angepasst)</text:p>
          </table:table-cell>
          <table:table-cell/>
          <table:table-cell office:value-type="string">
            <text:p>SNI3==4</text:p>
          </table:table-cell>
          <table:table-cell/>
        </table:table-row>
        <table:table-row table:style-name="ro1">
          <table:table-cell office:value-type="float" office:value="297">
            <text:p>297</text:p>
          </table:table-cell>
          <table:table-cell office:value-type="string">
            <text:p>social_contact</text:p>
          </table:table-cell>
          <table:table-cell office:value-type="string">
            <text:p>Geben Sie kurz an, wie häufig Sie Kontakt mit den Personen, die Ihnen am besten vertraut sind, haben.</text:p>
          </table:table-cell>
          <table:table-cell table:number-columns-repeated="2"/>
          <table:table-cell office:value-type="string">
            <text:p>mcnt</text:p>
          </table:table-cell>
          <table:table-cell office:value-type="float" office:value="6">
            <text:p>6</text:p>
          </table:table-cell>
          <table:table-cell table:number-columns-repeated="2"/>
          <table:table-cell office:value-type="string">
            <text:p>weniger als einmal monatlich</text:p>
          </table:table-cell>
          <table:table-cell office:value-type="string">
            <text:p>etwa einmal im Monat</text:p>
          </table:table-cell>
          <table:table-cell office:value-type="string">
            <text:p>etwa zweimal wöchentlich</text:p>
          </table:table-cell>
          <table:table-cell office:value-type="string">
            <text:p>mindestens einmal wöchentlich</text:p>
          </table:table-cell>
          <table:table-cell office:value-type="string">
            <text:p>fast täglich</text:p>
          </table:table-cell>
          <table:table-cell office:value-type="string">
            <text:p>täglich</text:p>
          </table:table-cell>
          <table:table-cell table:number-columns-repeated="8"/>
          <table:table-cell office:value-type="string">
            <text:p>social_contact</text:p>
          </table:table-cell>
          <table:table-cell table:number-columns-repeated="3"/>
        </table:table-row>
        <table:table-row table:style-name="ro1">
          <table:table-cell office:value-type="float" office:value="298">
            <text:p>298</text:p>
          </table:table-cell>
          <table:table-cell office:value-type="string">
            <text:p>saf_expr</text:p>
          </table:table-cell>
          <table:table-cell office:value-type="string">
            <text:p>Bitte geben Sie an, inwiefern Sie die folgenden Aussagen auf Sie zutreffen. </text:p>
          </table:table-cell>
          <table:table-cell table:number-columns-repeated="2"/>
          <table:table-cell office:value-type="string">
            <text:p>instruktion</text:p>
          </table:table-cell>
          <table:table-cell office:value-type="float" office:value="1">
            <text:p>1</text:p>
          </table:table-cell>
          <table:table-cell table:number-columns-repeated="20"/>
        </table:table-row>
        <table:table-row table:style-name="ro1">
          <table:table-cell office:value-type="float" office:value="299">
            <text:p>299</text:p>
          </table:table-cell>
          <table:table-cell office:value-type="string">
            <text:p>saf_1</text:p>
          </table:table-cell>
          <table:table-cell office:value-type="string">
            <text:p>Wenn sich Widerstände auftun, finde ich Mittel und Wege, mich durchzusetzen.</text:p>
          </table:table-cell>
          <table:table-cell table:number-columns-repeated="2"/>
          <table:table-cell office:value-type="string">
            <text:p>mc</text:p>
          </table:table-cell>
          <table:table-cell office:value-type="float" office:value="4">
            <text:p>4</text:p>
          </table:table-cell>
          <table:table-cell table:number-columns-repeated="2"/>
          <table:table-cell office:value-type="string">
            <text:p>stimmt nicht</text:p>
          </table:table-cell>
          <table:table-cell office:value-type="string">
            <text:p>stimmt kaum</text:p>
          </table:table-cell>
          <table:table-cell office:value-type="string">
            <text:p>stimmt eher</text:p>
          </table:table-cell>
          <table:table-cell office:value-type="string">
            <text:p>stimmt genau</text:p>
          </table:table-cell>
          <table:table-cell table:number-columns-repeated="14"/>
        </table:table-row>
        <table:table-row table:style-name="ro1">
          <table:table-cell office:value-type="float" office:value="300">
            <text:p>300</text:p>
          </table:table-cell>
          <table:table-cell office:value-type="string">
            <text:p>saf_2</text:p>
          </table:table-cell>
          <table:table-cell office:value-type="string">
            <text:p>Die Lösung schwieriger Probleme gelingt mir immer, wenn ich mich darum bemühe.</text:p>
          </table:table-cell>
          <table:table-cell table:number-columns-repeated="2"/>
          <table:table-cell office:value-type="string">
            <text:p>mc</text:p>
          </table:table-cell>
          <table:table-cell office:value-type="float" office:value="4">
            <text:p>4</text:p>
          </table:table-cell>
          <table:table-cell table:number-columns-repeated="2"/>
          <table:table-cell office:value-type="string">
            <text:p>stimmt nicht</text:p>
          </table:table-cell>
          <table:table-cell office:value-type="string">
            <text:p>stimmt kaum</text:p>
          </table:table-cell>
          <table:table-cell office:value-type="string">
            <text:p>stimmt eher</text:p>
          </table:table-cell>
          <table:table-cell office:value-type="string">
            <text:p>stimmt genau</text:p>
          </table:table-cell>
          <table:table-cell table:number-columns-repeated="14"/>
        </table:table-row>
        <table:table-row table:style-name="ro1">
          <table:table-cell office:value-type="float" office:value="301">
            <text:p>301</text:p>
          </table:table-cell>
          <table:table-cell office:value-type="string">
            <text:p>saf_3</text:p>
          </table:table-cell>
          <table:table-cell office:value-type="string">
            <text:p>Es bereitet mir keine Schwierigkeiten, meine Absichten und Ziele zu verwirklichen.</text:p>
          </table:table-cell>
          <table:table-cell table:number-columns-repeated="2"/>
          <table:table-cell office:value-type="string">
            <text:p>mc</text:p>
          </table:table-cell>
          <table:table-cell office:value-type="float" office:value="4">
            <text:p>4</text:p>
          </table:table-cell>
          <table:table-cell table:number-columns-repeated="2"/>
          <table:table-cell office:value-type="string">
            <text:p>stimmt nicht</text:p>
          </table:table-cell>
          <table:table-cell office:value-type="string">
            <text:p>stimmt kaum</text:p>
          </table:table-cell>
          <table:table-cell office:value-type="string">
            <text:p>stimmt eher</text:p>
          </table:table-cell>
          <table:table-cell office:value-type="string">
            <text:p>stimmt genau</text:p>
          </table:table-cell>
          <table:table-cell table:number-columns-repeated="14"/>
        </table:table-row>
        <table:table-row table:style-name="ro1">
          <table:table-cell office:value-type="float" office:value="302">
            <text:p>302</text:p>
          </table:table-cell>
          <table:table-cell office:value-type="string">
            <text:p>saf_4</text:p>
          </table:table-cell>
          <table:table-cell office:value-type="string">
            <text:p>In unerwarteten Situationen weiß ich immer, wie ich mich verhalten soll.</text:p>
          </table:table-cell>
          <table:table-cell table:number-columns-repeated="2"/>
          <table:table-cell office:value-type="string">
            <text:p>mc</text:p>
          </table:table-cell>
          <table:table-cell office:value-type="float" office:value="4">
            <text:p>4</text:p>
          </table:table-cell>
          <table:table-cell table:number-columns-repeated="2"/>
          <table:table-cell office:value-type="string">
            <text:p>stimmt nicht</text:p>
          </table:table-cell>
          <table:table-cell office:value-type="string">
            <text:p>stimmt kaum</text:p>
          </table:table-cell>
          <table:table-cell office:value-type="string">
            <text:p>stimmt eher</text:p>
          </table:table-cell>
          <table:table-cell office:value-type="string">
            <text:p>stimmt genau</text:p>
          </table:table-cell>
          <table:table-cell table:number-columns-repeated="14"/>
        </table:table-row>
        <table:table-row table:style-name="ro1">
          <table:table-cell office:value-type="float" office:value="303">
            <text:p>303</text:p>
          </table:table-cell>
          <table:table-cell office:value-type="string">
            <text:p>saf_5</text:p>
          </table:table-cell>
          <table:table-cell office:value-type="string">
            <text:p>Auch bei überraschenden Ereignissen glaube ich, dass ich gut mit ihnen zurechtkommen kann.</text:p>
          </table:table-cell>
          <table:table-cell table:number-columns-repeated="2"/>
          <table:table-cell office:value-type="string">
            <text:p>mc</text:p>
          </table:table-cell>
          <table:table-cell office:value-type="float" office:value="4">
            <text:p>4</text:p>
          </table:table-cell>
          <table:table-cell table:number-columns-repeated="2"/>
          <table:table-cell office:value-type="string">
            <text:p>stimmt nicht</text:p>
          </table:table-cell>
          <table:table-cell office:value-type="string">
            <text:p>stimmt kaum</text:p>
          </table:table-cell>
          <table:table-cell office:value-type="string">
            <text:p>stimmt eher</text:p>
          </table:table-cell>
          <table:table-cell office:value-type="string">
            <text:p>stimmt genau</text:p>
          </table:table-cell>
          <table:table-cell table:number-columns-repeated="14"/>
        </table:table-row>
        <table:table-row table:style-name="ro1">
          <table:table-cell office:value-type="float" office:value="304">
            <text:p>304</text:p>
          </table:table-cell>
          <table:table-cell office:value-type="string">
            <text:p>saf_6</text:p>
          </table:table-cell>
          <table:table-cell office:value-type="string">
            <text:p>Schwierigkeiten sehe ich gelassen entgegen, weil ich meinen Fähigkeiten immer vertrauen kann.</text:p>
          </table:table-cell>
          <table:table-cell table:number-columns-repeated="2"/>
          <table:table-cell office:value-type="string">
            <text:p>mc</text:p>
          </table:table-cell>
          <table:table-cell office:value-type="float" office:value="4">
            <text:p>4</text:p>
          </table:table-cell>
          <table:table-cell table:number-columns-repeated="2"/>
          <table:table-cell office:value-type="string">
            <text:p>stimmt nicht</text:p>
          </table:table-cell>
          <table:table-cell office:value-type="string">
            <text:p>stimmt kaum</text:p>
          </table:table-cell>
          <table:table-cell office:value-type="string">
            <text:p>stimmt eher</text:p>
          </table:table-cell>
          <table:table-cell office:value-type="string">
            <text:p>stimmt genau</text:p>
          </table:table-cell>
          <table:table-cell table:number-columns-repeated="14"/>
        </table:table-row>
        <table:table-row table:style-name="ro1">
          <table:table-cell office:value-type="float" office:value="305">
            <text:p>305</text:p>
          </table:table-cell>
          <table:table-cell office:value-type="string">
            <text:p>saf_7</text:p>
          </table:table-cell>
          <table:table-cell office:value-type="string">
            <text:p>Was auch immer passiert, ich werde schon klarkommen.</text:p>
          </table:table-cell>
          <table:table-cell table:number-columns-repeated="2"/>
          <table:table-cell office:value-type="string">
            <text:p>mc</text:p>
          </table:table-cell>
          <table:table-cell office:value-type="float" office:value="4">
            <text:p>4</text:p>
          </table:table-cell>
          <table:table-cell table:number-columns-repeated="2"/>
          <table:table-cell office:value-type="string">
            <text:p>stimmt nicht</text:p>
          </table:table-cell>
          <table:table-cell office:value-type="string">
            <text:p>stimmt kaum</text:p>
          </table:table-cell>
          <table:table-cell office:value-type="string">
            <text:p>stimmt eher</text:p>
          </table:table-cell>
          <table:table-cell office:value-type="string">
            <text:p>stimmt genau</text:p>
          </table:table-cell>
          <table:table-cell table:number-columns-repeated="14"/>
        </table:table-row>
        <table:table-row table:style-name="ro1">
          <table:table-cell office:value-type="float" office:value="306">
            <text:p>306</text:p>
          </table:table-cell>
          <table:table-cell office:value-type="string">
            <text:p>saf_8</text:p>
          </table:table-cell>
          <table:table-cell office:value-type="string">
            <text:p>Für jedes Problem kann ich eine Lösung finden.</text:p>
          </table:table-cell>
          <table:table-cell table:number-columns-repeated="2"/>
          <table:table-cell office:value-type="string">
            <text:p>mc</text:p>
          </table:table-cell>
          <table:table-cell office:value-type="float" office:value="4">
            <text:p>4</text:p>
          </table:table-cell>
          <table:table-cell table:number-columns-repeated="2"/>
          <table:table-cell office:value-type="string">
            <text:p>stimmt nicht</text:p>
          </table:table-cell>
          <table:table-cell office:value-type="string">
            <text:p>stimmt kaum</text:p>
          </table:table-cell>
          <table:table-cell office:value-type="string">
            <text:p>stimmt eher</text:p>
          </table:table-cell>
          <table:table-cell office:value-type="string">
            <text:p>stimmt genau</text:p>
          </table:table-cell>
          <table:table-cell table:number-columns-repeated="14"/>
        </table:table-row>
        <table:table-row table:style-name="ro1">
          <table:table-cell office:value-type="float" office:value="307">
            <text:p>307</text:p>
          </table:table-cell>
          <table:table-cell office:value-type="string">
            <text:p>saf_9</text:p>
          </table:table-cell>
          <table:table-cell office:value-type="string">
            <text:p>Wenn eine neue Sache auf mich zukommt, weiß ich, wie ich damit umgehen kann.</text:p>
          </table:table-cell>
          <table:table-cell table:number-columns-repeated="2"/>
          <table:table-cell office:value-type="string">
            <text:p>mc</text:p>
          </table:table-cell>
          <table:table-cell office:value-type="float" office:value="4">
            <text:p>4</text:p>
          </table:table-cell>
          <table:table-cell table:number-columns-repeated="2"/>
          <table:table-cell office:value-type="string">
            <text:p>stimmt nicht</text:p>
          </table:table-cell>
          <table:table-cell office:value-type="string">
            <text:p>stimmt kaum</text:p>
          </table:table-cell>
          <table:table-cell office:value-type="string">
            <text:p>stimmt eher</text:p>
          </table:table-cell>
          <table:table-cell office:value-type="string">
            <text:p>stimmt genau</text:p>
          </table:table-cell>
          <table:table-cell table:number-columns-repeated="14"/>
        </table:table-row>
        <table:table-row table:style-name="ro1">
          <table:table-cell office:value-type="float" office:value="308">
            <text:p>308</text:p>
          </table:table-cell>
          <table:table-cell office:value-type="string">
            <text:p>saf_10</text:p>
          </table:table-cell>
          <table:table-cell office:value-type="string">
            <text:p>Wenn ein Problem auftaucht, kann ich es aus eigener Kraft meistern.</text:p>
          </table:table-cell>
          <table:table-cell table:number-columns-repeated="2"/>
          <table:table-cell office:value-type="string">
            <text:p>mc</text:p>
          </table:table-cell>
          <table:table-cell office:value-type="float" office:value="4">
            <text:p>4</text:p>
          </table:table-cell>
          <table:table-cell table:number-columns-repeated="2"/>
          <table:table-cell office:value-type="string">
            <text:p>stimmt nicht</text:p>
          </table:table-cell>
          <table:table-cell office:value-type="string">
            <text:p>stimmt kaum</text:p>
          </table:table-cell>
          <table:table-cell office:value-type="string">
            <text:p>stimmt eher</text:p>
          </table:table-cell>
          <table:table-cell office:value-type="string">
            <text:p>stimmt genau</text:p>
          </table:table-cell>
          <table:table-cell table:number-columns-repeated="14"/>
        </table:table-row>
        <table:table-row table:style-name="ro3">
          <table:table-cell office:value-type="float" office:value="309">
            <text:p>309</text:p>
          </table:table-cell>
          <table:table-cell office:value-type="string">
            <text:p>npi_expr</text:p>
          </table:table-cell>
          <table:table-cell office:value-type="string">
            <text:p><text:span text:style-name="T3">Im Folgenden finden Sie einige Aussagen, die Personen beschreiben können. Diese sind teils bewusst extrem oder provokant formuliert, um ein möglichst breites Spektrum menschlichen Verhaltens abdecken zu können. &lt;br&gt; &lt;br&gt; </text:span><text:span text:style-name="T4">Aus jedem der folgenden Satzpaare wählen Sie bitte jeweils den Satz aus, mit dem Sie sich eher identifizieren können und kreuzen Sie den</text:span></text:p>
            <text:p><text:span text:style-name="T4">passenden Buchstaben an. Nur eine Antwort!</text:span></text:p>
          </table:table-cell>
          <table:table-cell table:number-columns-repeated="2"/>
          <table:table-cell office:value-type="string">
            <text:p>instruktion</text:p>
          </table:table-cell>
          <table:table-cell office:value-type="float" office:value="1">
            <text:p>1</text:p>
          </table:table-cell>
          <table:table-cell table:number-columns-repeated="20"/>
        </table:table-row>
        <table:table-row table:style-name="ro1">
          <table:table-cell office:value-type="float" office:value="310">
            <text:p>310</text:p>
          </table:table-cell>
          <table:table-cell office:value-type="string">
            <text:p>npi_1</text:p>
          </table:table-cell>
          <table:table-cell office:value-type="string">
            <text:p>&lt;strong&gt;A&lt;/strong&gt; Ich habe eine natürliche Begabung, auf Menschen Einfluss zu nehmen.&lt;br&gt;&lt;strong&gt;B&lt;/strong&gt; Ich kann nicht besonders gut Einfluss auf jemanden ausübe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11">
            <text:p>311</text:p>
          </table:table-cell>
          <table:table-cell office:value-type="string">
            <text:p>npi_2</text:p>
          </table:table-cell>
          <table:table-cell office:value-type="string">
            <text:p>&lt;strong&gt;A&lt;/strong&gt; Bescheidenheit ist nicht meine Sache.&lt;br&gt;&lt;strong&gt;B&lt;/strong&gt; Im Grunde bin ich ein bescheidener Mensch.</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12">
            <text:p>312</text:p>
          </table:table-cell>
          <table:table-cell office:value-type="string">
            <text:p>npi_3</text:p>
          </table:table-cell>
          <table:table-cell office:value-type="string">
            <text:p>&lt;strong&gt;A&lt;/strong&gt; Ich würde fast jede Herausforderung annehmen.&lt;br&gt;&lt;strong&gt;B&lt;/strong&gt; Ich bin ein ziemlich vorsichtiger Mensch.</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13">
            <text:p>313</text:p>
          </table:table-cell>
          <table:table-cell office:value-type="string">
            <text:p>npi_4</text:p>
          </table:table-cell>
          <table:table-cell office:value-type="string">
            <text:p>&lt;strong&gt;A&lt;/strong&gt; Wenn mir jemand ein Kompliment macht, werde ich manchmal verlegen.&lt;br&gt;&lt;strong&gt;B&lt;/strong&gt; Ich weiß, dass ich jemand bin, weil mir das alle sage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14">
            <text:p>314</text:p>
          </table:table-cell>
          <table:table-cell office:value-type="string">
            <text:p>npi_5</text:p>
          </table:table-cell>
          <table:table-cell office:value-type="string">
            <text:p>&lt;strong&gt;A&lt;/strong&gt; Der Gedanke, dass ich über die Welt herrschen sollte, versetzt mich in Panik.&lt;br&gt;&lt;strong&gt;B&lt;/strong&gt; Wenn ich über die Welt herrschen würde, hätten wir eine bessere Welt.</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15">
            <text:p>315</text:p>
          </table:table-cell>
          <table:table-cell office:value-type="string">
            <text:p>npi_6</text:p>
          </table:table-cell>
          <table:table-cell office:value-type="string">
            <text:p>&lt;strong&gt;A&lt;/strong&gt; Ich kann mich durch Redegewandtheit immer aus der Affäre ziehen.&lt;br&gt;&lt;strong&gt;B&lt;/strong&gt; Ich versuche, für das was ich getan habe, gerade zu stehe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16">
            <text:p>316</text:p>
          </table:table-cell>
          <table:table-cell office:value-type="string">
            <text:p>npi_7</text:p>
          </table:table-cell>
          <table:table-cell office:value-type="string">
            <text:p>&lt;strong&gt;A&lt;/strong&gt; Ich will in der Menge nicht auffallen.&lt;br&gt;&lt;strong&gt;B&lt;/strong&gt; Ich bin am liebsten im Mittelpunkt der Aufmerksamkeit.</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17">
            <text:p>317</text:p>
          </table:table-cell>
          <table:table-cell office:value-type="string">
            <text:p>npi_8</text:p>
          </table:table-cell>
          <table:table-cell office:value-type="string">
            <text:p>&lt;strong&gt;A&lt;/strong&gt; Ich will erfolgreich sein.&lt;br&gt;&lt;strong&gt;B&lt;/strong&gt; Mir ist Erfolg nicht besonders wichtig.</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18">
            <text:p>318</text:p>
          </table:table-cell>
          <table:table-cell office:value-type="string">
            <text:p>npi_9</text:p>
          </table:table-cell>
          <table:table-cell office:value-type="string">
            <text:p>&lt;strong&gt;A&lt;/strong&gt; Ich bin weder besser noch schlechter als die meisten Menschen.&lt;br&gt;&lt;strong&gt;B&lt;/strong&gt; Ich glaube, ich bin etwas Besonderes.</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19">
            <text:p>319</text:p>
          </table:table-cell>
          <table:table-cell office:value-type="string">
            <text:p>npi_10</text:p>
          </table:table-cell>
          <table:table-cell office:value-type="string">
            <text:p>&lt;strong&gt;A&lt;/strong&gt; Ich bin nicht sicher, ob ich eine Führungspersönlichkeit bin.&lt;br&gt;&lt;strong&gt;B&lt;/strong&gt; Ich betrachte mich als gute Führungspersönlichkeit.</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20">
            <text:p>320</text:p>
          </table:table-cell>
          <table:table-cell office:value-type="string">
            <text:p>npi_11</text:p>
          </table:table-cell>
          <table:table-cell office:value-type="string">
            <text:p>&lt;strong&gt;A&lt;/strong&gt; Ich kann mich durchsetzen.&lt;br&gt;&lt;strong&gt;B&lt;/strong&gt; Ich wollte, ich könnte mich besser durchsetze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21">
            <text:p>321</text:p>
          </table:table-cell>
          <table:table-cell office:value-type="string">
            <text:p>npi_12</text:p>
          </table:table-cell>
          <table:table-cell office:value-type="string">
            <text:p>&lt;strong&gt;A&lt;/strong&gt; Ich habe gern Autorität über andere.&lt;br&gt;&lt;strong&gt;B&lt;/strong&gt; Es macht mir nichts aus, Anordnungen zu befolge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22">
            <text:p>322</text:p>
          </table:table-cell>
          <table:table-cell office:value-type="string">
            <text:p>npi_13</text:p>
          </table:table-cell>
          <table:table-cell office:value-type="string">
            <text:p>&lt;strong&gt;A&lt;/strong&gt; Mir fällt es leicht, Menschen zu manipulieren.&lt;br&gt;&lt;strong&gt;B&lt;/strong&gt; Wenn ich merke, dass ich Menschen lenke, gefällt mir das nicht.</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23">
            <text:p>323</text:p>
          </table:table-cell>
          <table:table-cell office:value-type="string">
            <text:p>npi_14</text:p>
          </table:table-cell>
          <table:table-cell office:value-type="string">
            <text:p>&lt;strong&gt;A&lt;/strong&gt; Ich bestehe darauf, dass mir gebührende Achtung entgegengebracht wird.&lt;br&gt;&lt;strong&gt;B&lt;/strong&gt; Es kommt selten vor, dass mich jemand respektlos behandelt.</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24">
            <text:p>324</text:p>
          </table:table-cell>
          <table:table-cell office:value-type="string">
            <text:p>npi_15</text:p>
          </table:table-cell>
          <table:table-cell office:value-type="string">
            <text:p>&lt;strong&gt;A&lt;/strong&gt; Ich mag es nicht besonders, meinen Körper zur Schau zu stellen.&lt;br&gt;&lt;strong&gt;B&lt;/strong&gt; Ich stelle meinen Körper gern zur Schau.</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25">
            <text:p>325</text:p>
          </table:table-cell>
          <table:table-cell office:value-type="string">
            <text:p>npi_16</text:p>
          </table:table-cell>
          <table:table-cell office:value-type="string">
            <text:p>&lt;strong&gt;A&lt;/strong&gt; Ich kann in anderen wie in einem Buch lesen.&lt;br&gt;&lt;strong&gt;B&lt;/strong&gt; Manchmal ist es schwierig, die Menschen zu verstehe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26">
            <text:p>326</text:p>
          </table:table-cell>
          <table:table-cell office:value-type="string">
            <text:p>npi_17</text:p>
          </table:table-cell>
          <table:table-cell office:value-type="string">
            <text:p>&lt;strong&gt;A&lt;/strong&gt; Wenn ich mich einer Sache gewachsen fühle, bin ich gewillt, Verantwortung zu übernehmen.&lt;br&gt;&lt;strong&gt;B&lt;/strong&gt; Ich übernehme gerne die Verantwortung für zu treffende Entscheidunge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27">
            <text:p>327</text:p>
          </table:table-cell>
          <table:table-cell office:value-type="string">
            <text:p>npi_18</text:p>
          </table:table-cell>
          <table:table-cell office:value-type="string">
            <text:p>&lt;strong&gt;A&lt;/strong&gt; Ich will einfach nur glücklich sein.&lt;br&gt;&lt;strong&gt;B&lt;/strong&gt; Ich will etwas darstellen in den Augen der Welt.</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28">
            <text:p>328</text:p>
          </table:table-cell>
          <table:table-cell office:value-type="string">
            <text:p>npi_19</text:p>
          </table:table-cell>
          <table:table-cell office:value-type="string">
            <text:p>&lt;strong&gt;A&lt;/strong&gt; Mein Körper ist nichts Besonderes.&lt;br&gt;&lt;strong&gt;B&lt;/strong&gt; Ich schaue meinen Körper gern a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29">
            <text:p>329</text:p>
          </table:table-cell>
          <table:table-cell office:value-type="string">
            <text:p>npi_20</text:p>
          </table:table-cell>
          <table:table-cell office:value-type="string">
            <text:p>&lt;strong&gt;A&lt;/strong&gt; Ich bemühe mich, kein Angeber zu sein.&lt;br&gt;&lt;strong&gt;B&lt;/strong&gt; Wenn sich die Gelegenheit ergibt, gebe ich schon mal a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30">
            <text:p>330</text:p>
          </table:table-cell>
          <table:table-cell office:value-type="string">
            <text:p>npi_21</text:p>
          </table:table-cell>
          <table:table-cell office:value-type="string">
            <text:p>&lt;strong&gt;A&lt;/strong&gt; Ich weiß immer, was ich tue.&lt;br&gt;&lt;strong&gt;B&lt;/strong&gt; Manchmal bin ich nicht sicher, was ich tue.</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31">
            <text:p>331</text:p>
          </table:table-cell>
          <table:table-cell office:value-type="string">
            <text:p>npi_22</text:p>
          </table:table-cell>
          <table:table-cell office:value-type="string">
            <text:p>&lt;strong&gt;A&lt;/strong&gt; Manchmal brauche ich andere, um etwas zu schaffen.&lt;br&gt;&lt;strong&gt;B&lt;/strong&gt; Ich kann fast alles ohne die Hilfe anderer Leute schaffe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32">
            <text:p>332</text:p>
          </table:table-cell>
          <table:table-cell office:value-type="string">
            <text:p>npi_23</text:p>
          </table:table-cell>
          <table:table-cell office:value-type="string">
            <text:p>&lt;strong&gt;A&lt;/strong&gt; Ab und zu erzähle ich Interessantes.&lt;br&gt;&lt;strong&gt;B&lt;/strong&gt; Jeder hört mir gern zu.</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33">
            <text:p>333</text:p>
          </table:table-cell>
          <table:table-cell office:value-type="string">
            <text:p>npi_24</text:p>
          </table:table-cell>
          <table:table-cell office:value-type="string">
            <text:p>&lt;strong&gt;A&lt;/strong&gt; Ich erwarte viel von anderen Leuten.&lt;br&gt;&lt;strong&gt;B&lt;/strong&gt; Ich tue gern etwas für andere Leute.</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34">
            <text:p>334</text:p>
          </table:table-cell>
          <table:table-cell office:value-type="string">
            <text:p>npi_25</text:p>
          </table:table-cell>
          <table:table-cell office:value-type="string">
            <text:p>&lt;strong&gt;A&lt;/strong&gt; Ich werde nie zufrieden sein, bis ich alles bekomme, was mir zusteht.&lt;br&gt;&lt;strong&gt;B&lt;/strong&gt; Ich bin mit dem zufrieden, was mir der Zufall gibt.</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35">
            <text:p>335</text:p>
          </table:table-cell>
          <table:table-cell office:value-type="string">
            <text:p>npi_26</text:p>
          </table:table-cell>
          <table:table-cell office:value-type="string">
            <text:p>&lt;strong&gt;A&lt;/strong&gt; Wenn ich Komplimente bekomme, ist mir das peinlich.&lt;br&gt;&lt;strong&gt;B&lt;/strong&gt; Mir gefällt es, wenn mir jemand ein Kompliment macht.</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36">
            <text:p>336</text:p>
          </table:table-cell>
          <table:table-cell office:value-type="string">
            <text:p>npi_27</text:p>
          </table:table-cell>
          <table:table-cell office:value-type="string">
            <text:p>&lt;strong&gt;A&lt;/strong&gt; Macht ist mir sehr wichtig.&lt;br&gt;&lt;strong&gt;B&lt;/strong&gt; Macht um der Macht willen interessiert mich nicht.</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37">
            <text:p>337</text:p>
          </table:table-cell>
          <table:table-cell office:value-type="string">
            <text:p>npi_28</text:p>
          </table:table-cell>
          <table:table-cell office:value-type="string">
            <text:p>&lt;strong&gt;A&lt;/strong&gt; Ich mache mir nicht viel aus neuen Trends und Moden.&lt;br&gt;&lt;strong&gt;B&lt;/strong&gt; Ich bin gerne Trendsetter.</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38">
            <text:p>338</text:p>
          </table:table-cell>
          <table:table-cell office:value-type="string">
            <text:p>npi_29</text:p>
          </table:table-cell>
          <table:table-cell office:value-type="string">
            <text:p>&lt;strong&gt;A&lt;/strong&gt; Ich schaue mich gern im Spiegel an.&lt;br&gt;&lt;strong&gt;B&lt;/strong&gt; Ich bin nicht besonders scharf darauf, mich im Spiegel anzuschaue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39">
            <text:p>339</text:p>
          </table:table-cell>
          <table:table-cell office:value-type="string">
            <text:p>npi_30</text:p>
          </table:table-cell>
          <table:table-cell office:value-type="string">
            <text:p>&lt;strong&gt;A&lt;/strong&gt; Es macht mir echt Spaß, Mittelpunkt der Aufmerksamkeit zu sein.&lt;br&gt;&lt;strong&gt;B&lt;/strong&gt; Ich fühle mich nicht wohl, wenn ich Mittelpunkt der Aufmerksamkeit bi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40">
            <text:p>340</text:p>
          </table:table-cell>
          <table:table-cell office:value-type="string">
            <text:p>npi_31</text:p>
          </table:table-cell>
          <table:table-cell office:value-type="string">
            <text:p>&lt;strong&gt;A&lt;/strong&gt; Ich kann mein Leben so gestalten wie es mir beliebt.&lt;br&gt;&lt;strong&gt;B&lt;/strong&gt; Man kann nicht immer nach seiner Wunschvorstellung lebe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41">
            <text:p>341</text:p>
          </table:table-cell>
          <table:table-cell office:value-type="string">
            <text:p>npi_32</text:p>
          </table:table-cell>
          <table:table-cell office:value-type="string">
            <text:p>&lt;strong&gt;A&lt;/strong&gt; Die Führungsposition inne zu haben bedeutet mir nicht viel. &lt;br&gt;&lt;strong&gt;B&lt;/strong&gt; Meine Führungsrolle scheint immer anerkannt zu werde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42">
            <text:p>342</text:p>
          </table:table-cell>
          <table:table-cell office:value-type="string">
            <text:p>npi_33</text:p>
          </table:table-cell>
          <table:table-cell office:value-type="string">
            <text:p>&lt;strong&gt;A&lt;/strong&gt; Ich möchte gern eine führende Stellung innehaben. &lt;br&gt;&lt;strong&gt;B&lt;/strong&gt; Es macht mir eigentlich nichts aus, ob ich andere dominiere oder nicht.</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43">
            <text:p>343</text:p>
          </table:table-cell>
          <table:table-cell office:value-type="string">
            <text:p>npi_34</text:p>
          </table:table-cell>
          <table:table-cell office:value-type="string">
            <text:p>&lt;strong&gt;A&lt;/strong&gt; Ich werde einmal eine bedeutende Persönlichkeit.&lt;br&gt;&lt;strong&gt;B&lt;/strong&gt; Ich hoffe, ich werde erfolgreich sei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44">
            <text:p>344</text:p>
          </table:table-cell>
          <table:table-cell office:value-type="string">
            <text:p>npi_35</text:p>
          </table:table-cell>
          <table:table-cell office:value-type="string">
            <text:p>&lt;strong&gt;A&lt;/strong&gt; Manchmal glaubt man mir. &lt;br&gt;&lt;strong&gt;B&lt;/strong&gt; Ich kriege es hin, dass jeder mir das abnimmt, was ich ihm erzähle.</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45">
            <text:p>345</text:p>
          </table:table-cell>
          <table:table-cell office:value-type="string">
            <text:p>npi_36</text:p>
          </table:table-cell>
          <table:table-cell office:value-type="string">
            <text:p>&lt;strong&gt;A&lt;/strong&gt; Ich besitze von Natur aus die Fähigkeit, andere zu führen. &lt;br&gt;&lt;strong&gt;B&lt;/strong&gt; Menschen zu führen ist eine Fähigkeit, die einer langen Entwicklungszeit bedarf.</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46">
            <text:p>346</text:p>
          </table:table-cell>
          <table:table-cell office:value-type="string">
            <text:p>npi_37</text:p>
          </table:table-cell>
          <table:table-cell office:value-type="string">
            <text:p>&lt;strong&gt;A&lt;/strong&gt; Ich wünschte, eines Tages würde jemand meine Biographie schreiben. &lt;br&gt;&lt;strong&gt;B&lt;/strong&gt; Ich möchte keinesfalls, dass jemand in meinem Leben herumschnüffelt.</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47">
            <text:p>347</text:p>
          </table:table-cell>
          <table:table-cell office:value-type="string">
            <text:p>npi_38</text:p>
          </table:table-cell>
          <table:table-cell office:value-type="string">
            <text:p>&lt;strong&gt;A&lt;/strong&gt; Es regt mich auf, wenn man nicht bemerkt, wie ich aussehe, wenn ich mich in der Öffentlichkeit zeige. &lt;br&gt;&lt;strong&gt;B&lt;/strong&gt; Es macht mir nichts aus, in der Masse unterzugehen, wenn ich ausgehe.</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48">
            <text:p>348</text:p>
          </table:table-cell>
          <table:table-cell office:value-type="string">
            <text:p>npi_39</text:p>
          </table:table-cell>
          <table:table-cell office:value-type="string">
            <text:p>&lt;strong&gt;A&lt;/strong&gt; Ich habe mehr Fähigkeiten als andere Leute.&lt;br&gt;&lt;strong&gt;B&lt;/strong&gt; Von anderen Menschen kann ich viel lernen.</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49">
            <text:p>349</text:p>
          </table:table-cell>
          <table:table-cell office:value-type="string">
            <text:p>npi_40</text:p>
          </table:table-cell>
          <table:table-cell office:value-type="string">
            <text:p>&lt;strong&gt;A&lt;/strong&gt; In vielerlei Hinsicht bin ich wie jeder andere Mensch.&lt;br&gt;&lt;strong&gt;B&lt;/strong&gt; Ich bin eine außergewöhnliche Persönlichkeit.</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A</text:p>
          </table:table-cell>
          <table:table-cell office:value-type="string">
            <text:p>B</text:p>
          </table:table-cell>
          <table:table-cell table:number-columns-repeated="16"/>
        </table:table-row>
        <table:table-row table:style-name="ro1">
          <table:table-cell office:value-type="float" office:value="350">
            <text:p>350</text:p>
          </table:table-cell>
          <table:table-cell office:value-type="string">
            <text:p>pcs_expr</text:p>
          </table:table-cell>
          <table:table-cell office:value-type="string">
            <text:p>Wie sehr treffen folgende Aussagen auf Sie zu?</text:p>
          </table:table-cell>
          <table:table-cell table:number-columns-repeated="2"/>
          <table:table-cell office:value-type="string">
            <text:p>instruktion</text:p>
          </table:table-cell>
          <table:table-cell office:value-type="float" office:value="1">
            <text:p>1</text:p>
          </table:table-cell>
          <table:table-cell table:number-columns-repeated="20"/>
        </table:table-row>
        <table:table-row table:style-name="ro1">
          <table:table-cell office:value-type="float" office:value="351">
            <text:p>351</text:p>
          </table:table-cell>
          <table:table-cell office:value-type="string">
            <text:p>pcs_1</text:p>
          </table:table-cell>
          <table:table-cell office:value-type="string">
            <text:p>Ich schiebe Entscheidungen auf, bis es zu spät ist.</text:p>
          </table:table-cell>
          <table:table-cell table:number-columns-repeated="2"/>
          <table:table-cell office:value-type="string">
            <text:p>rating</text:p>
          </table:table-cell>
          <table:table-cell office:value-type="float" office:value="6">
            <text:p>6</text:p>
          </table:table-cell>
          <table:table-cell office:value-type="string">
            <text:p>Trifft gar nicht zu bis</text:p>
          </table:table-cell>
          <table:table-cell office:value-type="string">
            <text:p>Trifft genau zu</text:p>
          </table:table-cell>
          <table:table-cell table:number-columns-repeated="18"/>
        </table:table-row>
        <table:table-row table:style-name="ro1">
          <table:table-cell office:value-type="float" office:value="352">
            <text:p>352</text:p>
          </table:table-cell>
          <table:table-cell office:value-type="string">
            <text:p>pcs_2</text:p>
          </table:table-cell>
          <table:table-cell office:value-type="string">
            <text:p>Selbst wenn ich eine Entscheidung getroffen habe, schiebe ich die entsprechende Handlung noch weiter auf.</text:p>
          </table:table-cell>
          <table:table-cell table:number-columns-repeated="2"/>
          <table:table-cell office:value-type="string">
            <text:p>rating</text:p>
          </table:table-cell>
          <table:table-cell office:value-type="float" office:value="6">
            <text:p>6</text:p>
          </table:table-cell>
          <table:table-cell office:value-type="string">
            <text:p>Trifft gar nicht zu bis</text:p>
          </table:table-cell>
          <table:table-cell office:value-type="string">
            <text:p>Trifft genau zu</text:p>
          </table:table-cell>
          <table:table-cell table:number-columns-repeated="18"/>
        </table:table-row>
        <table:table-row table:style-name="ro1">
          <table:table-cell office:value-type="float" office:value="353">
            <text:p>353</text:p>
          </table:table-cell>
          <table:table-cell office:value-type="string">
            <text:p>pcs_3</text:p>
          </table:table-cell>
          <table:table-cell office:value-type="string">
            <text:p>Ich vergeude viel Zeit mit Kleinigkeiten, bevor ich eine endgültige Entscheidung treffe.</text:p>
          </table:table-cell>
          <table:table-cell table:number-columns-repeated="2"/>
          <table:table-cell office:value-type="string">
            <text:p>rating</text:p>
          </table:table-cell>
          <table:table-cell office:value-type="float" office:value="6">
            <text:p>6</text:p>
          </table:table-cell>
          <table:table-cell office:value-type="string">
            <text:p>Trifft gar nicht zu bis</text:p>
          </table:table-cell>
          <table:table-cell office:value-type="string">
            <text:p>Trifft genau zu</text:p>
          </table:table-cell>
          <table:table-cell table:number-columns-repeated="18"/>
        </table:table-row>
        <table:table-row table:style-name="ro1">
          <table:table-cell office:value-type="float" office:value="354">
            <text:p>354</text:p>
          </table:table-cell>
          <table:table-cell office:value-type="string">
            <text:p>pcs_4</text:p>
          </table:table-cell>
          <table:table-cell office:value-type="string">
            <text:p>Wenn ich auf einen Termin hinarbeite, verschwende ich oft Zeit, indem ich andere Dinge tue.</text:p>
          </table:table-cell>
          <table:table-cell table:number-columns-repeated="2"/>
          <table:table-cell office:value-type="string">
            <text:p>rating</text:p>
          </table:table-cell>
          <table:table-cell office:value-type="float" office:value="6">
            <text:p>6</text:p>
          </table:table-cell>
          <table:table-cell office:value-type="string">
            <text:p>Trifft gar nicht zu bis</text:p>
          </table:table-cell>
          <table:table-cell office:value-type="string">
            <text:p>Trifft genau zu</text:p>
          </table:table-cell>
          <table:table-cell table:number-columns-repeated="18"/>
        </table:table-row>
        <table:table-row table:style-name="ro1">
          <table:table-cell office:value-type="float" office:value="355">
            <text:p>355</text:p>
          </table:table-cell>
          <table:table-cell office:value-type="string">
            <text:p>pcs_5</text:p>
          </table:table-cell>
          <table:table-cell office:value-type="string">
            <text:p>Auch für Dinge, die ich sehr einfach erledigen könnte, brauche ich noch einige Tage.</text:p>
          </table:table-cell>
          <table:table-cell table:number-columns-repeated="2"/>
          <table:table-cell office:value-type="string">
            <text:p>rating</text:p>
          </table:table-cell>
          <table:table-cell office:value-type="float" office:value="6">
            <text:p>6</text:p>
          </table:table-cell>
          <table:table-cell office:value-type="string">
            <text:p>Trifft gar nicht zu bis</text:p>
          </table:table-cell>
          <table:table-cell office:value-type="string">
            <text:p>Trifft genau zu</text:p>
          </table:table-cell>
          <table:table-cell table:number-columns-repeated="18"/>
        </table:table-row>
        <table:table-row table:style-name="ro1">
          <table:table-cell office:value-type="float" office:value="356">
            <text:p>356</text:p>
          </table:table-cell>
          <table:table-cell office:value-type="string">
            <text:p>pcs_6</text:p>
          </table:table-cell>
          <table:table-cell office:value-type="string">
            <text:p>Oft tue ich Dinge, die ich eigentlich schon vor Tagen hätte erledigen sollen.</text:p>
          </table:table-cell>
          <table:table-cell table:number-columns-repeated="2"/>
          <table:table-cell office:value-type="string">
            <text:p>rating</text:p>
          </table:table-cell>
          <table:table-cell office:value-type="float" office:value="6">
            <text:p>6</text:p>
          </table:table-cell>
          <table:table-cell office:value-type="string">
            <text:p>Trifft gar nicht zu bis</text:p>
          </table:table-cell>
          <table:table-cell office:value-type="string">
            <text:p>Trifft genau zu</text:p>
          </table:table-cell>
          <table:table-cell table:number-columns-repeated="18"/>
        </table:table-row>
        <table:table-row table:style-name="ro1">
          <table:table-cell office:value-type="float" office:value="357">
            <text:p>357</text:p>
          </table:table-cell>
          <table:table-cell office:value-type="string">
            <text:p>pcs_7</text:p>
          </table:table-cell>
          <table:table-cell office:value-type="string">
            <text:p>Ich sage ständig “Das mache ich morgen”.</text:p>
          </table:table-cell>
          <table:table-cell table:number-columns-repeated="2"/>
          <table:table-cell office:value-type="string">
            <text:p>rating</text:p>
          </table:table-cell>
          <table:table-cell office:value-type="float" office:value="6">
            <text:p>6</text:p>
          </table:table-cell>
          <table:table-cell office:value-type="string">
            <text:p>Trifft gar nicht zu bis</text:p>
          </table:table-cell>
          <table:table-cell office:value-type="string">
            <text:p>Trifft genau zu</text:p>
          </table:table-cell>
          <table:table-cell table:number-columns-repeated="18"/>
        </table:table-row>
        <table:table-row table:style-name="ro1">
          <table:table-cell office:value-type="float" office:value="358">
            <text:p>358</text:p>
          </table:table-cell>
          <table:table-cell office:value-type="string">
            <text:p>pcs_8</text:p>
          </table:table-cell>
          <table:table-cell office:value-type="string">
            <text:p>Ich zögere es grundsätzlich hinaus, mit einer Arbeit anzufangen.</text:p>
          </table:table-cell>
          <table:table-cell table:number-columns-repeated="2"/>
          <table:table-cell office:value-type="string">
            <text:p>rating</text:p>
          </table:table-cell>
          <table:table-cell office:value-type="float" office:value="6">
            <text:p>6</text:p>
          </table:table-cell>
          <table:table-cell office:value-type="string">
            <text:p>Trifft gar nicht zu bis</text:p>
          </table:table-cell>
          <table:table-cell office:value-type="string">
            <text:p>Trifft genau zu</text:p>
          </table:table-cell>
          <table:table-cell table:number-columns-repeated="18"/>
        </table:table-row>
        <table:table-row table:style-name="ro1">
          <table:table-cell office:value-type="float" office:value="359">
            <text:p>359</text:p>
          </table:table-cell>
          <table:table-cell office:value-type="string">
            <text:p>pcs_9</text:p>
          </table:table-cell>
          <table:table-cell office:value-type="string">
            <text:p>Ich gerate oft in Zeitnot.</text:p>
          </table:table-cell>
          <table:table-cell table:number-columns-repeated="2"/>
          <table:table-cell office:value-type="string">
            <text:p>rating</text:p>
          </table:table-cell>
          <table:table-cell office:value-type="float" office:value="6">
            <text:p>6</text:p>
          </table:table-cell>
          <table:table-cell office:value-type="string">
            <text:p>Trifft gar nicht zu bis</text:p>
          </table:table-cell>
          <table:table-cell office:value-type="string">
            <text:p>Trifft genau zu</text:p>
          </table:table-cell>
          <table:table-cell table:number-columns-repeated="18"/>
        </table:table-row>
        <table:table-row table:style-name="ro1">
          <table:table-cell office:value-type="float" office:value="360">
            <text:p>360</text:p>
          </table:table-cell>
          <table:table-cell office:value-type="string">
            <text:p>pcs_10</text:p>
          </table:table-cell>
          <table:table-cell office:value-type="string">
            <text:p>Ich schaffe die Dinge nicht pünktlich.</text:p>
          </table:table-cell>
          <table:table-cell table:number-columns-repeated="2"/>
          <table:table-cell office:value-type="string">
            <text:p>rating</text:p>
          </table:table-cell>
          <table:table-cell office:value-type="float" office:value="6">
            <text:p>6</text:p>
          </table:table-cell>
          <table:table-cell office:value-type="string">
            <text:p>Trifft gar nicht zu bis</text:p>
          </table:table-cell>
          <table:table-cell office:value-type="string">
            <text:p>Trifft genau zu</text:p>
          </table:table-cell>
          <table:table-cell table:number-columns-repeated="18"/>
        </table:table-row>
        <table:table-row table:style-name="ro1">
          <table:table-cell office:value-type="float" office:value="361">
            <text:p>361</text:p>
          </table:table-cell>
          <table:table-cell office:value-type="string">
            <text:p>pcs_11</text:p>
          </table:table-cell>
          <table:table-cell office:value-type="string">
            <text:p>Ich bin nicht besonders gut im Einhalten von Terminen.</text:p>
          </table:table-cell>
          <table:table-cell table:number-columns-repeated="2"/>
          <table:table-cell office:value-type="string">
            <text:p>rating</text:p>
          </table:table-cell>
          <table:table-cell office:value-type="float" office:value="6">
            <text:p>6</text:p>
          </table:table-cell>
          <table:table-cell office:value-type="string">
            <text:p>Trifft gar nicht zu bis</text:p>
          </table:table-cell>
          <table:table-cell office:value-type="string">
            <text:p>Trifft genau zu</text:p>
          </table:table-cell>
          <table:table-cell table:number-columns-repeated="18"/>
        </table:table-row>
        <table:table-row table:style-name="ro1">
          <table:table-cell office:value-type="float" office:value="362">
            <text:p>362</text:p>
          </table:table-cell>
          <table:table-cell office:value-type="string">
            <text:p>pcs_12</text:p>
          </table:table-cell>
          <table:table-cell office:value-type="string">
            <text:p>Das Aufschieben von Dingen bis zur letzten Minute hat mich in der Vergangenheit Geld gekostet.</text:p>
          </table:table-cell>
          <table:table-cell table:number-columns-repeated="2"/>
          <table:table-cell office:value-type="string">
            <text:p>rating</text:p>
          </table:table-cell>
          <table:table-cell office:value-type="float" office:value="6">
            <text:p>6</text:p>
          </table:table-cell>
          <table:table-cell office:value-type="string">
            <text:p>Trifft gar nicht zu bis</text:p>
          </table:table-cell>
          <table:table-cell office:value-type="string">
            <text:p>Trifft genau zu</text:p>
          </table:table-cell>
          <table:table-cell table:number-columns-repeated="18"/>
        </table:table-row>
        <table:table-row table:style-name="ro1">
          <table:table-cell office:value-type="float" office:value="363">
            <text:p>363</text:p>
          </table:table-cell>
          <table:table-cell office:value-type="string">
            <text:p>btae_1_expr</text:p>
          </table:table-cell>
          <table:table-cell office:value-type="string">
            <text:p>Im Folgenden sollen Sie sich hinsichlich verschiedener Merkmale &lt;b&gt; im Vergleich zur durchschnittlichen Person Ihres Alters, Geschlechts und Ihrer Herkunft &lt;b&gt; einschätzen. </text:p>
          </table:table-cell>
          <table:table-cell table:number-columns-repeated="2"/>
          <table:table-cell office:value-type="string">
            <text:p>instruktion</text:p>
          </table:table-cell>
          <table:table-cell office:value-type="float" office:value="0">
            <text:p>0</text:p>
          </table:table-cell>
          <table:table-cell table:number-columns-repeated="20"/>
        </table:table-row>
        <table:table-row table:style-name="ro1">
          <table:table-cell office:value-type="float" office:value="364">
            <text:p>364</text:p>
          </table:table-cell>
          <table:table-cell office:value-type="string">
            <text:p>btae_1_1</text:p>
          </table:table-cell>
          <table:table-cell office:value-type="string">
            <text:p>Wie warmherzig sind Sie im Vergleich zur durchschnittlichen Person Ihres Alters, Geschlechts und Ihrer Herkunft?</text:p>
          </table:table-cell>
          <table:table-cell table:number-columns-repeated="2"/>
          <table:table-cell office:value-type="string">
            <text:p>rating</text:p>
          </table:table-cell>
          <table:table-cell office:value-type="float" office:value="9">
            <text:p>9</text:p>
          </table:table-cell>
          <table:table-cell office:value-type="string">
            <text:p>sehr unterdurch-schnittlich</text:p>
          </table:table-cell>
          <table:table-cell office:value-type="string">
            <text:p>sehr überdurch-schnittlich</text:p>
          </table:table-cell>
          <table:table-cell table:number-columns-repeated="18"/>
        </table:table-row>
        <table:table-row table:style-name="ro1">
          <table:table-cell office:value-type="float" office:value="365">
            <text:p>365</text:p>
          </table:table-cell>
          <table:table-cell office:value-type="string">
            <text:p>btae_1_2</text:p>
          </table:table-cell>
          <table:table-cell office:value-type="string">
            <text:p>Wie kompetent sind Sie im Vergleich zur durchschnittlichen Person Ihres Alters, Geschlechts und Ihrer Herkunft?</text:p>
          </table:table-cell>
          <table:table-cell table:number-columns-repeated="2"/>
          <table:table-cell office:value-type="string">
            <text:p>rating</text:p>
          </table:table-cell>
          <table:table-cell office:value-type="float" office:value="9">
            <text:p>9</text:p>
          </table:table-cell>
          <table:table-cell office:value-type="string">
            <text:p>sehr unterdurch-schnittlich</text:p>
          </table:table-cell>
          <table:table-cell office:value-type="string">
            <text:p>sehr überdurch-schnittlich</text:p>
          </table:table-cell>
          <table:table-cell table:number-columns-repeated="18"/>
        </table:table-row>
        <table:table-row table:style-name="ro1">
          <table:table-cell office:value-type="float" office:value="366">
            <text:p>366</text:p>
          </table:table-cell>
          <table:table-cell office:value-type="string">
            <text:p>btae_1_3</text:p>
          </table:table-cell>
          <table:table-cell office:value-type="string">
            <text:p>Wie hilfsbereit sind Sie im Vergleich zur durchschnittlichen Person Ihres Alters, Geschlechts und Ihrer Herkunft?</text:p>
          </table:table-cell>
          <table:table-cell table:number-columns-repeated="2"/>
          <table:table-cell office:value-type="string">
            <text:p>rating</text:p>
          </table:table-cell>
          <table:table-cell office:value-type="float" office:value="9">
            <text:p>9</text:p>
          </table:table-cell>
          <table:table-cell office:value-type="string">
            <text:p>sehr unterdurch-schnittlich</text:p>
          </table:table-cell>
          <table:table-cell office:value-type="string">
            <text:p>sehr überdurch-schnittlich</text:p>
          </table:table-cell>
          <table:table-cell table:number-columns-repeated="18"/>
        </table:table-row>
        <table:table-row table:style-name="ro1">
          <table:table-cell office:value-type="float" office:value="367">
            <text:p>367</text:p>
          </table:table-cell>
          <table:table-cell office:value-type="string">
            <text:p>btae_1_4</text:p>
          </table:table-cell>
          <table:table-cell office:value-type="string">
            <text:p>Wie klug sind Sie im Vergleich zur durchschnittlichen Person Ihres Alters, Geschlechts und Ihrer Herkunft?</text:p>
          </table:table-cell>
          <table:table-cell table:number-columns-repeated="2"/>
          <table:table-cell office:value-type="string">
            <text:p>rating</text:p>
          </table:table-cell>
          <table:table-cell office:value-type="float" office:value="9">
            <text:p>9</text:p>
          </table:table-cell>
          <table:table-cell office:value-type="string">
            <text:p>sehr unterdurch-schnittlich</text:p>
          </table:table-cell>
          <table:table-cell office:value-type="string">
            <text:p>sehr überdurch-schnittlich</text:p>
          </table:table-cell>
          <table:table-cell table:number-columns-repeated="18"/>
        </table:table-row>
        <table:table-row table:style-name="ro1">
          <table:table-cell office:value-type="float" office:value="368">
            <text:p>368</text:p>
          </table:table-cell>
          <table:table-cell office:value-type="string">
            <text:p>btae_1_5</text:p>
          </table:table-cell>
          <table:table-cell office:value-type="string">
            <text:p>Wie einflussreich sind Sie im Vergleich zur durchschnittlichen Person Ihres Alters, Geschlechts und Ihrer Herkunft?</text:p>
          </table:table-cell>
          <table:table-cell table:number-columns-repeated="2"/>
          <table:table-cell office:value-type="string">
            <text:p>rating</text:p>
          </table:table-cell>
          <table:table-cell office:value-type="float" office:value="9">
            <text:p>9</text:p>
          </table:table-cell>
          <table:table-cell office:value-type="string">
            <text:p>sehr unterdurch-schnittlich</text:p>
          </table:table-cell>
          <table:table-cell office:value-type="string">
            <text:p>sehr überdurch-schnittlich</text:p>
          </table:table-cell>
          <table:table-cell table:number-columns-repeated="18"/>
        </table:table-row>
        <table:table-row table:style-name="ro1">
          <table:table-cell office:value-type="float" office:value="369">
            <text:p>369</text:p>
          </table:table-cell>
          <table:table-cell office:value-type="string">
            <text:p>btae_1_6</text:p>
          </table:table-cell>
          <table:table-cell office:value-type="string">
            <text:p>Wie einfühlsam sind Sie im Vergleich zur durchschnittlichen Person Ihres Alters, Geschlechts und Ihrer Herkunft?</text:p>
          </table:table-cell>
          <table:table-cell table:number-columns-repeated="2"/>
          <table:table-cell office:value-type="string">
            <text:p>rating</text:p>
          </table:table-cell>
          <table:table-cell office:value-type="float" office:value="9">
            <text:p>9</text:p>
          </table:table-cell>
          <table:table-cell office:value-type="string">
            <text:p>sehr unterdurch-schnittlich</text:p>
          </table:table-cell>
          <table:table-cell office:value-type="string">
            <text:p>sehr überdurch-schnittlich</text:p>
          </table:table-cell>
          <table:table-cell table:number-columns-repeated="18"/>
        </table:table-row>
        <table:table-row table:style-name="ro1">
          <table:table-cell office:value-type="float" office:value="370">
            <text:p>370</text:p>
          </table:table-cell>
          <table:table-cell office:value-type="string">
            <text:p>btae_1_7</text:p>
          </table:table-cell>
          <table:table-cell office:value-type="string">
            <text:p>Wie fähig sind Sie im Vergleich zur durchschnittlichen Person Ihres Alters, Geschlechts und Ihrer Herkunft?</text:p>
          </table:table-cell>
          <table:table-cell table:number-columns-repeated="2"/>
          <table:table-cell office:value-type="string">
            <text:p>rating</text:p>
          </table:table-cell>
          <table:table-cell office:value-type="float" office:value="9">
            <text:p>9</text:p>
          </table:table-cell>
          <table:table-cell office:value-type="string">
            <text:p>sehr unterdurch-schnittlich</text:p>
          </table:table-cell>
          <table:table-cell office:value-type="string">
            <text:p>sehr überdurch-schnittlich</text:p>
          </table:table-cell>
          <table:table-cell table:number-columns-repeated="18"/>
        </table:table-row>
        <table:table-row table:style-name="ro1">
          <table:table-cell office:value-type="float" office:value="371">
            <text:p>371</text:p>
          </table:table-cell>
          <table:table-cell office:value-type="string">
            <text:p>btae_1_8</text:p>
          </table:table-cell>
          <table:table-cell office:value-type="string">
            <text:p>Wie fürsorglich sind Sie im Vergleich zur durchschnittlichen Person Ihres Alters, Geschlechts und Ihrer Herkunft?</text:p>
          </table:table-cell>
          <table:table-cell table:number-columns-repeated="2"/>
          <table:table-cell office:value-type="string">
            <text:p>rating</text:p>
          </table:table-cell>
          <table:table-cell office:value-type="float" office:value="9">
            <text:p>9</text:p>
          </table:table-cell>
          <table:table-cell office:value-type="string">
            <text:p>sehr unterdurch-schnittlich</text:p>
          </table:table-cell>
          <table:table-cell office:value-type="string">
            <text:p>sehr überdurch-schnittlich</text:p>
          </table:table-cell>
          <table:table-cell table:number-columns-repeated="18"/>
        </table:table-row>
        <table:table-row table:style-name="ro1">
          <table:table-cell office:value-type="float" office:value="372">
            <text:p>372</text:p>
          </table:table-cell>
          <table:table-cell office:value-type="string">
            <text:p>btae_2_expr</text:p>
          </table:table-cell>
          <table:table-cell office:value-type="string">
            <text:p>Als nächstes möchten wir Sie bitten, sich selbst im &lt;b&gt; Vergleich zu den Freunden oder Bekannten einzuschätzen, die Sie zu dieser Studie eingeladen haben &lt;b&gt;, um Einschätzungen über Sie abzugeben. </text:p>
          </table:table-cell>
          <table:table-cell table:number-columns-repeated="2"/>
          <table:table-cell office:value-type="string">
            <text:p>instruktion</text:p>
          </table:table-cell>
          <table:table-cell office:value-type="float" office:value="0">
            <text:p>0</text:p>
          </table:table-cell>
          <table:table-cell table:number-columns-repeated="20"/>
        </table:table-row>
        <table:table-row table:style-name="ro1">
          <table:table-cell office:value-type="float" office:value="373">
            <text:p>373</text:p>
          </table:table-cell>
          <table:table-cell office:value-type="string">
            <text:p>Btae_2_1</text:p>
          </table:table-cell>
          <table:table-cell office:value-type="string">
            <text:p>Wie warmherzig sind Sie im Vergleich zu den Personen, die Sie zu dieser Studie eingeladen haben, um Einschätzungen über Sie abzugeben?</text:p>
          </table:table-cell>
          <table:table-cell table:number-columns-repeated="2"/>
          <table:table-cell office:value-type="string">
            <text:p>rating</text:p>
          </table:table-cell>
          <table:table-cell office:value-type="float" office:value="9">
            <text:p>9</text:p>
          </table:table-cell>
          <table:table-cell office:value-type="string">
            <text:p>sehr unterdurch-schnittlich</text:p>
          </table:table-cell>
          <table:table-cell office:value-type="string">
            <text:p>sehr überdurch-schnittlich</text:p>
          </table:table-cell>
          <table:table-cell table:number-columns-repeated="18"/>
        </table:table-row>
        <table:table-row table:style-name="ro1">
          <table:table-cell office:value-type="float" office:value="374">
            <text:p>374</text:p>
          </table:table-cell>
          <table:table-cell office:value-type="string">
            <text:p>Btae_2_2</text:p>
          </table:table-cell>
          <table:table-cell office:value-type="string">
            <text:p>Wie kompetent sind Sie im Vergleich zu den Personen, die Sie zu dieser Studie eingeladen haben, um Einschätzungen über Sie abzugeben?</text:p>
          </table:table-cell>
          <table:table-cell table:number-columns-repeated="2"/>
          <table:table-cell office:value-type="string">
            <text:p>rating</text:p>
          </table:table-cell>
          <table:table-cell office:value-type="float" office:value="9">
            <text:p>9</text:p>
          </table:table-cell>
          <table:table-cell office:value-type="string">
            <text:p>sehr unterdurch-schnittlich</text:p>
          </table:table-cell>
          <table:table-cell office:value-type="string">
            <text:p>sehr überdurch-schnittlich</text:p>
          </table:table-cell>
          <table:table-cell table:number-columns-repeated="18"/>
        </table:table-row>
        <table:table-row table:style-name="ro1">
          <table:table-cell office:value-type="float" office:value="375">
            <text:p>375</text:p>
          </table:table-cell>
          <table:table-cell office:value-type="string">
            <text:p>Btae_2_3</text:p>
          </table:table-cell>
          <table:table-cell office:value-type="string">
            <text:p>Wie hilfsbereit sind Sie im Vergleich zu den Personen, die Sie zu dieser Studie eingeladen haben, um Einschätzungen über Sie abzugeben?</text:p>
          </table:table-cell>
          <table:table-cell table:number-columns-repeated="2"/>
          <table:table-cell office:value-type="string">
            <text:p>rating</text:p>
          </table:table-cell>
          <table:table-cell office:value-type="float" office:value="9">
            <text:p>9</text:p>
          </table:table-cell>
          <table:table-cell office:value-type="string">
            <text:p>sehr unterdurch-schnittlich</text:p>
          </table:table-cell>
          <table:table-cell office:value-type="string">
            <text:p>sehr überdurch-schnittlich</text:p>
          </table:table-cell>
          <table:table-cell table:number-columns-repeated="18"/>
        </table:table-row>
        <table:table-row table:style-name="ro1">
          <table:table-cell office:value-type="float" office:value="376">
            <text:p>376</text:p>
          </table:table-cell>
          <table:table-cell office:value-type="string">
            <text:p>Btae_2_4</text:p>
          </table:table-cell>
          <table:table-cell office:value-type="string">
            <text:p>Wie klug sind Sie im Vergleich zu den Personen, die Sie zu dieser Studie eingeladen haben, um Einschätzungen über Sie abzugeben?</text:p>
          </table:table-cell>
          <table:table-cell table:number-columns-repeated="2"/>
          <table:table-cell office:value-type="string">
            <text:p>rating</text:p>
          </table:table-cell>
          <table:table-cell office:value-type="float" office:value="9">
            <text:p>9</text:p>
          </table:table-cell>
          <table:table-cell office:value-type="string">
            <text:p>sehr unterdurch-schnittlich</text:p>
          </table:table-cell>
          <table:table-cell office:value-type="string">
            <text:p>sehr überdurch-schnittlich</text:p>
          </table:table-cell>
          <table:table-cell table:number-columns-repeated="18"/>
        </table:table-row>
        <table:table-row table:style-name="ro1">
          <table:table-cell office:value-type="float" office:value="377">
            <text:p>377</text:p>
          </table:table-cell>
          <table:table-cell office:value-type="string">
            <text:p>Btae_2_5</text:p>
          </table:table-cell>
          <table:table-cell office:value-type="string">
            <text:p>Wie einflussreich sind Sie im Vergleich zu den Personen, die Sie zu dieser Studie eingeladen haben, um Einschätzungen über Sie abzugeben?</text:p>
          </table:table-cell>
          <table:table-cell table:number-columns-repeated="2"/>
          <table:table-cell office:value-type="string">
            <text:p>rating</text:p>
          </table:table-cell>
          <table:table-cell office:value-type="float" office:value="9">
            <text:p>9</text:p>
          </table:table-cell>
          <table:table-cell office:value-type="string">
            <text:p>sehr unterdurch-schnittlich</text:p>
          </table:table-cell>
          <table:table-cell office:value-type="string">
            <text:p>sehr überdurch-schnittlich</text:p>
          </table:table-cell>
          <table:table-cell table:number-columns-repeated="18"/>
        </table:table-row>
        <table:table-row table:style-name="ro1">
          <table:table-cell office:value-type="float" office:value="378">
            <text:p>378</text:p>
          </table:table-cell>
          <table:table-cell office:value-type="string">
            <text:p>Btae_2_6</text:p>
          </table:table-cell>
          <table:table-cell office:value-type="string">
            <text:p>Wie einfühlsam sind Sie im Vergleich zu den Personen, die Sie zu dieser Studie eingeladen haben, um Einschätzungen über Sie abzugeben?</text:p>
          </table:table-cell>
          <table:table-cell table:number-columns-repeated="2"/>
          <table:table-cell office:value-type="string">
            <text:p>rating</text:p>
          </table:table-cell>
          <table:table-cell office:value-type="float" office:value="9">
            <text:p>9</text:p>
          </table:table-cell>
          <table:table-cell office:value-type="string">
            <text:p>sehr unterdurch-schnittlich</text:p>
          </table:table-cell>
          <table:table-cell office:value-type="string">
            <text:p>sehr überdurch-schnittlich</text:p>
          </table:table-cell>
          <table:table-cell table:number-columns-repeated="18"/>
        </table:table-row>
        <table:table-row table:style-name="ro1">
          <table:table-cell office:value-type="float" office:value="379">
            <text:p>379</text:p>
          </table:table-cell>
          <table:table-cell office:value-type="string">
            <text:p>Btae_2_7</text:p>
          </table:table-cell>
          <table:table-cell office:value-type="string">
            <text:p>Wie fähig sind Sie im Vergleich zu den Personen, die Sie zu dieser Studie eingeladen haben, um Einschätzungen über Sie abzugeben?</text:p>
          </table:table-cell>
          <table:table-cell table:number-columns-repeated="2"/>
          <table:table-cell office:value-type="string">
            <text:p>rating</text:p>
          </table:table-cell>
          <table:table-cell office:value-type="float" office:value="9">
            <text:p>9</text:p>
          </table:table-cell>
          <table:table-cell office:value-type="string">
            <text:p>sehr unterdurch-schnittlich</text:p>
          </table:table-cell>
          <table:table-cell office:value-type="string">
            <text:p>sehr überdurch-schnittlich</text:p>
          </table:table-cell>
          <table:table-cell table:number-columns-repeated="18"/>
        </table:table-row>
        <table:table-row table:style-name="ro1">
          <table:table-cell office:value-type="float" office:value="380">
            <text:p>380</text:p>
          </table:table-cell>
          <table:table-cell office:value-type="string">
            <text:p>Btae_2_8</text:p>
          </table:table-cell>
          <table:table-cell office:value-type="string">
            <text:p>Wie fürsorglich sind Sie im Vergleich zu den Personen, die Sie zu dieser Studie eingeladen haben, um Einschätzungen über Sie abzugeben?</text:p>
          </table:table-cell>
          <table:table-cell table:number-columns-repeated="2"/>
          <table:table-cell office:value-type="string">
            <text:p>rating</text:p>
          </table:table-cell>
          <table:table-cell office:value-type="float" office:value="9">
            <text:p>9</text:p>
          </table:table-cell>
          <table:table-cell office:value-type="string">
            <text:p>sehr unterdurch-schnittlich</text:p>
          </table:table-cell>
          <table:table-cell office:value-type="string">
            <text:p>sehr überdurch-schnittlich</text:p>
          </table:table-cell>
          <table:table-cell table:number-columns-repeated="18"/>
        </table:table-row>
        <table:table-row table:style-name="ro1">
          <table:table-cell office:value-type="float" office:value="381">
            <text:p>381</text:p>
          </table:table-cell>
          <table:table-cell office:value-type="string">
            <text:p>ctl2_expr</text:p>
          </table:table-cell>
          <table:table-cell office:value-type="string">
            <text:p>Bitte geben Sie an, inwiefern die folgenden Aussagen auf Sie zustimmen. </text:p>
          </table:table-cell>
          <table:table-cell table:number-columns-repeated="2"/>
          <table:table-cell office:value-type="string">
            <text:p>instruktion</text:p>
          </table:table-cell>
          <table:table-cell office:value-type="float" office:value="0">
            <text:p>0</text:p>
          </table:table-cell>
          <table:table-cell table:number-columns-repeated="20"/>
        </table:table-row>
        <table:table-row table:style-name="ro1">
          <table:table-cell office:value-type="float" office:value="382">
            <text:p>382</text:p>
          </table:table-cell>
          <table:table-cell office:value-type="string">
            <text:p>ctl2_1</text:p>
          </table:table-cell>
          <table:table-cell office:value-type="string">
            <text:p>Haben Sie einen Facebook-Account?</text:p>
          </table:table-cell>
          <table:table-cell table:number-columns-repeated="2"/>
          <table:table-cell office:value-type="string">
            <text:p>mc</text:p>
          </table:table-cell>
          <table:table-cell office:value-type="float" office:value="2">
            <text:p>2</text:p>
          </table:table-cell>
          <table:table-cell table:number-columns-repeated="2"/>
          <table:table-cell office:value-type="string">
            <text:p>Ja</text:p>
          </table:table-cell>
          <table:table-cell office:value-type="string">
            <text:p>Nein</text:p>
          </table:table-cell>
          <table:table-cell table:number-columns-repeated="16"/>
        </table:table-row>
        <table:table-row table:style-name="ro1">
          <table:table-cell office:value-type="float" office:value="383">
            <text:p>383</text:p>
          </table:table-cell>
          <table:table-cell office:value-type="string">
            <text:p>ctl2_2</text:p>
          </table:table-cell>
          <table:table-cell office:value-type="string">
            <text:p>Wie häufig sind sie auf Facebook aktiv (bspw. posten von Nachrichten, Hochladen von Bildern, etc.)</text:p>
          </table:table-cell>
          <table:table-cell table:number-columns-repeated="2"/>
          <table:table-cell office:value-type="string">
            <text:p>mcnt</text:p>
          </table:table-cell>
          <table:table-cell office:value-type="float" office:value="8">
            <text:p>8</text:p>
          </table:table-cell>
          <table:table-cell table:number-columns-repeated="2"/>
          <table:table-cell office:value-type="string">
            <text:p>benutze es fast nie</text:p>
          </table:table-cell>
          <table:table-cell office:value-type="string">
            <text:p>seltener als einmal im Monat</text:p>
          </table:table-cell>
          <table:table-cell office:value-type="string">
            <text:p>einmal im Monat</text:p>
          </table:table-cell>
          <table:table-cell office:value-type="string">
            <text:p>alle zwei Wochen</text:p>
          </table:table-cell>
          <table:table-cell office:value-type="string">
            <text:p>zwei - dreimal pro Woche</text:p>
          </table:table-cell>
          <table:table-cell office:value-type="string">
            <text:p>einmal täglich</text:p>
          </table:table-cell>
          <table:table-cell office:value-type="string">
            <text:p>mehrmals täglich aktiv</text:p>
          </table:table-cell>
          <table:table-cell office:value-type="string">
            <text:p>immer angemeldet</text:p>
          </table:table-cell>
          <table:table-cell table:number-columns-repeated="8"/>
          <table:table-cell office:value-type="string">
            <text:p>ctl2_1 == 2</text:p>
          </table:table-cell>
          <table:table-cell/>
        </table:table-row>
        <table:table-row table:style-name="ro1">
          <table:table-cell office:value-type="float" office:value="384">
            <text:p>384</text:p>
          </table:table-cell>
          <table:table-cell office:value-type="string">
            <text:p>ctl2_3</text:p>
          </table:table-cell>
          <table:table-cell office:value-type="string">
            <text:p>Wieviele Freunde haben Sie auf Facebook?</text:p>
          </table:table-cell>
          <table:table-cell table:number-columns-repeated="2"/>
          <table:table-cell office:value-type="string">
            <text:p>offen</text:p>
          </table:table-cell>
          <table:table-cell office:value-type="float" office:value="5">
            <text:p>5</text:p>
          </table:table-cell>
          <table:table-cell table:number-columns-repeated="18"/>
          <table:table-cell office:value-type="string">
            <text:p>ctl2_1 == 2</text:p>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5">07/05/2013</text:date>, <text:time>13:49: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dc:date>2013-07-05T13:49:24</dc:date>
    <meta:editing-duration>PT6H49M4S</meta:editing-duration>
    <meta:editing-cycles>40</meta:editing-cycles>
    <meta:document-statistic meta:table-count="1" meta:cell-count="3525" meta:object-count="0"/>
    <meta:user-defined meta:name="Info 1"/>
    <meta:user-defined meta:name="Info 2"/>
    <meta:user-defined meta:name="Info 3"/>
    <meta:user-defined meta:name="Info 4"/>
  </office:meta>
</office:document-meta>
</file>